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2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6543in"/>
    </style:style>
    <style:style style:name="co7" style:family="table-column">
      <style:table-column-properties fo:break-before="auto" style:column-width="1.4047in"/>
    </style:style>
    <style:style style:name="co8" style:family="table-column">
      <style:table-column-properties fo:break-before="auto" style:column-width="8in"/>
    </style:style>
    <style:style style:name="co9" style:family="table-column">
      <style:table-column-properties fo:break-before="auto" style:column-width="1.5016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2.004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vertical-align="top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cccccc" style:text-align-source="fix" style:repeat-content="false" style:vertical-align="top"/>
      <style:paragraph-properties fo:text-align="start"/>
      <style:text-properties fo:font-size="8pt" fo:font-weight="bold" style:font-weight-asian="bold" style:font-weight-complex="bold"/>
    </style:style>
    <style:style style:name="ce19" style:family="table-cell" style:parent-style-name="Default">
      <style:table-cell-properties fo:background-color="#cccccc"/>
      <style:text-properties fo:font-size="8pt"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size="8pt"/>
    </style:style>
    <style:style style:name="ce5" style:family="table-cell" style:parent-style-name="Default">
      <style:table-cell-properties fo:background-color="#f7f7f7"/>
      <style:text-properties fo:font-size="8pt"/>
    </style:style>
    <style:style style:name="ce6" style:family="table-cell" style:parent-style-name="Default">
      <style:table-cell-properties fo:background-color="#ffffff" fo:border="none"/>
      <style:text-properties fo:font-size="8pt"/>
    </style:style>
    <style:style style:name="ce7" style:family="table-cell" style:parent-style-name="Default">
      <style:table-cell-properties fo:background-color="#bfdff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8" style:family="table-cell" style:parent-style-name="Default">
      <style:table-cell-properties fo:background-color="#bfdfff" style:text-align-source="fix" style:repeat-content="false" fo:wrap-option="wrap" style:vertical-align="top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10" style:family="table-cell" style:parent-style-name="Default">
      <style:table-cell-properties fo:background-color="#ddddeb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1" style:family="table-cell" style:parent-style-name="Default">
      <style:table-cell-properties fo:background-color="#ddddeb" style:text-align-source="fix" style:repeat-content="false" fo:wrap-option="wrap" style:vertical-align="top"/>
      <style:paragraph-properties fo:text-align="center"/>
      <style:text-properties fo:font-size="8pt"/>
    </style:style>
    <style:style style:name="ce12" style:family="table-cell" style:parent-style-name="Default">
      <style:table-cell-properties fo:background-color="#f7f7ff" style:text-align-source="fix" style:repeat-content="false"/>
      <style:paragraph-properties fo:text-align="start"/>
      <style:text-properties fo:font-size="8pt"/>
    </style:style>
    <style:style style:name="ce41" style:family="table-cell" style:parent-style-name="Default">
      <style:table-cell-properties fo:background-color="#d4ea6b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4" style:family="table-cell" style:parent-style-name="Default" style:data-style-name="N129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15" style:family="table-cell" style:parent-style-name="Default">
      <style:table-cell-properties fo:background-color="#d2ffd2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17" style:family="table-cell" style:parent-style-name="Default">
      <style:table-cell-properties fo:background-color="#f4fff4" style:text-align-source="fix" style:repeat-content="false"/>
      <style:paragraph-properties fo:text-align="start"/>
      <style:text-properties fo:font-size="8pt"/>
    </style:style>
    <style:style style:name="ce18" style:family="table-cell" style:parent-style-name="Default">
      <style:table-cell-properties fo:background-color="#ffdf7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47" style:family="table-cell" style:parent-style-name="Default">
      <style:table-cell-properties fo:background-color="#d2d2f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7df" style:text-align-source="fix" style:repeat-content="false"/>
      <style:paragraph-properties fo:text-align="start"/>
      <style:text-properties fo:font-size="8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ffc8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8pt"/>
    </style:style>
    <style:style style:name="ce24" style:family="table-cell" style:parent-style-name="Default" style:data-style-name="N1">
      <style:table-cell-properties fo:background-color="#fffff1" style:text-align-source="fix" style:repeat-content="false"/>
      <style:paragraph-properties fo:text-align="start"/>
      <style:text-properties fo:font-size="8pt"/>
    </style:style>
    <style:style style:name="ce25" style:family="table-cell" style:parent-style-name="Default">
      <style:table-cell-properties fo:background-color="#ffbfdf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  <style:style style:name="ce26" style:family="table-cell" style:parent-style-name="Default">
      <style:table-cell-properties fo:background-color="#ffeff7" style:text-align-source="fix" style:repeat-content="false"/>
      <style:paragraph-properties fo:text-align="start"/>
      <style:text-properties fo:font-size="8pt"/>
    </style:style>
    <style:style style:name="ce56" style:family="table-cell" style:parent-style-name="Default" style:data-style-name="N0">
      <style:table-cell-properties fo:background-color="#ffeff7" style:text-align-source="fix" style:repeat-content="false"/>
      <style:paragraph-properties fo:text-align="start"/>
      <style:text-properties fo:font-size="8pt"/>
    </style:style>
    <style:style style:name="ce27" style:family="table-cell" style:parent-style-name="Default" style:data-style-name="N1">
      <style:table-cell-properties fo:background-color="#eff7ff" style:text-align-source="fix" style:repeat-content="false"/>
      <style:paragraph-properties fo:text-align="start"/>
      <style:text-properties fo:font-size="8pt"/>
    </style:style>
    <style:style style:name="ce28" style:family="table-cell" style:parent-style-name="Default" style:data-style-name="N0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29" style:family="table-cell" style:parent-style-name="Default" style:data-style-name="N0">
      <style:table-cell-properties fo:background-color="#fffff1" style:text-align-source="fix" style:repeat-content="false"/>
      <style:paragraph-properties fo:text-align="start"/>
      <style:text-properties fo:font-size="8pt"/>
    </style:style>
    <style:style style:name="ce30" style:family="table-cell" style:parent-style-name="Default" style:data-style-name="N1">
      <style:table-cell-properties fo:background-color="#f2f2ff" style:text-align-source="fix" style:repeat-content="false"/>
      <style:paragraph-properties fo:text-align="start"/>
      <style:text-properties fo:font-size="8pt"/>
    </style:style>
    <style:style style:name="ce62" style:family="table-cell" style:parent-style-name="Default" style:data-style-name="N1">
      <style:table-cell-properties fo:background-color="#f6f9d4" style:text-align-source="fix" style:repeat-content="false"/>
      <style:paragraph-properties fo:text-align="start"/>
      <style:text-properties fo:font-size="8pt"/>
    </style:style>
    <style:style style:name="ce3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/>
      <style:text-properties fo:font-size="8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2"/>
        <table:table-column table:style-name="co4" table:default-cell-style-name="ce14"/>
        <table:table-column table:style-name="co5" table:default-cell-style-name="ce17"/>
        <table:table-column table:style-name="co2" table:default-cell-style-name="ce20"/>
        <table:table-column table:style-name="co6" table:default-cell-style-name="ce24"/>
        <table:table-column table:style-name="co7" table:default-cell-style-name="ce56"/>
        <table:table-column table:style-name="co7" table:default-cell-style-name="ce27"/>
        <table:table-column table:style-name="co8" table:default-cell-style-name="ce28"/>
        <table:table-column table:style-name="co9" table:default-cell-style-name="ce29"/>
        <table:table-column table:style-name="co10" table:default-cell-style-name="ce30"/>
        <table:table-column table:style-name="co3" table:default-cell-style-name="ce62"/>
        <table:table-column table:style-name="co1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Tonnage</text:p>
          </table:table-cell>
          <table:table-cell table:style-name="ce1" office:value-type="string" calcext:value-type="string">
            <text:p>Power Drain</text:p>
          </table:table-cell>
          <table:table-cell table:style-name="ce1" office:value-type="string" calcext:value-type="string">
            <text:p>Equip Slots</text:p>
          </table:table-cell>
          <table:table-cell table:style-name="ce21" office:value-type="string" calcext:value-type="string">
            <text:p>Cost</text:p>
          </table:table-cell>
          <table:table-cell table:style-name="ce21" office:value-type="string" calcext:value-type="string">
            <text:p>GUI Feature A</text:p>
          </table:table-cell>
          <table:table-cell table:style-name="ce21" office:value-type="string" calcext:value-type="string">
            <text:p>GUI Feature B</text:p>
          </table:table-cell>
          <table:table-cell table:style-name="ce21" office:value-type="string" calcext:value-type="string">
            <text:p>Specials Code</text:p>
          </table:table-cell>
          <table:table-cell table:style-name="ce21" office:value-type="string" calcext:value-type="string">
            <text:p>Allowed Locations</text:p>
          </table:table-cell>
          <table:table-cell table:style-name="ce21" office:value-type="string" calcext:value-type="string">
            <text:p>Icon Code</text:p>
          </table:table-cell>
          <table:table-cell table:style-name="ce21" office:value-type="string" calcext:value-type="string">
            <text:p>Manf. Code</text:p>
          </table:table-cell>
          <table:table-cell table:style-name="ce21" office:value-type="string" calcext:value-type="string">
            <text:p>Model Name</text:p>
          </table:table-cell>
        </table:table-row>
        <table:table-row table:style-name="ro2">
          <table:table-cell table:style-name="Default" table:number-columns-repeated="14"/>
        </table:table-row>
        <table:table-row table:style-name="ro3">
          <table:table-cell table:style-name="ce2" office:value-type="string" calcext:value-type="string" table:number-columns-spanned="1" table:number-rows-spanned="3">
            <text:p>Engine Upgrade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Engine Upgrade A Basic T&quot; &amp; TEXT([.B6]; &quot;0&quot;)" office:value-type="string" office:string-value="Engine Upgrade A Basic T1" calcext:value-type="string">
            <text:p>Engine Upgrade A Basic T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0;  0; 0;  1; 1; [.B6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6]; 2 )" office:value-type="float" office:value="20120" calcext:value-type="float">
            <text:p>20120</text:p>
          </table:table-cell>
          <table:table-cell table:style-name="ce26" table:formula="of:=TEXT( 100 + ( [.B6] * [.C6] ); &quot;0&quot; ) &amp; &quot;% Walk/Sprint&quot;" office:value-type="string" office:string-value="110% Walk/Sprint" calcext:value-type="string">
            <text:p>110% Walk/Sprint</text:p>
          </table:table-cell>
          <table:table-cell/>
          <table:table-cell table:formula="of:=&quot;+ENGINE1`&quot; &amp; TEXT( (( [.B6] * [.C6] ) + 100) / 100; &quot;0.00000&quot; )" office:value-type="string" office:string-value="+ENGINE1`1.10000" calcext:value-type="string">
            <text:p>+ENGINE1`1.10000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A Basic T&quot; &amp; TEXT([.B7]; &quot;0&quot;)" office:value-type="string" office:string-value="Engine Upgrade A Basic T2" calcext:value-type="string">
            <text:p>Engine Upgrade A Basic T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0;  0; 0;  1; 1; [.B7] )" office:value-type="string" office:string-value="3 0 1.00000" calcext:value-type="string">
            <text:p>3 0 1.00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7]; 2 )" office:value-type="float" office:value="23991" calcext:value-type="float">
            <text:p>23991</text:p>
          </table:table-cell>
          <table:table-cell table:style-name="ce26" table:formula="of:=TEXT( 100 + ( [.B7] * [.C7] ); &quot;0&quot; ) &amp; &quot;% Walk/Sprint&quot;" office:value-type="string" office:string-value="120% Walk/Sprint" calcext:value-type="string">
            <text:p>120% Walk/Sprint</text:p>
          </table:table-cell>
          <table:table-cell/>
          <table:table-cell table:formula="of:=&quot;+ENGINE1`&quot; &amp; TEXT( (( [.B7] * [.C7] ) + 100) / 100; &quot;0.00000&quot; )" office:value-type="string" office:string-value="+ENGINE1`1.20000" calcext:value-type="string">
            <text:p>+ENGINE1`1.20000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A Basic T&quot; &amp; TEXT([.B8]; &quot;0&quot;)" office:value-type="string" office:string-value="Engine Upgrade A Basic T3" calcext:value-type="string">
            <text:p>Engine Upgrade A Basic T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0;  0; 0;  1; 1; [.B8] )" office:value-type="string" office:string-value="4 0 1.00000" calcext:value-type="string">
            <text:p>4 0 1.00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8]; 2 )" office:value-type="float" office:value="35603" calcext:value-type="float">
            <text:p>35603</text:p>
          </table:table-cell>
          <table:table-cell table:style-name="ce26" table:formula="of:=TEXT( 100 + ( [.B8] * [.C8] ); &quot;0&quot; ) &amp; &quot;% Walk/Sprint&quot;" office:value-type="string" office:string-value="130% Walk/Sprint" calcext:value-type="string">
            <text:p>130% Walk/Sprint</text:p>
          </table:table-cell>
          <table:table-cell/>
          <table:table-cell table:formula="of:=&quot;+ENGINE1`&quot; &amp; TEXT( (( [.B8] * [.C8] ) + 100) / 100; &quot;0.00000&quot; )" office:value-type="string" office:string-value="+ENGINE1`1.30000" calcext:value-type="string">
            <text:p>+ENGINE1`1.30000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A Basic T&quot; &amp; TEXT([.B9]; &quot;0&quot;)" office:value-type="string" office:string-value="Engine Upgrade A Basic T4" calcext:value-type="string">
            <text:p>Engine Upgrade A Basic T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0;  0; 0;  1; 1; [.B9] )" office:value-type="string" office:string-value="7 0 1.00000" calcext:value-type="string">
            <text:p>7 0 1.00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9]; 2 )" office:value-type="float" office:value="54956" calcext:value-type="float">
            <text:p>54956</text:p>
          </table:table-cell>
          <table:table-cell table:style-name="ce26" table:formula="of:=TEXT( 100 + ( [.B9] * [.C9] ); &quot;0&quot; ) &amp; &quot;% Walk/Sprint&quot;" office:value-type="string" office:string-value="140% Walk/Sprint" calcext:value-type="string">
            <text:p>140% Walk/Sprint</text:p>
          </table:table-cell>
          <table:table-cell/>
          <table:table-cell table:formula="of:=&quot;+ENGINE1`&quot; &amp; TEXT( (( [.B9] * [.C9] ) + 100) / 100; &quot;0.00000&quot; )" office:value-type="string" office:string-value="+ENGINE1`1.40000" calcext:value-type="string">
            <text:p>+ENGINE1`1.40000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A Basic T&quot; &amp; TEXT([.B10]; &quot;0&quot;)" office:value-type="string" office:string-value="Engine Upgrade A Basic T5" calcext:value-type="string">
            <text:p>Engine Upgrade A Basic T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0;  0; 0;  1; 1; [.B10] )" office:value-type="string" office:string-value="10 0 1.00000" calcext:value-type="string">
            <text:p>10 0 1.00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10]; 2 )" office:value-type="float" office:value="82050" calcext:value-type="float">
            <text:p>82050</text:p>
          </table:table-cell>
          <table:table-cell table:style-name="ce26" table:formula="of:=TEXT( 100 + ( [.B10] * [.C10] ); &quot;0&quot; ) &amp; &quot;% Walk/Sprint&quot;" office:value-type="string" office:string-value="150% Walk/Sprint" calcext:value-type="string">
            <text:p>150% Walk/Sprint</text:p>
          </table:table-cell>
          <table:table-cell/>
          <table:table-cell table:formula="of:=&quot;+ENGINE1`&quot; &amp; TEXT( (( [.B10] * [.C10] ) + 100) / 100; &quot;0.00000&quot; )" office:value-type="string" office:string-value="+ENGINE1`1.50000" calcext:value-type="string">
            <text:p>+ENGINE1`1.50000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Engine Upgrade B Enhanced T&quot; &amp; TEXT([.B12]; &quot;0&quot;)" office:value-type="string" office:string-value="Engine Upgrade B Enhanced T1" calcext:value-type="string">
            <text:p>Engine Upgrade B Enhanced T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2;  0; 0;  1.0425; 1.2; [.B12] )" office:value-type="string" office:string-value="2 0 1.04250" calcext:value-type="string">
            <text:p>2 0 1.04250</text:p>
          </table:table-cell>
          <table:table-cell office:value-type="float" office:value="1" calcext:value-type="float">
            <text:p>1</text:p>
          </table:table-cell>
          <table:table-cell table:formula="of:=LERP_BY_TYPE_SKEWED( 50565; 190250; [.B12]; 2 )" office:value-type="float" office:value="50565" calcext:value-type="float">
            <text:p>50565</text:p>
          </table:table-cell>
          <table:table-cell table:style-name="ce26" table:formula="of:=TEXT( 100 + ( [.B12] * [.C12] ); &quot;0&quot; ) &amp; &quot;% Walk/Sprint&quot;" office:value-type="string" office:string-value="110% Walk/Sprint" calcext:value-type="string">
            <text:p>110% Walk/Sprint</text:p>
          </table:table-cell>
          <table:table-cell/>
          <table:table-cell table:formula="of:=&quot;+ENGINE2`&quot; &amp; TEXT( (( [.B12] * [.C12] ) + 100) / 100; &quot;0.00000&quot; ) &amp; &quot; +STABILITY_ENGINE1`&quot; &amp; TEXT( ROUNDUP( [.B12] * 8 ); &quot;0&quot; )" office:value-type="string" office:string-value="+ENGINE2`1.10000 +STABILITY_ENGINE1`8" calcext:value-type="string">
            <text:p>+ENGINE2`1.10000 +STABILITY_ENGINE1`8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B Enhanced T&quot; &amp; TEXT([.B13]; &quot;0&quot;)" office:value-type="string" office:string-value="Engine Upgrade B Enhanced T2" calcext:value-type="string">
            <text:p>Engine Upgrade B Enhanced T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2;  0; 0;  1.0425; 1.2; [.B13] )" office:value-type="string" office:string-value="3 0 1.06219" calcext:value-type="string">
            <text:p>3 0 1.06219</text:p>
          </table:table-cell>
          <table:table-cell office:value-type="float" office:value="1" calcext:value-type="float">
            <text:p>1</text:p>
          </table:table-cell>
          <table:table-cell table:formula="of:=LERP_BY_TYPE_SKEWED( 50565; 190250; [.B13]; 2 )" office:value-type="float" office:value="59295" calcext:value-type="float">
            <text:p>59295</text:p>
          </table:table-cell>
          <table:table-cell table:style-name="ce26" table:formula="of:=TEXT( 100 + ( [.B13] * [.C13] ); &quot;0&quot; ) &amp; &quot;% Walk/Sprint&quot;" office:value-type="string" office:string-value="120% Walk/Sprint" calcext:value-type="string">
            <text:p>120% Walk/Sprint</text:p>
          </table:table-cell>
          <table:table-cell/>
          <table:table-cell table:formula="of:=&quot;+ENGINE2`&quot; &amp; TEXT( (( [.B13] * [.C13] ) + 100) / 100; &quot;0.00000&quot; ) &amp; &quot; +STABILITY_ENGINE1`&quot; &amp; TEXT( ROUNDUP( [.B13] * 8 ); &quot;0&quot; )" office:value-type="string" office:string-value="+ENGINE2`1.20000 +STABILITY_ENGINE1`16" calcext:value-type="string">
            <text:p>+ENGINE2`1.20000 +STABILITY_ENGINE1`16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B Enhanced T&quot; &amp; TEXT([.B14]; &quot;0&quot;)" office:value-type="string" office:string-value="Engine Upgrade B Enhanced T3" calcext:value-type="string">
            <text:p>Engine Upgrade B Enhanced T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2;  0; 0;  1.0425; 1.2; [.B14] )" office:value-type="string" office:string-value="5 0 1.09818" calcext:value-type="string">
            <text:p>5 0 1.09818</text:p>
          </table:table-cell>
          <table:table-cell office:value-type="float" office:value="1" calcext:value-type="float">
            <text:p>1</text:p>
          </table:table-cell>
          <table:table-cell table:formula="of:=LERP_BY_TYPE_SKEWED( 50565; 190250; [.B14]; 2 )" office:value-type="float" office:value="85486" calcext:value-type="float">
            <text:p>85486</text:p>
          </table:table-cell>
          <table:table-cell table:style-name="ce26" table:formula="of:=TEXT( 100 + ( [.B14] * [.C14] ); &quot;0&quot; ) &amp; &quot;% Walk/Sprint&quot;" office:value-type="string" office:string-value="130% Walk/Sprint" calcext:value-type="string">
            <text:p>130% Walk/Sprint</text:p>
          </table:table-cell>
          <table:table-cell/>
          <table:table-cell table:formula="of:=&quot;+ENGINE2`&quot; &amp; TEXT( (( [.B14] * [.C14] ) + 100) / 100; &quot;0.00000&quot; ) &amp; &quot; +STABILITY_ENGINE1`&quot; &amp; TEXT( ROUNDUP( [.B14] * 8 ); &quot;0&quot; )" office:value-type="string" office:string-value="+ENGINE2`1.30000 +STABILITY_ENGINE1`24" calcext:value-type="string">
            <text:p>+ENGINE2`1.30000 +STABILITY_ENGINE1`24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B Enhanced T&quot; &amp; TEXT([.B15]; &quot;0&quot;)" office:value-type="string" office:string-value="Engine Upgrade B Enhanced T4" calcext:value-type="string">
            <text:p>Engine Upgrade B Enhanced T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2;  0; 0;  1.0425; 1.2; [.B15] )" office:value-type="string" office:string-value="8 0 1.14480" calcext:value-type="string">
            <text:p>8 0 1.14480</text:p>
          </table:table-cell>
          <table:table-cell office:value-type="float" office:value="1" calcext:value-type="float">
            <text:p>1</text:p>
          </table:table-cell>
          <table:table-cell table:formula="of:=LERP_BY_TYPE_SKEWED( 50565; 190250; [.B15]; 2 )" office:value-type="float" office:value="129138" calcext:value-type="float">
            <text:p>129138</text:p>
          </table:table-cell>
          <table:table-cell table:style-name="ce26" table:formula="of:=TEXT( 100 + ( [.B15] * [.C15] ); &quot;0&quot; ) &amp; &quot;% Walk/Sprint&quot;" office:value-type="string" office:string-value="140% Walk/Sprint" calcext:value-type="string">
            <text:p>140% Walk/Sprint</text:p>
          </table:table-cell>
          <table:table-cell/>
          <table:table-cell table:formula="of:=&quot;+ENGINE2`&quot; &amp; TEXT( (( [.B15] * [.C15] ) + 100) / 100; &quot;0.00000&quot; ) &amp; &quot; +STABILITY_ENGINE1`&quot; &amp; TEXT( ROUNDUP( [.B15] * 8 ); &quot;0&quot; )" office:value-type="string" office:string-value="+ENGINE2`1.40000 +STABILITY_ENGINE1`32" calcext:value-type="string">
            <text:p>+ENGINE2`1.40000 +STABILITY_ENGINE1`32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B Enhanced T&quot; &amp; TEXT([.B16]; &quot;0&quot;)" office:value-type="string" office:string-value="Engine Upgrade B Enhanced T5" calcext:value-type="string">
            <text:p>Engine Upgrade B Enhanced T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2; 12;  0; 0;  1.0425; 1.2; [.B16] )" office:value-type="string" office:string-value="12 0 1.20000" calcext:value-type="string">
            <text:p>12 0 1.20000</text:p>
          </table:table-cell>
          <table:table-cell office:value-type="float" office:value="1" calcext:value-type="float">
            <text:p>1</text:p>
          </table:table-cell>
          <table:table-cell table:formula="of:=LERP_BY_TYPE_SKEWED( 50565; 190250; [.B16]; 2 )" office:value-type="float" office:value="190250" calcext:value-type="float">
            <text:p>190250</text:p>
          </table:table-cell>
          <table:table-cell table:style-name="ce26" table:formula="of:=TEXT( 100 + ( [.B16] * [.C16] ); &quot;0&quot; ) &amp; &quot;% Walk/Sprint&quot;" office:value-type="string" office:string-value="150% Walk/Sprint" calcext:value-type="string">
            <text:p>150% Walk/Sprint</text:p>
          </table:table-cell>
          <table:table-cell/>
          <table:table-cell table:formula="of:=&quot;+ENGINE2`&quot; &amp; TEXT( (( [.B16] * [.C16] ) + 100) / 100; &quot;0.00000&quot; ) &amp; &quot; +STABILITY_ENGINE1`&quot; &amp; TEXT( ROUNDUP( [.B16] * 8 ); &quot;0&quot; )" office:value-type="string" office:string-value="+ENGINE2`1.50000 +STABILITY_ENGINE1`40" calcext:value-type="string">
            <text:p>+ENGINE2`1.50000 +STABILITY_ENGINE1`40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Engine Upgrade C Racer T&quot; &amp; TEXT([.B18]; &quot;0&quot;)" office:value-type="string" office:string-value="Engine Upgrade C Racer T1" calcext:value-type="string">
            <text:p>Engine Upgrade C Racer T1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0.0625" calcext:value-type="float">
            <text:p>0.0625</text:p>
          </table:table-cell>
          <table:table-cell table:formula="of:=DRAIN( 3; 16;  2; 8;  1.0925; 1.425; [.B18] )" office:value-type="string" office:string-value="3 2 1.09250" calcext:value-type="string">
            <text:p>3 2 1.09250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18]; 2 )" office:value-type="float" office:value="92150" calcext:value-type="float">
            <text:p>92150</text:p>
          </table:table-cell>
          <table:table-cell table:style-name="ce26" table:formula="of:=TEXT( 100 + ( [.B18] * [.C18] ); &quot;0&quot; ) &amp; &quot;% Walk/Sprint&quot;" office:value-type="string" office:string-value="113% Walk/Sprint" calcext:value-type="string">
            <text:p>113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18] * [.C18] ) + 100) / 100; &quot;0.00000&quot; ) &amp; &quot; +STABILITY_ENGINE1`&quot; &amp; TEXT( ROUNDUP( [.B18] * 14 ); &quot;0&quot; ) &amp; &quot; +INIT_ENGINE1`-1&quot;" office:value-type="string" office:string-value="+ENGINE2`1.13200 +STABILITY_ENGINE1`14 +INIT_ENGINE1`-1" calcext:value-type="string">
            <text:p>+ENGINE2`1.13200 +STABILITY_ENGINE1`14 +INIT_ENGINE1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C Racer T&quot; &amp; TEXT([.B19]; &quot;0&quot;)" office:value-type="string" office:string-value="Engine Upgrade C Racer T2" calcext:value-type="string">
            <text:p>Engine Upgrade C Racer T2</text:p>
          </table:table-cell>
          <table:table-cell office:value-type="float" office:value="2" calcext:value-type="float">
            <text:p>2</text:p>
          </table:table-cell>
          <table:table-cell office:value-type="float" office:value="13.2" calcext:value-type="float">
            <text:p>13.2</text:p>
          </table:table-cell>
          <table:table-cell office:value-type="float" office:value="0.0625" calcext:value-type="float">
            <text:p>0.0625</text:p>
          </table:table-cell>
          <table:table-cell table:formula="of:=DRAIN( 3; 16;  2; 8;  1.0925; 1.425; [.B19] )" office:value-type="string" office:string-value="4 2 1.13406" calcext:value-type="string">
            <text:p>4 2 1.13406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19]; 2 )" office:value-type="float" office:value="118898" calcext:value-type="float">
            <text:p>118898</text:p>
          </table:table-cell>
          <table:table-cell table:style-name="ce26" table:formula="of:=TEXT( 100 + ( [.B19] * [.C19] ); &quot;0&quot; ) &amp; &quot;% Walk/Sprint&quot;" office:value-type="string" office:string-value="126% Walk/Sprint" calcext:value-type="string">
            <text:p>126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19] * [.C19] ) + 100) / 100; &quot;0.00000&quot; ) &amp; &quot; +STABILITY_ENGINE1`&quot; &amp; TEXT( ROUNDUP( [.B19] * 14 ); &quot;0&quot; ) &amp; &quot; +INIT_ENGINE1`-1&quot;" office:value-type="string" office:string-value="+ENGINE2`1.26400 +STABILITY_ENGINE1`28 +INIT_ENGINE1`-1" calcext:value-type="string">
            <text:p>+ENGINE2`1.26400 +STABILITY_ENGINE1`28 +INIT_ENGINE1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C Racer T&quot; &amp; TEXT([.B20]; &quot;0&quot;)" office:value-type="string" office:string-value="Engine Upgrade C Racer T3" calcext:value-type="string">
            <text:p>Engine Upgrade C Racer T3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.0625" calcext:value-type="float">
            <text:p>0.0625</text:p>
          </table:table-cell>
          <table:table-cell table:formula="of:=DRAIN( 3; 16;  2; 8;  1.0925; 1.425; [.B20] )" office:value-type="string" office:string-value="6 4 1.21006" calcext:value-type="string">
            <text:p>6 4 1.21006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20]; 2 )" office:value-type="float" office:value="199143" calcext:value-type="float">
            <text:p>199143</text:p>
          </table:table-cell>
          <table:table-cell table:style-name="ce26" table:formula="of:=TEXT( 100 + ( [.B20] * [.C20] ); &quot;0&quot; ) &amp; &quot;% Walk/Sprint&quot;" office:value-type="string" office:string-value="140% Walk/Sprint" calcext:value-type="string">
            <text:p>140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0] * [.C20] ) + 100) / 100; &quot;0.00000&quot; ) &amp; &quot; +STABILITY_ENGINE1`&quot; &amp; TEXT( ROUNDUP( [.B20] * 14 ); &quot;0&quot; ) &amp; &quot; +INIT_ENGINE1`-1&quot;" office:value-type="string" office:string-value="+ENGINE2`1.39600 +STABILITY_ENGINE1`42 +INIT_ENGINE1`-1" calcext:value-type="string">
            <text:p>+ENGINE2`1.39600 +STABILITY_ENGINE1`42 +INIT_ENGINE1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C Racer T&quot; &amp; TEXT([.B21]; &quot;0&quot;)" office:value-type="string" office:string-value="Engine Upgrade C Racer T4" calcext:value-type="string">
            <text:p>Engine Upgrade C Racer T4</text:p>
          </table:table-cell>
          <table:table-cell office:value-type="float" office:value="4" calcext:value-type="float">
            <text:p>4</text:p>
          </table:table-cell>
          <table:table-cell office:value-type="float" office:value="13.2" calcext:value-type="float">
            <text:p>13.2</text:p>
          </table:table-cell>
          <table:table-cell office:value-type="float" office:value="0.0625" calcext:value-type="float">
            <text:p>0.0625</text:p>
          </table:table-cell>
          <table:table-cell table:formula="of:=DRAIN( 3; 16;  2; 8;  1.0925; 1.425; [.B21] )" office:value-type="string" office:string-value="10 5 1.30847" calcext:value-type="string">
            <text:p>10 5 1.30847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21]; 2 )" office:value-type="float" office:value="332883" calcext:value-type="float">
            <text:p>332883</text:p>
          </table:table-cell>
          <table:table-cell table:style-name="ce26" table:formula="of:=TEXT( 100 + ( [.B21] * [.C21] ); &quot;0&quot; ) &amp; &quot;% Walk/Sprint&quot;" office:value-type="string" office:string-value="153% Walk/Sprint" calcext:value-type="string">
            <text:p>153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1] * [.C21] ) + 100) / 100; &quot;0.00000&quot; ) &amp; &quot; +STABILITY_ENGINE1`&quot; &amp; TEXT( ROUNDUP( [.B21] * 14 ); &quot;0&quot; ) &amp; &quot; +INIT_ENGINE1`-1&quot;" office:value-type="string" office:string-value="+ENGINE2`1.52800 +STABILITY_ENGINE1`56 +INIT_ENGINE1`-1" calcext:value-type="string">
            <text:p>+ENGINE2`1.52800 +STABILITY_ENGINE1`56 +INIT_ENGINE1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C Racer T&quot; &amp; TEXT([.B22]; &quot;0&quot;)" office:value-type="string" office:string-value="Engine Upgrade C Racer T5" calcext:value-type="string">
            <text:p>Engine Upgrade C Racer T5</text:p>
          </table:table-cell>
          <table:table-cell office:value-type="float" office:value="5" calcext:value-type="float">
            <text:p>5</text:p>
          </table:table-cell>
          <table:table-cell office:value-type="float" office:value="13.2" calcext:value-type="float">
            <text:p>13.2</text:p>
          </table:table-cell>
          <table:table-cell office:value-type="float" office:value="0.0625" calcext:value-type="float">
            <text:p>0.0625</text:p>
          </table:table-cell>
          <table:table-cell table:formula="of:=DRAIN( 3; 16;  2; 8;  1.0925; 1.425; [.B22] )" office:value-type="string" office:string-value="16 8 1.42500" calcext:value-type="string">
            <text:p>16 8 1.42500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22]; 2 )" office:value-type="float" office:value="520120" calcext:value-type="float">
            <text:p>520120</text:p>
          </table:table-cell>
          <table:table-cell table:style-name="ce26" table:formula="of:=TEXT( 100 + ( [.B22] * [.C22] ); &quot;0&quot; ) &amp; &quot;% Walk/Sprint&quot;" office:value-type="string" office:string-value="166% Walk/Sprint" calcext:value-type="string">
            <text:p>166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2] * [.C22] ) + 100) / 100; &quot;0.00000&quot; ) &amp; &quot; +STABILITY_ENGINE1`&quot; &amp; TEXT( ROUNDUP( [.B22] * 14 ); &quot;0&quot; ) &amp; &quot; +INIT_ENGINE1`-1&quot;" office:value-type="string" office:string-value="+ENGINE2`1.66000 +STABILITY_ENGINE1`70 +INIT_ENGINE1`-1" calcext:value-type="string">
            <text:p>+ENGINE2`1.66000 +STABILITY_ENGINE1`70 +INIT_ENGINE1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Engine Upgrade D Ultra T&quot; &amp; TEXT([.B24]; &quot;0&quot;)" office:value-type="string" office:string-value="Engine Upgrade D Ultra T1" calcext:value-type="string">
            <text:p>Engine Upgrade D Ultra T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625" calcext:value-type="float">
            <text:p>0.0625</text:p>
          </table:table-cell>
          <table:table-cell table:formula="of:=DRAIN( 8; 25;  5; 12;  1.125; 1.675; [.B24] )" office:value-type="string" office:string-value="8 5 1.12500" calcext:value-type="string">
            <text:p>8 5 1.12500</text:p>
          </table:table-cell>
          <table:table-cell office:value-type="float" office:value="2" calcext:value-type="float">
            <text:p>2</text:p>
          </table:table-cell>
          <table:table-cell table:formula="of:=LERP_BY_TYPE_SKEWED( 191020; 950560; [.B24]; 2 )" office:value-type="float" office:value="191020" calcext:value-type="float">
            <text:p>191020</text:p>
          </table:table-cell>
          <table:table-cell table:style-name="ce26" table:formula="of:=TEXT( 100 + ( [.B24] * [.C24] ); &quot;0&quot; ) &amp; &quot;% Walk/Sprint&quot;" office:value-type="string" office:string-value="117% Walk/Sprint" calcext:value-type="string">
            <text:p>117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4] * [.C24] ) + 100) / 100; &quot;0.00000&quot; ) &amp; &quot; +STABILITY_ENGINE2`&quot; &amp; TEXT( ROUNDUP( [.B24] * 30 ); &quot;0&quot; ) &amp; &quot; +INIT_ENGINE2`-1&quot;" office:value-type="string" office:string-value="+ENGINE2`1.17000 +STABILITY_ENGINE2`30 +INIT_ENGINE2`-1" calcext:value-type="string">
            <text:p>+ENGINE2`1.17000 +STABILITY_ENGINE2`30 +INIT_ENGINE2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D Ultra T&quot; &amp; TEXT([.B25]; &quot;0&quot;)" office:value-type="string" office:string-value="Engine Upgrade D Ultra T2" calcext:value-type="string">
            <text:p>Engine Upgrade D Ultra T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625" calcext:value-type="float">
            <text:p>0.0625</text:p>
          </table:table-cell>
          <table:table-cell table:formula="of:=DRAIN( 8; 25;  5; 12;  1.125; 1.675; [.B25] )" office:value-type="string" office:string-value="9 5 1.19375" calcext:value-type="string">
            <text:p>9 5 1.19375</text:p>
          </table:table-cell>
          <table:table-cell office:value-type="float" office:value="2" calcext:value-type="float">
            <text:p>2</text:p>
          </table:table-cell>
          <table:table-cell table:formula="of:=LERP_BY_TYPE_SKEWED( 191020; 950560; [.B25]; 2 )" office:value-type="float" office:value="238491" calcext:value-type="float">
            <text:p>238491</text:p>
          </table:table-cell>
          <table:table-cell table:style-name="ce26" table:formula="of:=TEXT( 100 + ( [.B25] * [.C25] ); &quot;0&quot; ) &amp; &quot;% Walk/Sprint&quot;" office:value-type="string" office:string-value="134% Walk/Sprint" calcext:value-type="string">
            <text:p>134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5] * [.C25] ) + 100) / 100; &quot;0.00000&quot; ) &amp; &quot; +STABILITY_ENGINE2`&quot; &amp; TEXT( ROUNDUP( [.B25] * 30 ); &quot;0&quot; ) &amp; &quot; +INIT_ENGINE2`-1&quot;" office:value-type="string" office:string-value="+ENGINE2`1.34000 +STABILITY_ENGINE2`60 +INIT_ENGINE2`-1" calcext:value-type="string">
            <text:p>+ENGINE2`1.34000 +STABILITY_ENGINE2`60 +INIT_ENGINE2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D Ultra T&quot; &amp; TEXT([.B26]; &quot;0&quot;)" office:value-type="string" office:string-value="Engine Upgrade D Ultra T3" calcext:value-type="string">
            <text:p>Engine Upgrade D Ultra T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625" calcext:value-type="float">
            <text:p>0.0625</text:p>
          </table:table-cell>
          <table:table-cell table:formula="of:=DRAIN( 8; 25;  5; 12;  1.125; 1.675; [.B26] )" office:value-type="string" office:string-value="12 7 1.31945" calcext:value-type="string">
            <text:p>12 7 1.31945</text:p>
          </table:table-cell>
          <table:table-cell office:value-type="float" office:value="2" calcext:value-type="float">
            <text:p>2</text:p>
          </table:table-cell>
          <table:table-cell table:formula="of:=LERP_BY_TYPE_SKEWED( 191020; 950560; [.B26]; 2 )" office:value-type="float" office:value="380905" calcext:value-type="float">
            <text:p>380905</text:p>
          </table:table-cell>
          <table:table-cell table:style-name="ce26" table:formula="of:=TEXT( 100 + ( [.B26] * [.C26] ); &quot;0&quot; ) &amp; &quot;% Walk/Sprint&quot;" office:value-type="string" office:string-value="151% Walk/Sprint" calcext:value-type="string">
            <text:p>151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6] * [.C26] ) + 100) / 100; &quot;0.00000&quot; ) &amp; &quot; +STABILITY_ENGINE2`&quot; &amp; TEXT( ROUNDUP( [.B26] * 30 ); &quot;0&quot; ) &amp; &quot; +INIT_ENGINE2`-1&quot;" office:value-type="string" office:string-value="+ENGINE2`1.51000 +STABILITY_ENGINE2`90 +INIT_ENGINE2`-1" calcext:value-type="string">
            <text:p>+ENGINE2`1.51000 +STABILITY_ENGINE2`90 +INIT_ENGINE2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D Ultra T&quot; &amp; TEXT([.B27]; &quot;0&quot;)" office:value-type="string" office:string-value="Engine Upgrade D Ultra T4" calcext:value-type="string">
            <text:p>Engine Upgrade D Ultra T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625" calcext:value-type="float">
            <text:p>0.0625</text:p>
          </table:table-cell>
          <table:table-cell table:formula="of:=DRAIN( 8; 25;  5; 12;  1.125; 1.675; [.B27] )" office:value-type="string" office:string-value="18 9 1.48224" calcext:value-type="string">
            <text:p>18 9 1.48224</text:p>
          </table:table-cell>
          <table:table-cell office:value-type="float" office:value="2" calcext:value-type="float">
            <text:p>2</text:p>
          </table:table-cell>
          <table:table-cell table:formula="of:=LERP_BY_TYPE_SKEWED( 191020; 950560; [.B27]; 2 )" office:value-type="float" office:value="618261" calcext:value-type="float">
            <text:p>618261</text:p>
          </table:table-cell>
          <table:table-cell table:style-name="ce26" table:formula="of:=TEXT( 100 + ( [.B27] * [.C27] ); &quot;0&quot; ) &amp; &quot;% Walk/Sprint&quot;" office:value-type="string" office:string-value="168% Walk/Sprint" calcext:value-type="string">
            <text:p>168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7] * [.C27] ) + 100) / 100; &quot;0.00000&quot; ) &amp; &quot; +STABILITY_ENGINE2`&quot; &amp; TEXT( ROUNDUP( [.B27] * 30 ); &quot;0&quot; ) &amp; &quot; +INIT_ENGINE2`-1&quot;" office:value-type="string" office:string-value="+ENGINE2`1.68000 +STABILITY_ENGINE2`120 +INIT_ENGINE2`-1" calcext:value-type="string">
            <text:p>+ENGINE2`1.68000 +STABILITY_ENGINE2`120 +INIT_ENGINE2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>
          <table:table-cell table:formula="of:=&quot;Engine Upgrade D Ultra T&quot; &amp; TEXT([.B28]; &quot;0&quot;)" office:value-type="string" office:string-value="Engine Upgrade D Ultra T5" calcext:value-type="string">
            <text:p>Engine Upgrade D Ultra T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0625" calcext:value-type="float">
            <text:p>0.0625</text:p>
          </table:table-cell>
          <table:table-cell table:formula="of:=DRAIN( 8; 25;  5; 12;  1.125; 1.675; [.B28] )" office:value-type="string" office:string-value="25 12 1.67500" calcext:value-type="string">
            <text:p>25 12 1.67500</text:p>
          </table:table-cell>
          <table:table-cell office:value-type="float" office:value="2" calcext:value-type="float">
            <text:p>2</text:p>
          </table:table-cell>
          <table:table-cell table:formula="of:=LERP_BY_TYPE_SKEWED( 191020; 950560; [.B28]; 2 )" office:value-type="float" office:value="950560" calcext:value-type="float">
            <text:p>950560</text:p>
          </table:table-cell>
          <table:table-cell table:style-name="ce26" table:formula="of:=TEXT( 100 + ( [.B28] * [.C28] ); &quot;0&quot; ) &amp; &quot;% Walk/Sprint&quot;" office:value-type="string" office:string-value="185% Walk/Sprint" calcext:value-type="string">
            <text:p>185% Walk/Sprint</text:p>
          </table:table-cell>
          <table:table-cell office:value-type="string" calcext:value-type="string">
            <text:p>+1 Initiative Bonus</text:p>
          </table:table-cell>
          <table:table-cell table:formula="of:=&quot;+ENGINE2`&quot; &amp; TEXT( (( [.B28] * [.C28] ) + 100) / 100; &quot;0.00000&quot; ) &amp; &quot; +STABILITY_ENGINE2`&quot; &amp; TEXT( ROUNDUP( [.B28] * 30 ); &quot;0&quot; ) &amp; &quot; +INIT_ENGINE2`-1&quot;" office:value-type="string" office:string-value="+ENGINE2`1.85000 +STABILITY_ENGINE2`150 +INIT_ENGINE2`-1" calcext:value-type="string">
            <text:p>+ENGINE2`1.85000 +STABILITY_ENGINE2`150 +INIT_ENGINE2`-1</text:p>
          </table:table-cell>
          <table:table-cell office:value-type="string" calcext:value-type="string">
            <text:p>CT LT RT</text:p>
          </table:table-cell>
          <table:table-cell office:value-type="string" calcext:value-type="string">
            <text:p>action_evasivemov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ngine Speed Upgrade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Jump Jet Upgrade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JJ Upgrade A Basic T&quot; &amp; TEXT([.B35]; &quot;0&quot;)" office:value-type="string" office:string-value="JJ Upgrade A Basic T1" calcext:value-type="string">
            <text:p>JJ Upgrade A Basic T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2; 9;  0; 0;  1.04; 1.2; [.B35] )" office:value-type="string" office:string-value="2 0 1.04000" calcext:value-type="string">
            <text:p>2 0 1.04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35]; 2 )" office:value-type="float" office:value="20120" calcext:value-type="float">
            <text:p>20120</text:p>
          </table:table-cell>
          <table:table-cell table:style-name="ce26" table:formula="of:=TEXT( 100 + ( [.B35] * [.C35] ); &quot;0&quot; ) &amp; &quot;% Jump Distance&quot;" office:value-type="string" office:string-value="115% Jump Distance" calcext:value-type="string">
            <text:p>115% Jump Distance</text:p>
          </table:table-cell>
          <table:table-cell/>
          <table:table-cell table:formula="of:=&quot;+JJ_DIST1`&quot; &amp; TEXT( (( [.B35] * [.C35] ) + 100) / 100; &quot;0.00000&quot; )" office:value-type="string" office:string-value="+JJ_DIST1`1.15000" calcext:value-type="string">
            <text:p>+JJ_DIST1`1.15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A Basic T&quot; &amp; TEXT([.B36]; &quot;0&quot;)" office:value-type="string" office:string-value="JJ Upgrade A Basic T2" calcext:value-type="string">
            <text:p>JJ Upgrade A Basic T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2; 9;  0; 0;  1.04; 1.2; [.B36] )" office:value-type="string" office:string-value="2 0 1.06000" calcext:value-type="string">
            <text:p>2 0 1.06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36]; 2 )" office:value-type="float" office:value="23991" calcext:value-type="float">
            <text:p>23991</text:p>
          </table:table-cell>
          <table:table-cell table:style-name="ce26" table:formula="of:=TEXT( 100 + ( [.B36] * [.C36] ); &quot;0&quot; ) &amp; &quot;% Jump Distance&quot;" office:value-type="string" office:string-value="130% Jump Distance" calcext:value-type="string">
            <text:p>130% Jump Distance</text:p>
          </table:table-cell>
          <table:table-cell/>
          <table:table-cell table:formula="of:=&quot;+JJ_DIST1`&quot; &amp; TEXT( (( [.B36] * [.C36] ) + 100) / 100; &quot;0.00000&quot; )" office:value-type="string" office:string-value="+JJ_DIST1`1.30000" calcext:value-type="string">
            <text:p>+JJ_DIST1`1.30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A Basic T&quot; &amp; TEXT([.B37]; &quot;0&quot;)" office:value-type="string" office:string-value="JJ Upgrade A Basic T3" calcext:value-type="string">
            <text:p>JJ Upgrade A Basic T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2; 9;  0; 0;  1.04; 1.2; [.B37] )" office:value-type="string" office:string-value="4 0 1.09657" calcext:value-type="string">
            <text:p>4 0 1.09657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37]; 2 )" office:value-type="float" office:value="35603" calcext:value-type="float">
            <text:p>35603</text:p>
          </table:table-cell>
          <table:table-cell table:style-name="ce26" table:formula="of:=TEXT( 100 + ( [.B37] * [.C37] ); &quot;0&quot; ) &amp; &quot;% Jump Distance&quot;" office:value-type="string" office:string-value="145% Jump Distance" calcext:value-type="string">
            <text:p>145% Jump Distance</text:p>
          </table:table-cell>
          <table:table-cell/>
          <table:table-cell table:formula="of:=&quot;+JJ_DIST1`&quot; &amp; TEXT( (( [.B37] * [.C37] ) + 100) / 100; &quot;0.00000&quot; )" office:value-type="string" office:string-value="+JJ_DIST1`1.45000" calcext:value-type="string">
            <text:p>+JJ_DIST1`1.45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A Basic T&quot; &amp; TEXT([.B38]; &quot;0&quot;)" office:value-type="string" office:string-value="JJ Upgrade A Basic T4" calcext:value-type="string">
            <text:p>JJ Upgrade A Basic T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2; 9;  0; 0;  1.04; 1.2; [.B38] )" office:value-type="string" office:string-value="6 0 1.14392" calcext:value-type="string">
            <text:p>6 0 1.14392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38]; 2 )" office:value-type="float" office:value="54956" calcext:value-type="float">
            <text:p>54956</text:p>
          </table:table-cell>
          <table:table-cell table:style-name="ce26" table:formula="of:=TEXT( 100 + ( [.B38] * [.C38] ); &quot;0&quot; ) &amp; &quot;% Jump Distance&quot;" office:value-type="string" office:string-value="160% Jump Distance" calcext:value-type="string">
            <text:p>160% Jump Distance</text:p>
          </table:table-cell>
          <table:table-cell/>
          <table:table-cell table:formula="of:=&quot;+JJ_DIST1`&quot; &amp; TEXT( (( [.B38] * [.C38] ) + 100) / 100; &quot;0.00000&quot; )" office:value-type="string" office:string-value="+JJ_DIST1`1.60000" calcext:value-type="string">
            <text:p>+JJ_DIST1`1.60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A Basic T&quot; &amp; TEXT([.B39]; &quot;0&quot;)" office:value-type="string" office:string-value="JJ Upgrade A Basic T5" calcext:value-type="string">
            <text:p>JJ Upgrade A Basic T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2; 9;  0; 0;  1.04; 1.2; [.B39] )" office:value-type="string" office:string-value="9 0 1.20000" calcext:value-type="string">
            <text:p>9 0 1.20000</text:p>
          </table:table-cell>
          <table:table-cell office:value-type="float" office:value="1" calcext:value-type="float">
            <text:p>1</text:p>
          </table:table-cell>
          <table:table-cell table:formula="of:=LERP_BY_TYPE_SKEWED( 20120; 82050; [.B39]; 2 )" office:value-type="float" office:value="82050" calcext:value-type="float">
            <text:p>82050</text:p>
          </table:table-cell>
          <table:table-cell table:style-name="ce26" table:formula="of:=TEXT( 100 + ( [.B39] * [.C39] ); &quot;0&quot; ) &amp; &quot;% Jump Distance&quot;" office:value-type="string" office:string-value="175% Jump Distance" calcext:value-type="string">
            <text:p>175% Jump Distance</text:p>
          </table:table-cell>
          <table:table-cell/>
          <table:table-cell table:formula="of:=&quot;+JJ_DIST1`&quot; &amp; TEXT( (( [.B39] * [.C39] ) + 100) / 100; &quot;0.00000&quot; )" office:value-type="string" office:string-value="+JJ_DIST1`1.75000" calcext:value-type="string">
            <text:p>+JJ_DIST1`1.75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JJ Upgrade B Turbo T&quot; &amp; TEXT([.B41]; &quot;0&quot;)" office:value-type="string" office:string-value="JJ Upgrade B Turbo T1" calcext:value-type="string">
            <text:p>JJ Upgrade B Turbo T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5; 20;  2; 8;  1.05; 1.25; [.B41] )" office:value-type="string" office:string-value="5 2 1.05000" calcext:value-type="string">
            <text:p>5 2 1.05000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41]; 2 )" office:value-type="float" office:value="92150" calcext:value-type="float">
            <text:p>92150</text:p>
          </table:table-cell>
          <table:table-cell table:style-name="ce26" table:formula="of:=TEXT( 100 + ( [.B41] * [.C41] ); &quot;0&quot; ) &amp; &quot;% Jump Distance&quot;" office:value-type="string" office:string-value="115% Jump Distance" calcext:value-type="string">
            <text:p>115% Jump Distance</text:p>
          </table:table-cell>
          <table:table-cell/>
          <table:table-cell table:formula="of:=&quot;+JJ_DIST2`&quot; &amp; TEXT( (( [.B41] * [.C41] ) + 100) / 100; &quot;0.00000&quot; )" office:value-type="string" office:string-value="+JJ_DIST2`1.15000" calcext:value-type="string">
            <text:p>+JJ_DIST2`1.15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B Turbo T&quot; &amp; TEXT([.B42]; &quot;0&quot;)" office:value-type="string" office:string-value="JJ Upgrade B Turbo T2" calcext:value-type="string">
            <text:p>JJ Upgrade B Turbo T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5; 20;  2; 8;  1.05; 1.25; [.B42] )" office:value-type="string" office:string-value="6 2 1.07500" calcext:value-type="string">
            <text:p>6 2 1.07500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42]; 2 )" office:value-type="float" office:value="118898" calcext:value-type="float">
            <text:p>118898</text:p>
          </table:table-cell>
          <table:table-cell table:style-name="ce26" table:formula="of:=TEXT( 100 + ( [.B42] * [.C42] ); &quot;0&quot; ) &amp; &quot;% Jump Distance&quot;" office:value-type="string" office:string-value="130% Jump Distance" calcext:value-type="string">
            <text:p>130% Jump Distance</text:p>
          </table:table-cell>
          <table:table-cell/>
          <table:table-cell table:formula="of:=&quot;+JJ_DIST2`&quot; &amp; TEXT( (( [.B42] * [.C42] ) + 100) / 100; &quot;0.00000&quot; )" office:value-type="string" office:string-value="+JJ_DIST2`1.30000" calcext:value-type="string">
            <text:p>+JJ_DIST2`1.30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B Turbo T&quot; &amp; TEXT([.B43]; &quot;0&quot;)" office:value-type="string" office:string-value="JJ Upgrade B Turbo T3" calcext:value-type="string">
            <text:p>JJ Upgrade B Turbo T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5; 20;  2; 8;  1.05; 1.25; [.B43] )" office:value-type="string" office:string-value="9 4 1.12071" calcext:value-type="string">
            <text:p>9 4 1.12071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43]; 2 )" office:value-type="float" office:value="199143" calcext:value-type="float">
            <text:p>199143</text:p>
          </table:table-cell>
          <table:table-cell table:style-name="ce26" table:formula="of:=TEXT( 100 + ( [.B43] * [.C43] ); &quot;0&quot; ) &amp; &quot;% Jump Distance&quot;" office:value-type="string" office:string-value="145% Jump Distance" calcext:value-type="string">
            <text:p>145% Jump Distance</text:p>
          </table:table-cell>
          <table:table-cell/>
          <table:table-cell table:formula="of:=&quot;+JJ_DIST2`&quot; &amp; TEXT( (( [.B43] * [.C43] ) + 100) / 100; &quot;0.00000&quot; )" office:value-type="string" office:string-value="+JJ_DIST2`1.45000" calcext:value-type="string">
            <text:p>+JJ_DIST2`1.45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B Turbo T&quot; &amp; TEXT([.B44]; &quot;0&quot;)" office:value-type="string" office:string-value="JJ Upgrade B Turbo T4" calcext:value-type="string">
            <text:p>JJ Upgrade B Turbo T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5; 20;  2; 8;  1.05; 1.25; [.B44] )" office:value-type="string" office:string-value="13 5 1.17990" calcext:value-type="string">
            <text:p>13 5 1.17990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44]; 2 )" office:value-type="float" office:value="332883" calcext:value-type="float">
            <text:p>332883</text:p>
          </table:table-cell>
          <table:table-cell table:style-name="ce26" table:formula="of:=TEXT( 100 + ( [.B44] * [.C44] ); &quot;0&quot; ) &amp; &quot;% Jump Distance&quot;" office:value-type="string" office:string-value="160% Jump Distance" calcext:value-type="string">
            <text:p>160% Jump Distance</text:p>
          </table:table-cell>
          <table:table-cell/>
          <table:table-cell table:formula="of:=&quot;+JJ_DIST2`&quot; &amp; TEXT( (( [.B44] * [.C44] ) + 100) / 100; &quot;0.00000&quot; )" office:value-type="string" office:string-value="+JJ_DIST2`1.60000" calcext:value-type="string">
            <text:p>+JJ_DIST2`1.60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>
          <table:table-cell table:formula="of:=&quot;JJ Upgrade B Turbo T&quot; &amp; TEXT([.B45]; &quot;0&quot;)" office:value-type="string" office:string-value="JJ Upgrade B Turbo T5" calcext:value-type="string">
            <text:p>JJ Upgrade B Turbo T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table:formula="of:=DRAIN( 5; 20;  2; 8;  1.05; 1.25; [.B45] )" office:value-type="string" office:string-value="20 8 1.25000" calcext:value-type="string">
            <text:p>20 8 1.25000</text:p>
          </table:table-cell>
          <table:table-cell office:value-type="float" office:value="2" calcext:value-type="float">
            <text:p>2</text:p>
          </table:table-cell>
          <table:table-cell table:formula="of:=LERP_BY_TYPE_SKEWED( 92150; 520120; [.B45]; 2 )" office:value-type="float" office:value="520120" calcext:value-type="float">
            <text:p>520120</text:p>
          </table:table-cell>
          <table:table-cell table:style-name="ce26" table:formula="of:=TEXT( 100 + ( [.B45] * [.C45] ); &quot;0&quot; ) &amp; &quot;% Jump Distance&quot;" office:value-type="string" office:string-value="175% Jump Distance" calcext:value-type="string">
            <text:p>175% Jump Distance</text:p>
          </table:table-cell>
          <table:table-cell/>
          <table:table-cell table:formula="of:=&quot;+JJ_DIST2`&quot; &amp; TEXT( (( [.B45] * [.C45] ) + 100) / 100; &quot;0.00000&quot; )" office:value-type="string" office:string-value="+JJ_DIST2`1.75000" calcext:value-type="string">
            <text:p>+JJ_DIST2`1.75000</text:p>
          </table:table-cell>
          <table:table-cell office:value-type="string" calcext:value-type="string">
            <text:p>T L</text:p>
          </table:table-cell>
          <table:table-cell office:value-type="string" calcext:value-type="string">
            <text:p>_action_jump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Jump Jet Accelerator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Force Field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Force Field T&quot; &amp; TEXT([.B52]; &quot;0&quot;)" office:value-type="string" office:string-value="Force Field T1" calcext:value-type="string">
            <text:p>Force Field T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8; 40;  2; 12;  1; 1; [.B52] )" office:value-type="string" office:string-value="8 2 1.00000" calcext:value-type="string">
            <text:p>8 2 1.00000</text:p>
          </table:table-cell>
          <table:table-cell office:value-type="float" office:value="1" calcext:value-type="float">
            <text:p>1</text:p>
          </table:table-cell>
          <table:table-cell table:formula="of:=LERP_BY_TYPE_SKEWED( 32080; 986025; [.B52]; 2 )" office:value-type="float" office:value="32080" calcext:value-type="float">
            <text:p>32080</text:p>
          </table:table-cell>
          <table:table-cell table:style-name="ce26" table:formula="of:=TEXT( 100 - ( [.B52] * [.C52] ); &quot;0&quot; ) &amp; &quot;% Dmg&quot;" office:value-type="string" office:string-value="90% Dmg" calcext:value-type="string">
            <text:p>90% Dmg</text:p>
          </table:table-cell>
          <table:table-cell/>
          <table:table-cell table:formula="of:=&quot;+FORCE_FIELD`&quot; &amp; TEXT( (100 - ( [.B52] * [.C52] )) / 100; &quot;0.00000&quot; )" office:value-type="string" office:string-value="+FORCE_FIELD`0.90000" calcext:value-type="string">
            <text:p>+FORCE_FIELD`0.9000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orce Field Generator</text:p>
          </table:table-cell>
        </table:table-row>
        <table:table-row table:style-name="ro2">
          <table:table-cell table:formula="of:=&quot;Force Field T&quot; &amp; TEXT([.B53]; &quot;0&quot;)" office:value-type="string" office:string-value="Force Field T2" calcext:value-type="string">
            <text:p>Force Field T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8; 40;  2; 12;  1; 1; [.B53] )" office:value-type="string" office:string-value="10 3 1.00000" calcext:value-type="string">
            <text:p>10 3 1.00000</text:p>
          </table:table-cell>
          <table:table-cell office:value-type="float" office:value="1" calcext:value-type="float">
            <text:p>1</text:p>
          </table:table-cell>
          <table:table-cell table:formula="of:=LERP_BY_TYPE_SKEWED( 32080; 986025; [.B53]; 2 )" office:value-type="float" office:value="91702" calcext:value-type="float">
            <text:p>91702</text:p>
          </table:table-cell>
          <table:table-cell table:style-name="ce26" table:formula="of:=TEXT( 100 - ( [.B53] * [.C53] ); &quot;0&quot; ) &amp; &quot;% Dmg&quot;" office:value-type="string" office:string-value="80% Dmg" calcext:value-type="string">
            <text:p>80% Dmg</text:p>
          </table:table-cell>
          <table:table-cell/>
          <table:table-cell table:formula="of:=&quot;+FORCE_FIELD`&quot; &amp; TEXT( (100 - ( [.B53] * [.C53] )) / 100; &quot;0.00000&quot; )" office:value-type="string" office:string-value="+FORCE_FIELD`0.80000" calcext:value-type="string">
            <text:p>+FORCE_FIELD`0.8000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orce Field Generator</text:p>
          </table:table-cell>
        </table:table-row>
        <table:table-row table:style-name="ro2">
          <table:table-cell table:formula="of:=&quot;Force Field T&quot; &amp; TEXT([.B54]; &quot;0&quot;)" office:value-type="string" office:string-value="Force Field T3" calcext:value-type="string">
            <text:p>Force Field T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8; 40;  2; 12;  1; 1; [.B54] )" office:value-type="string" office:string-value="16 5 1.00000" calcext:value-type="string">
            <text:p>16 5 1.00000</text:p>
          </table:table-cell>
          <table:table-cell office:value-type="float" office:value="1" calcext:value-type="float">
            <text:p>1</text:p>
          </table:table-cell>
          <table:table-cell table:formula="of:=LERP_BY_TYPE_SKEWED( 32080; 986025; [.B54]; 2 )" office:value-type="float" office:value="270566" calcext:value-type="float">
            <text:p>270566</text:p>
          </table:table-cell>
          <table:table-cell table:style-name="ce26" table:formula="of:=TEXT( 100 - ( [.B54] * [.C54] ); &quot;0&quot; ) &amp; &quot;% Dmg&quot;" office:value-type="string" office:string-value="70% Dmg" calcext:value-type="string">
            <text:p>70% Dmg</text:p>
          </table:table-cell>
          <table:table-cell/>
          <table:table-cell table:formula="of:=&quot;+FORCE_FIELD`&quot; &amp; TEXT( (100 - ( [.B54] * [.C54] )) / 100; &quot;0.00000&quot; )" office:value-type="string" office:string-value="+FORCE_FIELD`0.70000" calcext:value-type="string">
            <text:p>+FORCE_FIELD`0.7000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orce Field Generator</text:p>
          </table:table-cell>
        </table:table-row>
        <table:table-row table:style-name="ro2">
          <table:table-cell table:formula="of:=&quot;Force Field T&quot; &amp; TEXT([.B55]; &quot;0&quot;)" office:value-type="string" office:string-value="Force Field T4" calcext:value-type="string">
            <text:p>Force Field T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5" calcext:value-type="float">
            <text:p>0.1250</text:p>
          </table:table-cell>
          <table:table-cell table:formula="of:=DRAIN( 8; 40;  2; 12;  1; 1; [.B55] )" office:value-type="string" office:string-value="26 8 1.00000" calcext:value-type="string">
            <text:p>26 8 1.00000</text:p>
          </table:table-cell>
          <table:table-cell office:value-type="float" office:value="1" calcext:value-type="float">
            <text:p>1</text:p>
          </table:table-cell>
          <table:table-cell table:formula="of:=LERP_BY_TYPE_SKEWED( 32080; 986025; [.B55]; 2 )" office:value-type="float" office:value="568674" calcext:value-type="float">
            <text:p>568674</text:p>
          </table:table-cell>
          <table:table-cell table:style-name="ce26" table:formula="of:=TEXT( 100 - ( [.B55] * [.C55] ); &quot;0&quot; ) &amp; &quot;% Dmg&quot;" office:value-type="string" office:string-value="60% Dmg" calcext:value-type="string">
            <text:p>60% Dmg</text:p>
          </table:table-cell>
          <table:table-cell/>
          <table:table-cell table:formula="of:=&quot;+FORCE_FIELD`&quot; &amp; TEXT( (100 - ( [.B55] * [.C55] )) / 100; &quot;0.00000&quot; )" office:value-type="string" office:string-value="+FORCE_FIELD`0.60000" calcext:value-type="string">
            <text:p>+FORCE_FIELD`0.6000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orce Field Generator</text:p>
          </table:table-cell>
        </table:table-row>
        <table:table-row table:style-name="ro2">
          <table:table-cell table:formula="of:=&quot;Force Field T&quot; &amp; TEXT([.B56]; &quot;0&quot;)" office:value-type="string" office:string-value="Force Field T5" calcext:value-type="string">
            <text:p>Force Field T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25" calcext:value-type="float">
            <text:p>0.1250</text:p>
          </table:table-cell>
          <table:table-cell table:formula="of:=DRAIN( 8; 40;  2; 12;  1; 1; [.B56] )" office:value-type="string" office:string-value="40 12 1.00000" calcext:value-type="string">
            <text:p>40 12 1.00000</text:p>
          </table:table-cell>
          <table:table-cell office:value-type="float" office:value="1" calcext:value-type="float">
            <text:p>1</text:p>
          </table:table-cell>
          <table:table-cell table:formula="of:=LERP_BY_TYPE_SKEWED( 32080; 986025; [.B56]; 2 )" office:value-type="float" office:value="986025" calcext:value-type="float">
            <text:p>986025</text:p>
          </table:table-cell>
          <table:table-cell table:style-name="ce26" table:formula="of:=TEXT( 100 - ( [.B56] * [.C56] ); &quot;0&quot; ) &amp; &quot;% Dmg&quot;" office:value-type="string" office:string-value="50% Dmg" calcext:value-type="string">
            <text:p>50% Dmg</text:p>
          </table:table-cell>
          <table:table-cell/>
          <table:table-cell table:formula="of:=&quot;+FORCE_FIELD`&quot; &amp; TEXT( (100 - ( [.B56] * [.C56] )) / 100; &quot;0.00000&quot; )" office:value-type="string" office:string-value="+FORCE_FIELD`0.50000" calcext:value-type="string">
            <text:p>+FORCE_FIELD`0.5000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orce Field Generator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Target System Jammer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Target Tracking Jammer A Series T&quot; &amp; TEXT([.B63]; &quot;0&quot;)" office:value-type="string" office:string-value="Target Tracking Jammer A Series T1" calcext:value-type="string">
            <text:p>Target Tracking Jammer A Series T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0; 0;  5; 20;  1; 1; [.B63] )" office:value-type="string" office:string-value="0 5 1.00000" calcext:value-type="string">
            <text:p>0 5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63]; 2 )" office:value-type="float" office:value="92080" calcext:value-type="float">
            <text:p>92080</text:p>
          </table:table-cell>
          <table:table-cell table:style-name="ce26" table:formula="of:=TEXT( [.B63] * -0.5; &quot;0.0&quot; ) &amp; &quot; Enemy Accuracy&quot;" office:value-type="string" office:string-value="-0.5 Enemy Accuracy" calcext:value-type="string">
            <text:p>-0.5 Enemy Accuracy</text:p>
          </table:table-cell>
          <table:table-cell/>
          <table:table-cell table:formula="of:=&quot;+JAMMER`&quot; &amp; TEXT( [.B63] * 0.5; &quot;0.0&quot; )" office:value-type="string" office:string-value="+JAMMER`0.5" calcext:value-type="string">
            <text:p>+JAMMER`0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A Series T&quot; &amp; TEXT([.B64]; &quot;0&quot;)" office:value-type="string" office:string-value="Target Tracking Jammer A Series T2" calcext:value-type="string">
            <text:p>Target Tracking Jammer A Series T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0; 0;  5; 20;  1; 1; [.B64] )" office:value-type="string" office:string-value="0 6 1.00000" calcext:value-type="string">
            <text:p>0 6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64]; 2 )" office:value-type="float" office:value="175477" calcext:value-type="float">
            <text:p>175477</text:p>
          </table:table-cell>
          <table:table-cell table:style-name="ce26" table:formula="of:=TEXT( [.B64] * -0.5; &quot;0.0&quot; ) &amp; &quot; Enemy Accuracy&quot;" office:value-type="string" office:string-value="-1.0 Enemy Accuracy" calcext:value-type="string">
            <text:p>-1.0 Enemy Accuracy</text:p>
          </table:table-cell>
          <table:table-cell/>
          <table:table-cell table:formula="of:=&quot;+JAMMER`&quot; &amp; TEXT( [.B64] * 0.5; &quot;0.0&quot; )" office:value-type="string" office:string-value="+JAMMER`1.0" calcext:value-type="string">
            <text:p>+JAMMER`1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A Series T&quot; &amp; TEXT([.B65]; &quot;0&quot;)" office:value-type="string" office:string-value="Target Tracking Jammer A Series T3" calcext:value-type="string">
            <text:p>Target Tracking Jammer A Series T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0; 0;  5; 20;  1; 1; [.B65] )" office:value-type="string" office:string-value="0 9 1.00000" calcext:value-type="string">
            <text:p>0 9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65]; 2 )" office:value-type="float" office:value="425666" calcext:value-type="float">
            <text:p>425666</text:p>
          </table:table-cell>
          <table:table-cell table:style-name="ce26" table:formula="of:=TEXT( [.B65] * -0.5; &quot;0.0&quot; ) &amp; &quot; Enemy Accuracy&quot;" office:value-type="string" office:string-value="-1.5 Enemy Accuracy" calcext:value-type="string">
            <text:p>-1.5 Enemy Accuracy</text:p>
          </table:table-cell>
          <table:table-cell/>
          <table:table-cell table:formula="of:=&quot;+JAMMER`&quot; &amp; TEXT( [.B65] * 0.5; &quot;0.0&quot; )" office:value-type="string" office:string-value="+JAMMER`1.5" calcext:value-type="string">
            <text:p>+JAMMER`1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A Series T&quot; &amp; TEXT([.B66]; &quot;0&quot;)" office:value-type="string" office:string-value="Target Tracking Jammer A Series T4" calcext:value-type="string">
            <text:p>Target Tracking Jammer A Series T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0; 0;  5; 20;  1; 1; [.B66] )" office:value-type="string" office:string-value="0 13 1.00000" calcext:value-type="string">
            <text:p>0 13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66]; 2 )" office:value-type="float" office:value="842649" calcext:value-type="float">
            <text:p>842649</text:p>
          </table:table-cell>
          <table:table-cell table:style-name="ce26" table:formula="of:=TEXT( [.B66] * -0.5; &quot;0.0&quot; ) &amp; &quot; Enemy Accuracy&quot;" office:value-type="string" office:string-value="-2.0 Enemy Accuracy" calcext:value-type="string">
            <text:p>-2.0 Enemy Accuracy</text:p>
          </table:table-cell>
          <table:table-cell/>
          <table:table-cell table:formula="of:=&quot;+JAMMER`&quot; &amp; TEXT( [.B66] * 0.5; &quot;0.0&quot; )" office:value-type="string" office:string-value="+JAMMER`2.0" calcext:value-type="string">
            <text:p>+JAMMER`2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A Series T&quot; &amp; TEXT([.B67]; &quot;0&quot;)" office:value-type="string" office:string-value="Target Tracking Jammer A Series T5" calcext:value-type="string">
            <text:p>Target Tracking Jammer A Series T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table:formula="of:=DRAIN( 0; 0;  5; 20;  1; 1; [.B67] )" office:value-type="string" office:string-value="0 20 1.00000" calcext:value-type="string">
            <text:p>0 20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67]; 2 )" office:value-type="float" office:value="1426425" calcext:value-type="float">
            <text:p>1426425</text:p>
          </table:table-cell>
          <table:table-cell table:style-name="ce26" table:formula="of:=TEXT( [.B67] * -0.5; &quot;0.0&quot; ) &amp; &quot; Enemy Accuracy&quot;" office:value-type="string" office:string-value="-2.5 Enemy Accuracy" calcext:value-type="string">
            <text:p>-2.5 Enemy Accuracy</text:p>
          </table:table-cell>
          <table:table-cell/>
          <table:table-cell table:formula="of:=&quot;+JAMMER`&quot; &amp; TEXT( [.B67] * 0.5; &quot;0.0&quot; )" office:value-type="string" office:string-value="+JAMMER`2.5" calcext:value-type="string">
            <text:p>+JAMMER`2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Target Tracking Jammer B Series T&quot; &amp; TEXT([.B69]; &quot;0&quot;)" office:value-type="string" office:string-value="Target Tracking Jammer B Series T1" calcext:value-type="string">
            <text:p>Target Tracking Jammer B Series T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625" calcext:value-type="float">
            <text:p>0.0625</text:p>
          </table:table-cell>
          <table:table-cell table:formula="of:=DRAIN( 4; 20;  0; 0;  1.0625; 1.4; [.B69] )" office:value-type="string" office:string-value="4 0 1.06250" calcext:value-type="string">
            <text:p>4 0 1.06250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69]; 2 )" office:value-type="float" office:value="68420" calcext:value-type="float">
            <text:p>68420</text:p>
          </table:table-cell>
          <table:table-cell table:style-name="ce26" table:formula="of:=TEXT( [.B69] * -0.5; &quot;0.0&quot; ) &amp; &quot; Enemy Accuracy&quot;" office:value-type="string" office:string-value="-0.5 Enemy Accuracy" calcext:value-type="string">
            <text:p>-0.5 Enemy Accuracy</text:p>
          </table:table-cell>
          <table:table-cell/>
          <table:table-cell table:formula="of:=&quot;+JAMMER`&quot; &amp; TEXT( [.B69] * 0.5; &quot;0.0&quot; )" office:value-type="string" office:string-value="+JAMMER`0.5" calcext:value-type="string">
            <text:p>+JAMMER`0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B Series T&quot; &amp; TEXT([.B70]; &quot;0&quot;)" office:value-type="string" office:string-value="Target Tracking Jammer B Series T2" calcext:value-type="string">
            <text:p>Target Tracking Jammer B Series T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625" calcext:value-type="float">
            <text:p>0.0625</text:p>
          </table:table-cell>
          <table:table-cell table:formula="of:=DRAIN( 4; 20;  0; 0;  1.0625; 1.4; [.B70] )" office:value-type="string" office:string-value="5 0 1.10469" calcext:value-type="string">
            <text:p>5 0 1.10469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70]; 2 )" office:value-type="float" office:value="129151" calcext:value-type="float">
            <text:p>129151</text:p>
          </table:table-cell>
          <table:table-cell table:style-name="ce26" table:formula="of:=TEXT( [.B70] * -0.5; &quot;0.0&quot; ) &amp; &quot; Enemy Accuracy&quot;" office:value-type="string" office:string-value="-1.0 Enemy Accuracy" calcext:value-type="string">
            <text:p>-1.0 Enemy Accuracy</text:p>
          </table:table-cell>
          <table:table-cell/>
          <table:table-cell table:formula="of:=&quot;+JAMMER`&quot; &amp; TEXT( [.B70] * 0.5; &quot;0.0&quot; )" office:value-type="string" office:string-value="+JAMMER`1.0" calcext:value-type="string">
            <text:p>+JAMMER`1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B Series T&quot; &amp; TEXT([.B71]; &quot;0&quot;)" office:value-type="string" office:string-value="Target Tracking Jammer B Series T3" calcext:value-type="string">
            <text:p>Target Tracking Jammer B Series T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625" calcext:value-type="float">
            <text:p>0.0625</text:p>
          </table:table-cell>
          <table:table-cell table:formula="of:=DRAIN( 4; 20;  0; 0;  1.0625; 1.4; [.B71] )" office:value-type="string" office:string-value="8 0 1.18182" calcext:value-type="string">
            <text:p>8 0 1.18182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71]; 2 )" office:value-type="float" office:value="311345" calcext:value-type="float">
            <text:p>311345</text:p>
          </table:table-cell>
          <table:table-cell table:style-name="ce26" table:formula="of:=TEXT( [.B71] * -0.5; &quot;0.0&quot; ) &amp; &quot; Enemy Accuracy&quot;" office:value-type="string" office:string-value="-1.5 Enemy Accuracy" calcext:value-type="string">
            <text:p>-1.5 Enemy Accuracy</text:p>
          </table:table-cell>
          <table:table-cell/>
          <table:table-cell table:formula="of:=&quot;+JAMMER`&quot; &amp; TEXT( [.B71] * 0.5; &quot;0.0&quot; )" office:value-type="string" office:string-value="+JAMMER`1.5" calcext:value-type="string">
            <text:p>+JAMMER`1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B Series T&quot; &amp; TEXT([.B72]; &quot;0&quot;)" office:value-type="string" office:string-value="Target Tracking Jammer B Series T4" calcext:value-type="string">
            <text:p>Target Tracking Jammer B Series T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625" calcext:value-type="float">
            <text:p>0.0625</text:p>
          </table:table-cell>
          <table:table-cell table:formula="of:=DRAIN( 4; 20;  0; 0;  1.0625; 1.4; [.B72] )" office:value-type="string" office:string-value="13 0 1.28171" calcext:value-type="string">
            <text:p>13 0 1.28171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72]; 2 )" office:value-type="float" office:value="615001" calcext:value-type="float">
            <text:p>615001</text:p>
          </table:table-cell>
          <table:table-cell table:style-name="ce26" table:formula="of:=TEXT( [.B72] * -0.5; &quot;0.0&quot; ) &amp; &quot; Enemy Accuracy&quot;" office:value-type="string" office:string-value="-2.0 Enemy Accuracy" calcext:value-type="string">
            <text:p>-2.0 Enemy Accuracy</text:p>
          </table:table-cell>
          <table:table-cell/>
          <table:table-cell table:formula="of:=&quot;+JAMMER`&quot; &amp; TEXT( [.B72] * 0.5; &quot;0.0&quot; )" office:value-type="string" office:string-value="+JAMMER`2.0" calcext:value-type="string">
            <text:p>+JAMMER`2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>
          <table:table-cell table:formula="of:=&quot;Target Tracking Jammer B Series T&quot; &amp; TEXT([.B73]; &quot;0&quot;)" office:value-type="string" office:string-value="Target Tracking Jammer B Series T5" calcext:value-type="string">
            <text:p>Target Tracking Jammer B Series T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625" calcext:value-type="float">
            <text:p>0.0625</text:p>
          </table:table-cell>
          <table:table-cell table:formula="of:=DRAIN( 4; 20;  0; 0;  1.0625; 1.4; [.B73] )" office:value-type="string" office:string-value="20 0 1.40000" calcext:value-type="string">
            <text:p>20 0 1.40000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73]; 2 )" office:value-type="float" office:value="1040120" calcext:value-type="float">
            <text:p>1040120</text:p>
          </table:table-cell>
          <table:table-cell table:style-name="ce26" table:formula="of:=TEXT( [.B73] * -0.5; &quot;0.0&quot; ) &amp; &quot; Enemy Accuracy&quot;" office:value-type="string" office:string-value="-2.5 Enemy Accuracy" calcext:value-type="string">
            <text:p>-2.5 Enemy Accuracy</text:p>
          </table:table-cell>
          <table:table-cell/>
          <table:table-cell table:formula="of:=&quot;+JAMMER`&quot; &amp; TEXT( [.B73] * 0.5; &quot;0.0&quot; )" office:value-type="string" office:string-value="+JAMMER`2.5" calcext:value-type="string">
            <text:p>+JAMMER`2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arget Tracking System Jammer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ECM Unit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ECM Unit A Series T&quot; &amp; TEXT([.B80]; &quot;0&quot;)" office:value-type="string" office:string-value="ECM Unit A Series T1" calcext:value-type="string">
            <text:p>ECM Unit A Series 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formula="of:=DRAIN( 0; 0;  3; 16;  1; 1; [.B80] )" office:value-type="string" office:string-value="0 3 1.00000" calcext:value-type="string">
            <text:p>0 3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80]; 2 )" office:value-type="float" office:value="92080" calcext:value-type="float">
            <text:p>92080</text:p>
          </table:table-cell>
          <table:table-cell table:style-name="ce26" table:formula="of:=TEXT( [.B80] * -0.5; &quot;0.0&quot; ) &amp; &quot; Missle Def.&quot;" office:value-type="string" office:string-value="-0.5 Missle Def." calcext:value-type="string">
            <text:p>-0.5 Missle Def.</text:p>
          </table:table-cell>
          <table:table-cell/>
          <table:table-cell table:formula="of:=&quot;+ECM`&quot; &amp; TEXT( [.B80] * 0.5; &quot;0.0&quot; )" office:value-type="string" office:string-value="+ECM`0.5" calcext:value-type="string">
            <text:p>+ECM`0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A Series T&quot; &amp; TEXT([.B81]; &quot;0&quot;)" office:value-type="string" office:string-value="ECM Unit A Series T2" calcext:value-type="string">
            <text:p>ECM Unit A Series T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formula="of:=DRAIN( 0; 0;  3; 16;  1; 1; [.B81] )" office:value-type="string" office:string-value="0 4 1.00000" calcext:value-type="string">
            <text:p>0 4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81]; 2 )" office:value-type="float" office:value="175477" calcext:value-type="float">
            <text:p>175477</text:p>
          </table:table-cell>
          <table:table-cell table:style-name="ce26" table:formula="of:=TEXT( [.B81] * -0.5; &quot;0.0&quot; ) &amp; &quot; Missle Def.&quot;" office:value-type="string" office:string-value="-1.0 Missle Def." calcext:value-type="string">
            <text:p>-1.0 Missle Def.</text:p>
          </table:table-cell>
          <table:table-cell/>
          <table:table-cell table:formula="of:=&quot;+ECM`&quot; &amp; TEXT( [.B81] * 0.5; &quot;0.0&quot; )" office:value-type="string" office:string-value="+ECM`1.0" calcext:value-type="string">
            <text:p>+ECM`1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A Series T&quot; &amp; TEXT([.B82]; &quot;0&quot;)" office:value-type="string" office:string-value="ECM Unit A Series T3" calcext:value-type="string">
            <text:p>ECM Unit A Series T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formula="of:=DRAIN( 0; 0;  3; 16;  1; 1; [.B82] )" office:value-type="string" office:string-value="0 6 1.00000" calcext:value-type="string">
            <text:p>0 6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82]; 2 )" office:value-type="float" office:value="425666" calcext:value-type="float">
            <text:p>425666</text:p>
          </table:table-cell>
          <table:table-cell table:style-name="ce26" table:formula="of:=TEXT( [.B82] * -0.5; &quot;0.0&quot; ) &amp; &quot; Missle Def.&quot;" office:value-type="string" office:string-value="-1.5 Missle Def." calcext:value-type="string">
            <text:p>-1.5 Missle Def.</text:p>
          </table:table-cell>
          <table:table-cell/>
          <table:table-cell table:formula="of:=&quot;+ECM`&quot; &amp; TEXT( [.B82] * 0.5; &quot;0.0&quot; )" office:value-type="string" office:string-value="+ECM`1.5" calcext:value-type="string">
            <text:p>+ECM`1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A Series T&quot; &amp; TEXT([.B83]; &quot;0&quot;)" office:value-type="string" office:string-value="ECM Unit A Series T4" calcext:value-type="string">
            <text:p>ECM Unit A Series T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formula="of:=DRAIN( 0; 0;  3; 16;  1; 1; [.B83] )" office:value-type="string" office:string-value="0 10 1.00000" calcext:value-type="string">
            <text:p>0 10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83]; 2 )" office:value-type="float" office:value="842649" calcext:value-type="float">
            <text:p>842649</text:p>
          </table:table-cell>
          <table:table-cell table:style-name="ce26" table:formula="of:=TEXT( [.B83] * -0.5; &quot;0.0&quot; ) &amp; &quot; Missle Def.&quot;" office:value-type="string" office:string-value="-2.0 Missle Def." calcext:value-type="string">
            <text:p>-2.0 Missle Def.</text:p>
          </table:table-cell>
          <table:table-cell/>
          <table:table-cell table:formula="of:=&quot;+ECM`&quot; &amp; TEXT( [.B83] * 0.5; &quot;0.0&quot; )" office:value-type="string" office:string-value="+ECM`2.0" calcext:value-type="string">
            <text:p>+ECM`2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A Series T&quot; &amp; TEXT([.B84]; &quot;0&quot;)" office:value-type="string" office:string-value="ECM Unit A Series T5" calcext:value-type="string">
            <text:p>ECM Unit A Series T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formula="of:=DRAIN( 0; 0;  3; 16;  1; 1; [.B84] )" office:value-type="string" office:string-value="0 16 1.00000" calcext:value-type="string">
            <text:p>0 16 1.00000</text:p>
          </table:table-cell>
          <table:table-cell office:value-type="float" office:value="1" calcext:value-type="float">
            <text:p>1</text:p>
          </table:table-cell>
          <table:table-cell table:formula="of:=LERP_BY_TYPE_SKEWED( 92080; 1426425; [.B84]; 2 )" office:value-type="float" office:value="1426425" calcext:value-type="float">
            <text:p>1426425</text:p>
          </table:table-cell>
          <table:table-cell table:style-name="ce26" table:formula="of:=TEXT( [.B84] * -0.5; &quot;0.0&quot; ) &amp; &quot; Missle Def.&quot;" office:value-type="string" office:string-value="-2.5 Missle Def." calcext:value-type="string">
            <text:p>-2.5 Missle Def.</text:p>
          </table:table-cell>
          <table:table-cell/>
          <table:table-cell table:formula="of:=&quot;+ECM`&quot; &amp; TEXT( [.B84] * 0.5; &quot;0.0&quot; )" office:value-type="string" office:string-value="+ECM`2.5" calcext:value-type="string">
            <text:p>+ECM`2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ECM Unit B Series T&quot; &amp; TEXT([.B86]; &quot;0&quot;)" office:value-type="string" office:string-value="ECM Unit B Series T1" calcext:value-type="string">
            <text:p>ECM Unit B Series T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table:formula="of:=DRAIN( 4; 16;  0; 0;  1.02; 1.2; [.B86] )" office:value-type="string" office:string-value="4 0 1.02000" calcext:value-type="string">
            <text:p>4 0 1.02000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86]; 2 )" office:value-type="float" office:value="68420" calcext:value-type="float">
            <text:p>68420</text:p>
          </table:table-cell>
          <table:table-cell table:style-name="ce26" table:formula="of:=TEXT( [.B86] * -0.5; &quot;0.0&quot; ) &amp; &quot; Missle Def.&quot;" office:value-type="string" office:string-value="-0.5 Missle Def." calcext:value-type="string">
            <text:p>-0.5 Missle Def.</text:p>
          </table:table-cell>
          <table:table-cell/>
          <table:table-cell table:formula="of:=&quot;+ECM`&quot; &amp; TEXT( [.B86] * 0.5; &quot;0.0&quot; )" office:value-type="string" office:string-value="+ECM`0.5" calcext:value-type="string">
            <text:p>+ECM`0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B Series T&quot; &amp; TEXT([.B87]; &quot;0&quot;)" office:value-type="string" office:string-value="ECM Unit B Series T2" calcext:value-type="string">
            <text:p>ECM Unit B Series T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table:formula="of:=DRAIN( 4; 16;  0; 0;  1.02; 1.2; [.B87] )" office:value-type="string" office:string-value="5 0 1.04250" calcext:value-type="string">
            <text:p>5 0 1.04250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87]; 2 )" office:value-type="float" office:value="129151" calcext:value-type="float">
            <text:p>129151</text:p>
          </table:table-cell>
          <table:table-cell table:style-name="ce26" table:formula="of:=TEXT( [.B87] * -0.5; &quot;0.0&quot; ) &amp; &quot; Missle Def.&quot;" office:value-type="string" office:string-value="-1.0 Missle Def." calcext:value-type="string">
            <text:p>-1.0 Missle Def.</text:p>
          </table:table-cell>
          <table:table-cell/>
          <table:table-cell table:formula="of:=&quot;+ECM`&quot; &amp; TEXT( [.B87] * 0.5; &quot;0.0&quot; )" office:value-type="string" office:string-value="+ECM`1.0" calcext:value-type="string">
            <text:p>+ECM`1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B Series T&quot; &amp; TEXT([.B88]; &quot;0&quot;)" office:value-type="string" office:string-value="ECM Unit B Series T3" calcext:value-type="string">
            <text:p>ECM Unit B Series T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table:formula="of:=DRAIN( 4; 16;  0; 0;  1.02; 1.2; [.B88] )" office:value-type="string" office:string-value="7 0 1.08364" calcext:value-type="string">
            <text:p>7 0 1.08364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88]; 2 )" office:value-type="float" office:value="311345" calcext:value-type="float">
            <text:p>311345</text:p>
          </table:table-cell>
          <table:table-cell table:style-name="ce26" table:formula="of:=TEXT( [.B88] * -0.5; &quot;0.0&quot; ) &amp; &quot; Missle Def.&quot;" office:value-type="string" office:string-value="-1.5 Missle Def." calcext:value-type="string">
            <text:p>-1.5 Missle Def.</text:p>
          </table:table-cell>
          <table:table-cell/>
          <table:table-cell table:formula="of:=&quot;+ECM`&quot; &amp; TEXT( [.B88] * 0.5; &quot;0.0&quot; )" office:value-type="string" office:string-value="+ECM`1.5" calcext:value-type="string">
            <text:p>+ECM`1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B Series T&quot; &amp; TEXT([.B89]; &quot;0&quot;)" office:value-type="string" office:string-value="ECM Unit B Series T4" calcext:value-type="string">
            <text:p>ECM Unit B Series T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table:formula="of:=DRAIN( 4; 16;  0; 0;  1.02; 1.2; [.B89] )" office:value-type="string" office:string-value="11 0 1.13691" calcext:value-type="string">
            <text:p>11 0 1.13691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89]; 2 )" office:value-type="float" office:value="615001" calcext:value-type="float">
            <text:p>615001</text:p>
          </table:table-cell>
          <table:table-cell table:style-name="ce26" table:formula="of:=TEXT( [.B89] * -0.5; &quot;0.0&quot; ) &amp; &quot; Missle Def.&quot;" office:value-type="string" office:string-value="-2.0 Missle Def." calcext:value-type="string">
            <text:p>-2.0 Missle Def.</text:p>
          </table:table-cell>
          <table:table-cell/>
          <table:table-cell table:formula="of:=&quot;+ECM`&quot; &amp; TEXT( [.B89] * 0.5; &quot;0.0&quot; )" office:value-type="string" office:string-value="+ECM`2.0" calcext:value-type="string">
            <text:p>+ECM`2.0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>
          <table:table-cell table:formula="of:=&quot;ECM Unit B Series T&quot; &amp; TEXT([.B90]; &quot;0&quot;)" office:value-type="string" office:string-value="ECM Unit B Series T5" calcext:value-type="string">
            <text:p>ECM Unit B Series T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table:formula="of:=DRAIN( 4; 16;  0; 0;  1.02; 1.2; [.B90] )" office:value-type="string" office:string-value="16 0 1.20000" calcext:value-type="string">
            <text:p>16 0 1.20000</text:p>
          </table:table-cell>
          <table:table-cell office:value-type="float" office:value="1" calcext:value-type="float">
            <text:p>1</text:p>
          </table:table-cell>
          <table:table-cell table:formula="of:=LERP_BY_TYPE_SKEWED( 68420; 1040120; [.B90]; 2 )" office:value-type="float" office:value="1040120" calcext:value-type="float">
            <text:p>1040120</text:p>
          </table:table-cell>
          <table:table-cell table:style-name="ce26" table:formula="of:=TEXT( [.B90] * -0.5; &quot;0.0&quot; ) &amp; &quot; Missle Def.&quot;" office:value-type="string" office:string-value="-2.5 Missle Def." calcext:value-type="string">
            <text:p>-2.5 Missle Def.</text:p>
          </table:table-cell>
          <table:table-cell/>
          <table:table-cell table:formula="of:=&quot;+ECM`&quot; &amp; TEXT( [.B90] * 0.5; &quot;0.0&quot; )" office:value-type="string" office:string-value="+ECM`2.5" calcext:value-type="string">
            <text:p>+ECM`2.5</text:p>
          </table:table-cell>
          <table:table-cell/>
          <table:table-cell office:value-type="string" calcext:value-type="string">
            <text:p>specialEquip_Syste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ECM Counter-Tracking Unit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Sensor Array Package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Sensor Array Package T&quot; &amp; TEXT([.B97]; &quot;0&quot;)" office:value-type="string" office:string-value="Sensor Array Package T1" calcext:value-type="string">
            <text:p>Sensor Array Package T1</text:p>
          </table:table-cell>
          <table:table-cell office:value-type="float" office:value="1" calcext:value-type="float">
            <text:p>1</text:p>
          </table:table-cell>
          <table:table-cell table:formula="of:=LERP_BY_TYPE( 450; 1500; [.B97] )" office:value-type="float" office:value="450" calcext:value-type="float">
            <text:p>450</text:p>
          </table:table-cell>
          <table:table-cell office:value-type="float" office:value="0.0625" calcext:value-type="float">
            <text:p>0.0625</text:p>
          </table:table-cell>
          <table:table-cell table:formula="of:=DRAIN( 2; 12;  0; 5;  1; 1; [.B97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12050; 420120; [.B97]; 1.625 )" office:value-type="float" office:value="12050" calcext:value-type="float">
            <text:p>12050</text:p>
          </table:table-cell>
          <table:table-cell table:style-name="ce26" table:formula="of:=TEXT( [.C97]; &quot;0&quot; ) &amp; &quot;m Range Enhance&quot;" office:value-type="string" office:string-value="450m Range Enhance" calcext:value-type="string">
            <text:p>450m Range Enhance</text:p>
          </table:table-cell>
          <table:table-cell/>
          <table:table-cell table:formula="of:=&quot;+SENSORS`&quot; &amp; TEXT( [.C97]; &quot;0.0&quot; )" office:value-type="string" office:string-value="+SENSORS`450.0" calcext:value-type="string">
            <text:p>+SENSORS`450.0</text:p>
          </table:table-cell>
          <table:table-cell/>
          <table:table-cell office:value-type="string" calcext:value-type="string">
            <text:p>equipment_Rangefind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nsor Array Package</text:p>
          </table:table-cell>
        </table:table-row>
        <table:table-row table:style-name="ro2">
          <table:table-cell table:formula="of:=&quot;Sensor Array Package T&quot; &amp; TEXT([.B98]; &quot;0&quot;)" office:value-type="string" office:string-value="Sensor Array Package T2" calcext:value-type="string">
            <text:p>Sensor Array Package T2</text:p>
          </table:table-cell>
          <table:table-cell office:value-type="float" office:value="2" calcext:value-type="float">
            <text:p>2</text:p>
          </table:table-cell>
          <table:table-cell table:formula="of:=LERP_BY_TYPE( 400; 1500; [.B98] )" office:value-type="float" office:value="675" calcext:value-type="float">
            <text:p>675</text:p>
          </table:table-cell>
          <table:table-cell office:value-type="float" office:value="0.0625" calcext:value-type="float">
            <text:p>0.0625</text:p>
          </table:table-cell>
          <table:table-cell table:formula="of:=DRAIN( 2; 12;  0; 5;  1; 1; [.B98] )" office:value-type="string" office:string-value="3 0 1.00000" calcext:value-type="string">
            <text:p>3 0 1.00000</text:p>
          </table:table-cell>
          <table:table-cell office:value-type="float" office:value="1" calcext:value-type="float">
            <text:p>1</text:p>
          </table:table-cell>
          <table:table-cell table:formula="of:=LERP_BY_TYPE_SKEWED( 12050; 420120; [.B98]; 1.625 )" office:value-type="float" office:value="54943" calcext:value-type="float">
            <text:p>54943</text:p>
          </table:table-cell>
          <table:table-cell table:style-name="ce26" table:formula="of:=TEXT( [.C98]; &quot;0&quot; ) &amp; &quot;m Range Enhance&quot;" office:value-type="string" office:string-value="675m Range Enhance" calcext:value-type="string">
            <text:p>675m Range Enhance</text:p>
          </table:table-cell>
          <table:table-cell/>
          <table:table-cell table:formula="of:=&quot;+SENSORS`&quot; &amp; TEXT( [.C98]; &quot;0.0&quot; )" office:value-type="string" office:string-value="+SENSORS`675.0" calcext:value-type="string">
            <text:p>+SENSORS`675.0</text:p>
          </table:table-cell>
          <table:table-cell/>
          <table:table-cell office:value-type="string" calcext:value-type="string">
            <text:p>equipment_Rangefind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nsor Array Package</text:p>
          </table:table-cell>
        </table:table-row>
        <table:table-row table:style-name="ro2">
          <table:table-cell table:formula="of:=&quot;Sensor Array Package T&quot; &amp; TEXT([.B99]; &quot;0&quot;)" office:value-type="string" office:string-value="Sensor Array Package T3" calcext:value-type="string">
            <text:p>Sensor Array Package T3</text:p>
          </table:table-cell>
          <table:table-cell office:value-type="float" office:value="3" calcext:value-type="float">
            <text:p>3</text:p>
          </table:table-cell>
          <table:table-cell table:formula="of:=LERP_BY_TYPE( 400; 1500; [.B99] )" office:value-type="float" office:value="950" calcext:value-type="float">
            <text:p>950</text:p>
          </table:table-cell>
          <table:table-cell office:value-type="float" office:value="0.0625" calcext:value-type="float">
            <text:p>0.0625</text:p>
          </table:table-cell>
          <table:table-cell table:formula="of:=DRAIN( 2; 12;  0; 5;  1; 1; [.B99] )" office:value-type="string" office:string-value="5 1 1.00000" calcext:value-type="string">
            <text:p>5 1 1.00000</text:p>
          </table:table-cell>
          <table:table-cell office:value-type="float" office:value="1" calcext:value-type="float">
            <text:p>1</text:p>
          </table:table-cell>
          <table:table-cell table:formula="of:=LERP_BY_TYPE_SKEWED( 12050; 420120; [.B99]; 1.625 )" office:value-type="float" office:value="144350" calcext:value-type="float">
            <text:p>144350</text:p>
          </table:table-cell>
          <table:table-cell table:style-name="ce26" table:formula="of:=TEXT( [.C99]; &quot;0&quot; ) &amp; &quot;m Range Enhance&quot;" office:value-type="string" office:string-value="950m Range Enhance" calcext:value-type="string">
            <text:p>950m Range Enhance</text:p>
          </table:table-cell>
          <table:table-cell/>
          <table:table-cell table:formula="of:=&quot;+SENSORS`&quot; &amp; TEXT( [.C99]; &quot;0.0&quot; )" office:value-type="string" office:string-value="+SENSORS`950.0" calcext:value-type="string">
            <text:p>+SENSORS`950.0</text:p>
          </table:table-cell>
          <table:table-cell/>
          <table:table-cell office:value-type="string" calcext:value-type="string">
            <text:p>equipment_Rangefind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nsor Array Package</text:p>
          </table:table-cell>
        </table:table-row>
        <table:table-row table:style-name="ro2">
          <table:table-cell table:formula="of:=&quot;Sensor Array Package T&quot; &amp; TEXT([.B100]; &quot;0&quot;)" office:value-type="string" office:string-value="Sensor Array Package T4" calcext:value-type="string">
            <text:p>Sensor Array Package T4</text:p>
          </table:table-cell>
          <table:table-cell office:value-type="float" office:value="4" calcext:value-type="float">
            <text:p>4</text:p>
          </table:table-cell>
          <table:table-cell table:formula="of:=LERP_BY_TYPE( 400; 1500; [.B100] )" office:value-type="float" office:value="1225" calcext:value-type="float">
            <text:p>1225</text:p>
          </table:table-cell>
          <table:table-cell office:value-type="float" office:value="0.0625" calcext:value-type="float">
            <text:p>0.0625</text:p>
          </table:table-cell>
          <table:table-cell table:formula="of:=DRAIN( 2; 12;  0; 5;  1; 1; [.B100] )" office:value-type="string" office:string-value="8 3 1.00000" calcext:value-type="string">
            <text:p>8 3 1.00000</text:p>
          </table:table-cell>
          <table:table-cell office:value-type="float" office:value="1" calcext:value-type="float">
            <text:p>1</text:p>
          </table:table-cell>
          <table:table-cell table:formula="of:=LERP_BY_TYPE_SKEWED( 12050; 420120; [.B100]; 1.625 )" office:value-type="float" office:value="267737" calcext:value-type="float">
            <text:p>267737</text:p>
          </table:table-cell>
          <table:table-cell table:style-name="ce26" table:formula="of:=TEXT( [.C100]; &quot;0&quot; ) &amp; &quot;m Range Enhance&quot;" office:value-type="string" office:string-value="1225m Range Enhance" calcext:value-type="string">
            <text:p>1225m Range Enhance</text:p>
          </table:table-cell>
          <table:table-cell/>
          <table:table-cell table:formula="of:=&quot;+SENSORS`&quot; &amp; TEXT( [.C100]; &quot;0.0&quot; )" office:value-type="string" office:string-value="+SENSORS`1225.0" calcext:value-type="string">
            <text:p>+SENSORS`1225.0</text:p>
          </table:table-cell>
          <table:table-cell/>
          <table:table-cell office:value-type="string" calcext:value-type="string">
            <text:p>equipment_Rangefind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nsor Array Package</text:p>
          </table:table-cell>
        </table:table-row>
        <table:table-row table:style-name="ro2">
          <table:table-cell table:formula="of:=&quot;Sensor Array Package T&quot; &amp; TEXT([.B101]; &quot;0&quot;)" office:value-type="string" office:string-value="Sensor Array Package T5" calcext:value-type="string">
            <text:p>Sensor Array Package T5</text:p>
          </table:table-cell>
          <table:table-cell office:value-type="float" office:value="5" calcext:value-type="float">
            <text:p>5</text:p>
          </table:table-cell>
          <table:table-cell table:formula="of:=LERP_BY_TYPE( 400; 1500; [.B101] )" office:value-type="float" office:value="1500" calcext:value-type="float">
            <text:p>1500</text:p>
          </table:table-cell>
          <table:table-cell office:value-type="float" office:value="0.0625" calcext:value-type="float">
            <text:p>0.0625</text:p>
          </table:table-cell>
          <table:table-cell table:formula="of:=DRAIN( 2; 12;  0; 5;  1; 1; [.B101] )" office:value-type="string" office:string-value="12 5 1.00000" calcext:value-type="string">
            <text:p>12 5 1.00000</text:p>
          </table:table-cell>
          <table:table-cell office:value-type="float" office:value="1" calcext:value-type="float">
            <text:p>1</text:p>
          </table:table-cell>
          <table:table-cell table:formula="of:=LERP_BY_TYPE_SKEWED( 12050; 420120; [.B101]; 1.625 )" office:value-type="float" office:value="420120" calcext:value-type="float">
            <text:p>420120</text:p>
          </table:table-cell>
          <table:table-cell table:style-name="ce26" table:formula="of:=TEXT( [.C101]; &quot;0&quot; ) &amp; &quot;m Range Enhance&quot;" office:value-type="string" office:string-value="1500m Range Enhance" calcext:value-type="string">
            <text:p>1500m Range Enhance</text:p>
          </table:table-cell>
          <table:table-cell/>
          <table:table-cell table:formula="of:=&quot;+SENSORS`&quot; &amp; TEXT( [.C101]; &quot;0.0&quot; )" office:value-type="string" office:string-value="+SENSORS`1500.0" calcext:value-type="string">
            <text:p>+SENSORS`1500.0</text:p>
          </table:table-cell>
          <table:table-cell/>
          <table:table-cell office:value-type="string" calcext:value-type="string">
            <text:p>equipment_Rangefind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nsor Array Package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Cockpit Armor and Upgrades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Cockpit Armor T&quot; &amp; TEXT([.B108]; &quot;0&quot;)" office:value-type="string" office:string-value="Cockpit Armor T1" calcext:value-type="string">
            <text:p>Cockpit Armor 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08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6020; 390420; [.B108]; 1.625 )" office:value-type="float" office:value="6020" calcext:value-type="float">
            <text:p>6020</text:p>
          </table:table-cell>
          <table:table-cell table:style-name="ce26" table:formula="of:=&quot;+&quot; &amp; TEXT( [.C108]; &quot;0&quot; ) &amp; &quot; Injury Resist&quot;" office:value-type="string" office:string-value="+1 Injury Resist" calcext:value-type="string">
            <text:p>+1 Injury Resist</text:p>
          </table:table-cell>
          <table:table-cell table:formula="of:=TEXT( 100 + ([.B108] * 25); &quot;0&quot; ) &amp; &quot;% Head Armor&quot;" office:value-type="string" office:string-value="125% Head Armor" calcext:value-type="string">
            <text:p>125% Head Armor</text:p>
          </table:table-cell>
          <table:table-cell table:formula="of:=&quot;+COCKPIT_ARMOR`&quot; &amp; TEXT( [.C108]; &quot;0&quot; ) &amp; &quot; +HEAD_ARMOR`&quot; &amp; TEXT( 1 + ([.B108] * 0.25); &quot;0.00000&quot; )" office:value-type="string" office:string-value="+COCKPIT_ARMOR`1 +HEAD_ARMOR`1.25000" calcext:value-type="string">
            <text:p>+COCKPIT_ARMOR`1 +HEAD_ARMOR`1.25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quipment_Cockpi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ockpit Armor</text:p>
          </table:table-cell>
        </table:table-row>
        <table:table-row table:style-name="ro2">
          <table:table-cell table:formula="of:=&quot;Cockpit Armor T&quot; &amp; TEXT([.B109]; &quot;0&quot;)" office:value-type="string" office:string-value="Cockpit Armor T2" calcext:value-type="string">
            <text:p>Cockpit Armor T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09] )" office:value-type="string" office:string-value="3 0 1.00000" calcext:value-type="string">
            <text:p>3 0 1.00000</text:p>
          </table:table-cell>
          <table:table-cell office:value-type="float" office:value="1" calcext:value-type="float">
            <text:p>1</text:p>
          </table:table-cell>
          <table:table-cell table:formula="of:=LERP_BY_TYPE_SKEWED( 6020; 390420; [.B109]; 1.625 )" office:value-type="float" office:value="46425" calcext:value-type="float">
            <text:p>46425</text:p>
          </table:table-cell>
          <table:table-cell table:style-name="ce26" table:formula="of:=&quot;+&quot; &amp; TEXT( [.C109]; &quot;0&quot; ) &amp; &quot; Injury Resist&quot;" office:value-type="string" office:string-value="+1 Injury Resist" calcext:value-type="string">
            <text:p>+1 Injury Resist</text:p>
          </table:table-cell>
          <table:table-cell table:formula="of:=TEXT( 100 + ([.B109] * 25); &quot;0&quot; ) &amp; &quot;% Head Armor&quot;" office:value-type="string" office:string-value="150% Head Armor" calcext:value-type="string">
            <text:p>150% Head Armor</text:p>
          </table:table-cell>
          <table:table-cell table:formula="of:=&quot;+COCKPIT_ARMOR`&quot; &amp; TEXT( [.C109]; &quot;0&quot; ) &amp; &quot; +HEAD_ARMOR`&quot; &amp; TEXT( 1 + ([.B109] * 0.25); &quot;0.00000&quot; )" office:value-type="string" office:string-value="+COCKPIT_ARMOR`1 +HEAD_ARMOR`1.50000" calcext:value-type="string">
            <text:p>+COCKPIT_ARMOR`1 +HEAD_ARMOR`1.50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quipment_Cockpi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ockpit Armor</text:p>
          </table:table-cell>
        </table:table-row>
        <table:table-row table:style-name="ro2">
          <table:table-cell table:formula="of:=&quot;Cockpit Armor T&quot; &amp; TEXT([.B110]; &quot;0&quot;)" office:value-type="string" office:string-value="Cockpit Armor T3" calcext:value-type="string">
            <text:p>Cockpit Armor T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10] )" office:value-type="string" office:string-value="5 1 1.00000" calcext:value-type="string">
            <text:p>5 1 1.00000</text:p>
          </table:table-cell>
          <table:table-cell office:value-type="float" office:value="1" calcext:value-type="float">
            <text:p>1</text:p>
          </table:table-cell>
          <table:table-cell table:formula="of:=LERP_BY_TYPE_SKEWED( 6020; 390420; [.B110]; 1.625 )" office:value-type="float" office:value="130646" calcext:value-type="float">
            <text:p>130646</text:p>
          </table:table-cell>
          <table:table-cell table:style-name="ce26" table:formula="of:=&quot;+&quot; &amp; TEXT( [.C110]; &quot;0&quot; ) &amp; &quot; Injury Resist&quot;" office:value-type="string" office:string-value="+2 Injury Resist" calcext:value-type="string">
            <text:p>+2 Injury Resist</text:p>
          </table:table-cell>
          <table:table-cell table:formula="of:=TEXT( 100 + ([.B110] * 25); &quot;0&quot; ) &amp; &quot;% Head Armor&quot;" office:value-type="string" office:string-value="175% Head Armor" calcext:value-type="string">
            <text:p>175% Head Armor</text:p>
          </table:table-cell>
          <table:table-cell table:formula="of:=&quot;+COCKPIT_ARMOR`&quot; &amp; TEXT( [.C110]; &quot;0&quot; ) &amp; &quot; +HEAD_ARMOR`&quot; &amp; TEXT( 1 + ([.B110] * 0.25); &quot;0.00000&quot; )" office:value-type="string" office:string-value="+COCKPIT_ARMOR`2 +HEAD_ARMOR`1.75000" calcext:value-type="string">
            <text:p>+COCKPIT_ARMOR`2 +HEAD_ARMOR`1.75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quipment_Cockpi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ockpit Armor</text:p>
          </table:table-cell>
        </table:table-row>
        <table:table-row table:style-name="ro2">
          <table:table-cell table:formula="of:=&quot;Cockpit Armor T&quot; &amp; TEXT([.B111]; &quot;0&quot;)" office:value-type="string" office:string-value="Cockpit Armor T4" calcext:value-type="string">
            <text:p>Cockpit Armor T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11] )" office:value-type="string" office:string-value="8 3 1.00000" calcext:value-type="string">
            <text:p>8 3 1.00000</text:p>
          </table:table-cell>
          <table:table-cell office:value-type="float" office:value="1" calcext:value-type="float">
            <text:p>1</text:p>
          </table:table-cell>
          <table:table-cell table:formula="of:=LERP_BY_TYPE_SKEWED( 6020; 390420; [.B111]; 1.625 )" office:value-type="float" office:value="246876" calcext:value-type="float">
            <text:p>246876</text:p>
          </table:table-cell>
          <table:table-cell table:style-name="ce26" table:formula="of:=&quot;+&quot; &amp; TEXT( [.C111]; &quot;0&quot; ) &amp; &quot; Injury Resist&quot;" office:value-type="string" office:string-value="+2 Injury Resist" calcext:value-type="string">
            <text:p>+2 Injury Resist</text:p>
          </table:table-cell>
          <table:table-cell table:formula="of:=TEXT( 100 + ([.B111] * 25); &quot;0&quot; ) &amp; &quot;% Head Armor&quot;" office:value-type="string" office:string-value="200% Head Armor" calcext:value-type="string">
            <text:p>200% Head Armor</text:p>
          </table:table-cell>
          <table:table-cell table:formula="of:=&quot;+COCKPIT_ARMOR`&quot; &amp; TEXT( [.C111]; &quot;0&quot; ) &amp; &quot; +HEAD_ARMOR`&quot; &amp; TEXT( 1 + ([.B111] * 0.25); &quot;0.00000&quot; )" office:value-type="string" office:string-value="+COCKPIT_ARMOR`2 +HEAD_ARMOR`2.00000" calcext:value-type="string">
            <text:p>+COCKPIT_ARMOR`2 +HEAD_ARMOR`2.00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quipment_Cockpi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ockpit Armor</text:p>
          </table:table-cell>
        </table:table-row>
        <table:table-row table:style-name="ro2">
          <table:table-cell table:formula="of:=&quot;Cockpit Armor T&quot; &amp; TEXT([.B112]; &quot;0&quot;)" office:value-type="string" office:string-value="Cockpit Armor T5" calcext:value-type="string">
            <text:p>Cockpit Armor T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12] )" office:value-type="string" office:string-value="12 5 1.00000" calcext:value-type="string">
            <text:p>12 5 1.00000</text:p>
          </table:table-cell>
          <table:table-cell office:value-type="float" office:value="1" calcext:value-type="float">
            <text:p>1</text:p>
          </table:table-cell>
          <table:table-cell table:formula="of:=LERP_BY_TYPE_SKEWED( 6020; 390420; [.B112]; 1.625 )" office:value-type="float" office:value="390420" calcext:value-type="float">
            <text:p>390420</text:p>
          </table:table-cell>
          <table:table-cell table:style-name="ce26" table:formula="of:=&quot;+&quot; &amp; TEXT( [.C112]; &quot;0&quot; ) &amp; &quot; Injury Resist&quot;" office:value-type="string" office:string-value="+3 Injury Resist" calcext:value-type="string">
            <text:p>+3 Injury Resist</text:p>
          </table:table-cell>
          <table:table-cell table:formula="of:=TEXT( 100 + ([.B112] * 25); &quot;0&quot; ) &amp; &quot;% Head Armor&quot;" office:value-type="string" office:string-value="225% Head Armor" calcext:value-type="string">
            <text:p>225% Head Armor</text:p>
          </table:table-cell>
          <table:table-cell table:formula="of:=&quot;+COCKPIT_ARMOR`&quot; &amp; TEXT( [.C112]; &quot;0&quot; ) &amp; &quot; +HEAD_ARMOR`&quot; &amp; TEXT( 1 + ([.B112] * 0.25); &quot;0.00000&quot; )" office:value-type="string" office:string-value="+COCKPIT_ARMOR`3 +HEAD_ARMOR`2.25000" calcext:value-type="string">
            <text:p>+COCKPIT_ARMOR`3 +HEAD_ARMOR`2.25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quipment_Cockpi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ockpit Armor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Melee Upgrades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Stomper DFA Controller T&quot; &amp; TEXT([.B119]; &quot;0&quot;)" office:value-type="string" office:string-value="Stomper DFA Controller T1" calcext:value-type="string">
            <text:p>Stomper DFA Controller T1</text:p>
          </table:table-cell>
          <table:table-cell office:value-type="float" office:value="1" calcext:value-type="float">
            <text:p>1</text:p>
          </table:table-cell>
          <table:table-cell table:formula="of:=LERP_BY_TYPE_SKEWED( 25; 220; [.B119]; 1.625 )"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19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19]; 1.625 )" office:value-type="float" office:value="9020" calcext:value-type="float">
            <text:p>9020</text:p>
          </table:table-cell>
          <table:table-cell table:formula="of:=TEXT( ([.C119] + 100); &quot;0&quot; ) &amp; &quot;% DFA Damage&quot;" office:value-type="string" office:string-value="125% DFA Damage" calcext:value-type="string">
            <text:p>125% DFA Damage</text:p>
          </table:table-cell>
          <table:table-cell table:formula="of:=TEXT( 100 / (([.C119] + 100) * 0.01); &quot;0&quot; ) &amp; &quot;% DFA Self Injury&quot;" office:value-type="string" office:string-value="80% DFA Self Injury" calcext:value-type="string">
            <text:p>80% DFA Self Injury</text:p>
          </table:table-cell>
          <table:table-cell table:formula="of:=&quot;+DFA_DMG`&quot; &amp; TEXT( ([.C119] + 100) * 0.01; &quot;0.00000&quot; )" office:value-type="string" office:string-value="+DFA_DMG`1.25000" calcext:value-type="string">
            <text:p>+DFA_DMG`1.25000</text:p>
          </table:table-cell>
          <table:table-cell/>
          <table:table-cell office:value-type="string" calcext:value-type="string">
            <text:p>equipment_ActuatorLe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omper</text:p>
          </table:table-cell>
        </table:table-row>
        <table:table-row table:style-name="ro2">
          <table:table-cell table:formula="of:=&quot;Stomper DFA Controller T&quot; &amp; TEXT([.B120]; &quot;0&quot;)" office:value-type="string" office:string-value="Stomper DFA Controller T2" calcext:value-type="string">
            <text:p>Stomper DFA Controller T2</text:p>
          </table:table-cell>
          <table:table-cell office:value-type="float" office:value="2" calcext:value-type="float">
            <text:p>2</text:p>
          </table:table-cell>
          <table:table-cell table:formula="of:=LERP_BY_TYPE_SKEWED( 25; 220; [.B120]; 1.625 )" office:value-type="float" office:value="45" calcext:value-type="float">
            <text:p>45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0] )" office:value-type="string" office:string-value="3 0 1.00000" calcext:value-type="string">
            <text:p>3 0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0]; 1.625 )" office:value-type="float" office:value="41718" calcext:value-type="float">
            <text:p>41718</text:p>
          </table:table-cell>
          <table:table-cell table:style-name="ce26" table:formula="of:=TEXT( ([.C120] + 100); &quot;0&quot; ) &amp; &quot;% DFA Damage&quot;" office:value-type="string" office:string-value="145% DFA Damage" calcext:value-type="string">
            <text:p>145% DFA Damage</text:p>
          </table:table-cell>
          <table:table-cell table:formula="of:=TEXT( 100 / (([.C120] + 100) * 0.01); &quot;0&quot; ) &amp; &quot;% DFA Self Injury&quot;" office:value-type="string" office:string-value="69% DFA Self Injury" calcext:value-type="string">
            <text:p>69% DFA Self Injury</text:p>
          </table:table-cell>
          <table:table-cell table:formula="of:=&quot;+DFA_DMG`&quot; &amp; TEXT( ([.C120] + 100) * 0.01; &quot;0.00000&quot; )" office:value-type="string" office:string-value="+DFA_DMG`1.45000" calcext:value-type="string">
            <text:p>+DFA_DMG`1.45000</text:p>
          </table:table-cell>
          <table:table-cell/>
          <table:table-cell office:value-type="string" calcext:value-type="string">
            <text:p>equipment_ActuatorLe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omper</text:p>
          </table:table-cell>
        </table:table-row>
        <table:table-row table:style-name="ro2">
          <table:table-cell table:formula="of:=&quot;Stomper DFA Controller T&quot; &amp; TEXT([.B121]; &quot;0&quot;)" office:value-type="string" office:string-value="Stomper DFA Controller T3" calcext:value-type="string">
            <text:p>Stomper DFA Controller T3</text:p>
          </table:table-cell>
          <table:table-cell office:value-type="float" office:value="3" calcext:value-type="float">
            <text:p>3</text:p>
          </table:table-cell>
          <table:table-cell table:formula="of:=LERP_BY_TYPE_SKEWED( 25; 220; [.B121]; 1.625 )" office:value-type="float" office:value="88" calcext:value-type="float">
            <text:p>88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1] )" office:value-type="string" office:string-value="5 1 1.00000" calcext:value-type="string">
            <text:p>5 1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1]; 1.625 )" office:value-type="float" office:value="109875" calcext:value-type="float">
            <text:p>109875</text:p>
          </table:table-cell>
          <table:table-cell table:style-name="ce26" table:formula="of:=TEXT( ([.C121] + 100); &quot;0&quot; ) &amp; &quot;% DFA Damage&quot;" office:value-type="string" office:string-value="188% DFA Damage" calcext:value-type="string">
            <text:p>188% DFA Damage</text:p>
          </table:table-cell>
          <table:table-cell table:formula="of:=TEXT( 100 / (([.C121] + 100) * 0.01); &quot;0&quot; ) &amp; &quot;% DFA Self Injury&quot;" office:value-type="string" office:string-value="53% DFA Self Injury" calcext:value-type="string">
            <text:p>53% DFA Self Injury</text:p>
          </table:table-cell>
          <table:table-cell table:formula="of:=&quot;+DFA_DMG`&quot; &amp; TEXT( ([.C121] + 100) * 0.01; &quot;0.00000&quot; )" office:value-type="string" office:string-value="+DFA_DMG`1.88000" calcext:value-type="string">
            <text:p>+DFA_DMG`1.88000</text:p>
          </table:table-cell>
          <table:table-cell/>
          <table:table-cell office:value-type="string" calcext:value-type="string">
            <text:p>equipment_ActuatorLe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omper</text:p>
          </table:table-cell>
        </table:table-row>
        <table:table-row table:style-name="ro2">
          <table:table-cell table:formula="of:=&quot;Stomper DFA Controller T&quot; &amp; TEXT([.B122]; &quot;0&quot;)" office:value-type="string" office:string-value="Stomper DFA Controller T4" calcext:value-type="string">
            <text:p>Stomper DFA Controller T4</text:p>
          </table:table-cell>
          <table:table-cell office:value-type="float" office:value="4" calcext:value-type="float">
            <text:p>4</text:p>
          </table:table-cell>
          <table:table-cell table:formula="of:=LERP_BY_TYPE_SKEWED( 25; 220; [.B122]; 1.625 )" office:value-type="float" office:value="147" calcext:value-type="float">
            <text:p>147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2] )" office:value-type="string" office:string-value="8 3 1.00000" calcext:value-type="string">
            <text:p>8 3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2]; 1.625 )" office:value-type="float" office:value="203936" calcext:value-type="float">
            <text:p>203936</text:p>
          </table:table-cell>
          <table:table-cell table:style-name="ce26" table:formula="of:=TEXT( ([.C122] + 100); &quot;0&quot; ) &amp; &quot;% DFA Damage&quot;" office:value-type="string" office:string-value="247% DFA Damage" calcext:value-type="string">
            <text:p>247% DFA Damage</text:p>
          </table:table-cell>
          <table:table-cell table:formula="of:=TEXT( 100 / (([.C122] + 100) * 0.01); &quot;0&quot; ) &amp; &quot;% DFA Self Injury&quot;" office:value-type="string" office:string-value="40% DFA Self Injury" calcext:value-type="string">
            <text:p>40% DFA Self Injury</text:p>
          </table:table-cell>
          <table:table-cell table:formula="of:=&quot;+DFA_DMG`&quot; &amp; TEXT( ([.C122] + 100) * 0.01; &quot;0.00000&quot; )" office:value-type="string" office:string-value="+DFA_DMG`2.47000" calcext:value-type="string">
            <text:p>+DFA_DMG`2.47000</text:p>
          </table:table-cell>
          <table:table-cell/>
          <table:table-cell office:value-type="string" calcext:value-type="string">
            <text:p>equipment_ActuatorLe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omper</text:p>
          </table:table-cell>
        </table:table-row>
        <table:table-row table:style-name="ro2">
          <table:table-cell table:formula="of:=&quot;Stomper DFA Controller T&quot; &amp; TEXT([.B123]; &quot;0&quot;)" office:value-type="string" office:string-value="Stomper DFA Controller T5" calcext:value-type="string">
            <text:p>Stomper DFA Controller T5</text:p>
          </table:table-cell>
          <table:table-cell office:value-type="float" office:value="5" calcext:value-type="float">
            <text:p>5</text:p>
          </table:table-cell>
          <table:table-cell table:formula="of:=LERP_BY_TYPE_SKEWED( 25; 220; [.B123]; 1.625 )" office:value-type="float" office:value="220" calcext:value-type="float">
            <text:p>220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3] )" office:value-type="string" office:string-value="12 5 1.00000" calcext:value-type="string">
            <text:p>12 5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3]; 1.625 )" office:value-type="float" office:value="320100" calcext:value-type="float">
            <text:p>320100</text:p>
          </table:table-cell>
          <table:table-cell table:style-name="ce26" table:formula="of:=TEXT( ([.C123] + 100); &quot;0&quot; ) &amp; &quot;% DFA Damage&quot;" office:value-type="string" office:string-value="320% DFA Damage" calcext:value-type="string">
            <text:p>320% DFA Damage</text:p>
          </table:table-cell>
          <table:table-cell table:formula="of:=TEXT( 100 / (([.C123] + 100) * 0.01); &quot;0&quot; ) &amp; &quot;% DFA Self Injury&quot;" office:value-type="string" office:string-value="31% DFA Self Injury" calcext:value-type="string">
            <text:p>31% DFA Self Injury</text:p>
          </table:table-cell>
          <table:table-cell table:formula="of:=&quot;+DFA_DMG`&quot; &amp; TEXT( ([.C123] + 100) * 0.01; &quot;0.00000&quot; )" office:value-type="string" office:string-value="+DFA_DMG`3.20000" calcext:value-type="string">
            <text:p>+DFA_DMG`3.20000</text:p>
          </table:table-cell>
          <table:table-cell/>
          <table:table-cell office:value-type="string" calcext:value-type="string">
            <text:p>equipment_ActuatorLeg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omper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Melee Combat Controller T&quot; &amp; TEXT([.B125]; &quot;0&quot;)" office:value-type="string" office:string-value="Melee Combat Controller T1" calcext:value-type="string">
            <text:p>Melee Combat Controller T1</text:p>
          </table:table-cell>
          <table:table-cell office:value-type="float" office:value="1" calcext:value-type="float">
            <text:p>1</text:p>
          </table:table-cell>
          <table:table-cell table:formula="of:=LERP_BY_TYPE_SKEWED( 25; 220; [.B125]; 1.625 )"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5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5]; 1.625 )" office:value-type="float" office:value="9020" calcext:value-type="float">
            <text:p>9020</text:p>
          </table:table-cell>
          <table:table-cell table:formula="of:=TEXT( ([.C125] + 100); &quot;0&quot; ) &amp; &quot;% Melee Damage&quot;" office:value-type="string" office:string-value="125% Melee Damage" calcext:value-type="string">
            <text:p>125% Melee Damage</text:p>
          </table:table-cell>
          <table:table-cell/>
          <table:table-cell table:formula="of:=&quot;+MELEE_DMG`&quot; &amp; TEXT( ([.C125] + 100) * 0.01; &quot;0.00000&quot; )" office:value-type="string" office:string-value="+MELEE_DMG`1.25000" calcext:value-type="string">
            <text:p>+MELEE_DMG`1.25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Melee Controller</text:p>
          </table:table-cell>
        </table:table-row>
        <table:table-row table:style-name="ro2">
          <table:table-cell table:formula="of:=&quot;Melee Combat Controller T&quot; &amp; TEXT([.B126]; &quot;0&quot;)" office:value-type="string" office:string-value="Melee Combat Controller T2" calcext:value-type="string">
            <text:p>Melee Combat Controller T2</text:p>
          </table:table-cell>
          <table:table-cell office:value-type="float" office:value="2" calcext:value-type="float">
            <text:p>2</text:p>
          </table:table-cell>
          <table:table-cell table:formula="of:=LERP_BY_TYPE_SKEWED( 25; 220; [.B126]; 1.625 )" office:value-type="float" office:value="45" calcext:value-type="float">
            <text:p>45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6] )" office:value-type="string" office:string-value="3 0 1.00000" calcext:value-type="string">
            <text:p>3 0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6]; 1.625 )" office:value-type="float" office:value="41718" calcext:value-type="float">
            <text:p>41718</text:p>
          </table:table-cell>
          <table:table-cell table:formula="of:=TEXT( ([.C126] + 100); &quot;0&quot; ) &amp; &quot;% Melee Damage&quot;" office:value-type="string" office:string-value="145% Melee Damage" calcext:value-type="string">
            <text:p>145% Melee Damage</text:p>
          </table:table-cell>
          <table:table-cell/>
          <table:table-cell table:formula="of:=&quot;+MELEE_DMG`&quot; &amp; TEXT( ([.C126] + 100) * 0.01; &quot;0.00000&quot; )" office:value-type="string" office:string-value="+MELEE_DMG`1.45000" calcext:value-type="string">
            <text:p>+MELEE_DMG`1.45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Melee Controller</text:p>
          </table:table-cell>
        </table:table-row>
        <table:table-row table:style-name="ro2">
          <table:table-cell table:formula="of:=&quot;Melee Combat Controller T&quot; &amp; TEXT([.B127]; &quot;0&quot;)" office:value-type="string" office:string-value="Melee Combat Controller T3" calcext:value-type="string">
            <text:p>Melee Combat Controller T3</text:p>
          </table:table-cell>
          <table:table-cell office:value-type="float" office:value="3" calcext:value-type="float">
            <text:p>3</text:p>
          </table:table-cell>
          <table:table-cell table:formula="of:=LERP_BY_TYPE_SKEWED( 25; 220; [.B127]; 1.625 )" office:value-type="float" office:value="88" calcext:value-type="float">
            <text:p>88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7] )" office:value-type="string" office:string-value="5 1 1.00000" calcext:value-type="string">
            <text:p>5 1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7]; 1.625 )" office:value-type="float" office:value="109875" calcext:value-type="float">
            <text:p>109875</text:p>
          </table:table-cell>
          <table:table-cell table:formula="of:=TEXT( ([.C127] + 100); &quot;0&quot; ) &amp; &quot;% Melee Damage&quot;" office:value-type="string" office:string-value="188% Melee Damage" calcext:value-type="string">
            <text:p>188% Melee Damage</text:p>
          </table:table-cell>
          <table:table-cell/>
          <table:table-cell table:formula="of:=&quot;+MELEE_DMG`&quot; &amp; TEXT( ([.C127] + 100) * 0.01; &quot;0.00000&quot; )" office:value-type="string" office:string-value="+MELEE_DMG`1.88000" calcext:value-type="string">
            <text:p>+MELEE_DMG`1.88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Melee Controller</text:p>
          </table:table-cell>
        </table:table-row>
        <table:table-row table:style-name="ro2">
          <table:table-cell table:formula="of:=&quot;Melee Combat Controller T&quot; &amp; TEXT([.B128]; &quot;0&quot;)" office:value-type="string" office:string-value="Melee Combat Controller T4" calcext:value-type="string">
            <text:p>Melee Combat Controller T4</text:p>
          </table:table-cell>
          <table:table-cell office:value-type="float" office:value="4" calcext:value-type="float">
            <text:p>4</text:p>
          </table:table-cell>
          <table:table-cell table:formula="of:=LERP_BY_TYPE_SKEWED( 25; 220; [.B128]; 1.625 )" office:value-type="float" office:value="147" calcext:value-type="float">
            <text:p>147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8] )" office:value-type="string" office:string-value="8 3 1.00000" calcext:value-type="string">
            <text:p>8 3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8]; 1.625 )" office:value-type="float" office:value="203936" calcext:value-type="float">
            <text:p>203936</text:p>
          </table:table-cell>
          <table:table-cell table:formula="of:=TEXT( ([.C128] + 100); &quot;0&quot; ) &amp; &quot;% Melee Damage&quot;" office:value-type="string" office:string-value="247% Melee Damage" calcext:value-type="string">
            <text:p>247% Melee Damage</text:p>
          </table:table-cell>
          <table:table-cell/>
          <table:table-cell table:formula="of:=&quot;+MELEE_DMG`&quot; &amp; TEXT( ([.C128] + 100) * 0.01; &quot;0.00000&quot; )" office:value-type="string" office:string-value="+MELEE_DMG`2.47000" calcext:value-type="string">
            <text:p>+MELEE_DMG`2.47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Melee Controller</text:p>
          </table:table-cell>
        </table:table-row>
        <table:table-row table:style-name="ro2">
          <table:table-cell table:formula="of:=&quot;Melee Combat Controller T&quot; &amp; TEXT([.B129]; &quot;0&quot;)" office:value-type="string" office:string-value="Melee Combat Controller T5" calcext:value-type="string">
            <text:p>Melee Combat Controller T5</text:p>
          </table:table-cell>
          <table:table-cell office:value-type="float" office:value="5" calcext:value-type="float">
            <text:p>5</text:p>
          </table:table-cell>
          <table:table-cell table:formula="of:=LERP_BY_TYPE_SKEWED( 25; 220; [.B129]; 1.625 )" office:value-type="float" office:value="220" calcext:value-type="float">
            <text:p>220</text:p>
          </table:table-cell>
          <table:table-cell office:value-type="float" office:value="0" calcext:value-type="float">
            <text:p>0.0000</text:p>
          </table:table-cell>
          <table:table-cell table:formula="of:=DRAIN( 2; 12;  0; 5;  1; 1; [.B129] )" office:value-type="string" office:string-value="12 5 1.00000" calcext:value-type="string">
            <text:p>12 5 1.00000</text:p>
          </table:table-cell>
          <table:table-cell office:value-type="float" office:value="1" calcext:value-type="float">
            <text:p>1</text:p>
          </table:table-cell>
          <table:table-cell table:formula="of:=LERP_BY_TYPE_SKEWED( 9020; 320100; [.B129]; 1.625 )" office:value-type="float" office:value="320100" calcext:value-type="float">
            <text:p>320100</text:p>
          </table:table-cell>
          <table:table-cell table:formula="of:=TEXT( ([.C129] + 100); &quot;0&quot; ) &amp; &quot;% Melee Damage&quot;" office:value-type="string" office:string-value="320% Melee Damage" calcext:value-type="string">
            <text:p>320% Melee Damage</text:p>
          </table:table-cell>
          <table:table-cell/>
          <table:table-cell table:formula="of:=&quot;+MELEE_DMG`&quot; &amp; TEXT( ([.C129] + 100) * 0.01; &quot;0.00000&quot; )" office:value-type="string" office:string-value="+MELEE_DMG`3.20000" calcext:value-type="string">
            <text:p>+MELEE_DMG`3.20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Melee Controller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Weapon Upgrades, Accuracy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TTS Ballistic T&quot; &amp; TEXT( [.B137]; &quot;0&quot; )" office:value-type="string" office:string-value="TTS Ballistic T1" calcext:value-type="string">
            <text:p>TTS Ballistic T1</text:p>
          </table:table-cell>
          <table:table-cell office:value-type="float" office:value="1" calcext:value-type="float">
            <text:p>1</text:p>
          </table:table-cell>
          <table:table-cell table:formula="of:=[.B137] * 0.6" office:value-type="float" office:value="0.6" calcext:value-type="float">
            <text:p>0.6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37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37]; 1.625 )" office:value-type="float" office:value="35050" calcext:value-type="float">
            <text:p>35050</text:p>
          </table:table-cell>
          <table:table-cell table:formula="of:=&quot;+&quot; &amp; TEXT( [.C137]; &quot;0.0&quot; ) &amp; &quot; Aim Bonus&quot;" office:value-type="string" office:string-value="+0.6 Aim Bonus" calcext:value-type="string">
            <text:p>+0.6 Aim Bonus</text:p>
          </table:table-cell>
          <table:table-cell/>
          <table:table-cell table:formula="of:=&quot;+ACC_BALL`&quot; &amp; TEXT( ([.C137] * -1); &quot;0.0&quot; )" office:value-type="string" office:string-value="+ACC_BALL`-0.6" calcext:value-type="string">
            <text:p>+ACC_BALL`-0.6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Ballistic T&quot; &amp; TEXT( [.B138]; &quot;0&quot; )" office:value-type="string" office:string-value="TTS Ballistic T2" calcext:value-type="string">
            <text:p>TTS Ballistic T2</text:p>
          </table:table-cell>
          <table:table-cell office:value-type="float" office:value="2" calcext:value-type="float">
            <text:p>2</text:p>
          </table:table-cell>
          <table:table-cell table:formula="of:=[.B138] * 0.6" office:value-type="float" office:value="1.2" calcext:value-type="float">
            <text:p>1.2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38] )" office:value-type="string" office:string-value="3 0 1.02031" calcext:value-type="string">
            <text:p>3 0 1.02031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38]; 1.625 )" office:value-type="float" office:value="188009" calcext:value-type="float">
            <text:p>188009</text:p>
          </table:table-cell>
          <table:table-cell table:formula="of:=&quot;+&quot; &amp; TEXT( [.C138]; &quot;0.0&quot; ) &amp; &quot; Aim Bonus&quot;" office:value-type="string" office:string-value="+1.2 Aim Bonus" calcext:value-type="string">
            <text:p>+1.2 Aim Bonus</text:p>
          </table:table-cell>
          <table:table-cell/>
          <table:table-cell table:formula="of:=&quot;+ACC_BALL`&quot; &amp; TEXT( ([.C138] * -1); &quot;0.0&quot; )" office:value-type="string" office:string-value="+ACC_BALL`-1.2" calcext:value-type="string">
            <text:p>+ACC_BALL`-1.2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Ballistic T&quot; &amp; TEXT( [.B139]; &quot;0&quot; )" office:value-type="string" office:string-value="TTS Ballistic T3" calcext:value-type="string">
            <text:p>TTS Ballistic T3</text:p>
          </table:table-cell>
          <table:table-cell office:value-type="float" office:value="3" calcext:value-type="float">
            <text:p>3</text:p>
          </table:table-cell>
          <table:table-cell table:formula="of:=[.B139] * 0.6" office:value-type="float" office:value="1.8" calcext:value-type="float">
            <text:p>1.8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39] )" office:value-type="string" office:string-value="5 1 1.05745" calcext:value-type="string">
            <text:p>5 1 1.05745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39]; 1.625 )" office:value-type="float" office:value="506840" calcext:value-type="float">
            <text:p>506840</text:p>
          </table:table-cell>
          <table:table-cell table:formula="of:=&quot;+&quot; &amp; TEXT( [.C139]; &quot;0.0&quot; ) &amp; &quot; Aim Bonus&quot;" office:value-type="string" office:string-value="+1.8 Aim Bonus" calcext:value-type="string">
            <text:p>+1.8 Aim Bonus</text:p>
          </table:table-cell>
          <table:table-cell/>
          <table:table-cell table:formula="of:=&quot;+ACC_BALL`&quot; &amp; TEXT( ([.C139] * -1); &quot;0.0&quot; )" office:value-type="string" office:string-value="+ACC_BALL`-1.8" calcext:value-type="string">
            <text:p>+ACC_BALL`-1.8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Ballistic T&quot; &amp; TEXT( [.B140]; &quot;0&quot; )" office:value-type="string" office:string-value="TTS Ballistic T4" calcext:value-type="string">
            <text:p>TTS Ballistic T4</text:p>
          </table:table-cell>
          <table:table-cell office:value-type="float" office:value="4" calcext:value-type="float">
            <text:p>4</text:p>
          </table:table-cell>
          <table:table-cell table:formula="of:=[.B140] * 0.6" office:value-type="float" office:value="2.4" calcext:value-type="float">
            <text:p>2.4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0] )" office:value-type="string" office:string-value="8 3 1.10555" calcext:value-type="string">
            <text:p>8 3 1.10555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0]; 1.625 )" office:value-type="float" office:value="946845" calcext:value-type="float">
            <text:p>946845</text:p>
          </table:table-cell>
          <table:table-cell table:formula="of:=&quot;+&quot; &amp; TEXT( [.C140]; &quot;0.0&quot; ) &amp; &quot; Aim Bonus&quot;" office:value-type="string" office:string-value="+2.4 Aim Bonus" calcext:value-type="string">
            <text:p>+2.4 Aim Bonus</text:p>
          </table:table-cell>
          <table:table-cell/>
          <table:table-cell table:formula="of:=&quot;+ACC_BALL`&quot; &amp; TEXT( ([.C140] * -1); &quot;0.0&quot; )" office:value-type="string" office:string-value="+ACC_BALL`-2.4" calcext:value-type="string">
            <text:p>+ACC_BALL`-2.4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Ballistic T&quot; &amp; TEXT( [.B141]; &quot;0&quot; )" office:value-type="string" office:string-value="TTS Ballistic T5" calcext:value-type="string">
            <text:p>TTS Ballistic T5</text:p>
          </table:table-cell>
          <table:table-cell office:value-type="float" office:value="5" calcext:value-type="float">
            <text:p>5</text:p>
          </table:table-cell>
          <table:table-cell table:formula="of:=[.B141] * 0.6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1] )" office:value-type="string" office:string-value="12 5 1.16250" calcext:value-type="string">
            <text:p>12 5 1.1625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1]; 1.625 )" office:value-type="float" office:value="1490250" calcext:value-type="float">
            <text:p>1490250</text:p>
          </table:table-cell>
          <table:table-cell table:formula="of:=&quot;+&quot; &amp; TEXT( [.C141]; &quot;0.0&quot; ) &amp; &quot; Aim Bonus&quot;" office:value-type="string" office:string-value="+3.0 Aim Bonus" calcext:value-type="string">
            <text:p>+3.0 Aim Bonus</text:p>
          </table:table-cell>
          <table:table-cell/>
          <table:table-cell table:formula="of:=&quot;+ACC_BALL`&quot; &amp; TEXT( ([.C141] * -1); &quot;0.0&quot; )" office:value-type="string" office:string-value="+ACC_BALL`-3.0" calcext:value-type="string">
            <text:p>+ACC_BALL`-3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TTS Energy T&quot; &amp; TEXT( [.B143]; &quot;0&quot; )" office:value-type="string" office:string-value="TTS Energy T1" calcext:value-type="string">
            <text:p>TTS Energy T1</text:p>
          </table:table-cell>
          <table:table-cell office:value-type="float" office:value="1" calcext:value-type="float">
            <text:p>1</text:p>
          </table:table-cell>
          <table:table-cell table:formula="of:=[.B143] * 0.6" office:value-type="float" office:value="0.6" calcext:value-type="float">
            <text:p>0.6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3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3]; 1.625 )" office:value-type="float" office:value="35050" calcext:value-type="float">
            <text:p>35050</text:p>
          </table:table-cell>
          <table:table-cell table:formula="of:=&quot;+&quot; &amp; TEXT( [.C143]; &quot;0.0&quot; ) &amp; &quot; Aim Bonus&quot;" office:value-type="string" office:string-value="+0.6 Aim Bonus" calcext:value-type="string">
            <text:p>+0.6 Aim Bonus</text:p>
          </table:table-cell>
          <table:table-cell/>
          <table:table-cell table:formula="of:=&quot;+ACC_ENGY`&quot; &amp; TEXT( ([.C143] * -1); &quot;0.0&quot; )" office:value-type="string" office:string-value="+ACC_ENGY`-0.6" calcext:value-type="string">
            <text:p>+ACC_ENGY`-0.6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Energy T&quot; &amp; TEXT( [.B144]; &quot;0&quot; )" office:value-type="string" office:string-value="TTS Energy T2" calcext:value-type="string">
            <text:p>TTS Energy T2</text:p>
          </table:table-cell>
          <table:table-cell office:value-type="float" office:value="2" calcext:value-type="float">
            <text:p>2</text:p>
          </table:table-cell>
          <table:table-cell table:formula="of:=[.B144] * 0.6" office:value-type="float" office:value="1.2" calcext:value-type="float">
            <text:p>1.2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4] )" office:value-type="string" office:string-value="3 0 1.02031" calcext:value-type="string">
            <text:p>3 0 1.02031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4]; 1.625 )" office:value-type="float" office:value="188009" calcext:value-type="float">
            <text:p>188009</text:p>
          </table:table-cell>
          <table:table-cell table:formula="of:=&quot;+&quot; &amp; TEXT( [.C144]; &quot;0.0&quot; ) &amp; &quot; Aim Bonus&quot;" office:value-type="string" office:string-value="+1.2 Aim Bonus" calcext:value-type="string">
            <text:p>+1.2 Aim Bonus</text:p>
          </table:table-cell>
          <table:table-cell/>
          <table:table-cell table:formula="of:=&quot;+ACC_ENGY`&quot; &amp; TEXT( ([.C144] * -1); &quot;0.0&quot; )" office:value-type="string" office:string-value="+ACC_ENGY`-1.2" calcext:value-type="string">
            <text:p>+ACC_ENGY`-1.2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Energy T&quot; &amp; TEXT( [.B145]; &quot;0&quot; )" office:value-type="string" office:string-value="TTS Energy T3" calcext:value-type="string">
            <text:p>TTS Energy T3</text:p>
          </table:table-cell>
          <table:table-cell office:value-type="float" office:value="3" calcext:value-type="float">
            <text:p>3</text:p>
          </table:table-cell>
          <table:table-cell table:formula="of:=[.B145] * 0.6" office:value-type="float" office:value="1.8" calcext:value-type="float">
            <text:p>1.8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5] )" office:value-type="string" office:string-value="5 1 1.05745" calcext:value-type="string">
            <text:p>5 1 1.05745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5]; 1.625 )" office:value-type="float" office:value="506840" calcext:value-type="float">
            <text:p>506840</text:p>
          </table:table-cell>
          <table:table-cell table:formula="of:=&quot;+&quot; &amp; TEXT( [.C145]; &quot;0.0&quot; ) &amp; &quot; Aim Bonus&quot;" office:value-type="string" office:string-value="+1.8 Aim Bonus" calcext:value-type="string">
            <text:p>+1.8 Aim Bonus</text:p>
          </table:table-cell>
          <table:table-cell/>
          <table:table-cell table:formula="of:=&quot;+ACC_ENGY`&quot; &amp; TEXT( ([.C145] * -1); &quot;0.0&quot; )" office:value-type="string" office:string-value="+ACC_ENGY`-1.8" calcext:value-type="string">
            <text:p>+ACC_ENGY`-1.8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Energy T&quot; &amp; TEXT( [.B146]; &quot;0&quot; )" office:value-type="string" office:string-value="TTS Energy T4" calcext:value-type="string">
            <text:p>TTS Energy T4</text:p>
          </table:table-cell>
          <table:table-cell office:value-type="float" office:value="4" calcext:value-type="float">
            <text:p>4</text:p>
          </table:table-cell>
          <table:table-cell table:formula="of:=[.B146] * 0.6" office:value-type="float" office:value="2.4" calcext:value-type="float">
            <text:p>2.4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6] )" office:value-type="string" office:string-value="8 3 1.10555" calcext:value-type="string">
            <text:p>8 3 1.10555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6]; 1.625 )" office:value-type="float" office:value="946845" calcext:value-type="float">
            <text:p>946845</text:p>
          </table:table-cell>
          <table:table-cell table:formula="of:=&quot;+&quot; &amp; TEXT( [.C146]; &quot;0.0&quot; ) &amp; &quot; Aim Bonus&quot;" office:value-type="string" office:string-value="+2.4 Aim Bonus" calcext:value-type="string">
            <text:p>+2.4 Aim Bonus</text:p>
          </table:table-cell>
          <table:table-cell/>
          <table:table-cell table:formula="of:=&quot;+ACC_ENGY`&quot; &amp; TEXT( ([.C146] * -1); &quot;0.0&quot; )" office:value-type="string" office:string-value="+ACC_ENGY`-2.4" calcext:value-type="string">
            <text:p>+ACC_ENGY`-2.4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Energy T&quot; &amp; TEXT( [.B147]; &quot;0&quot; )" office:value-type="string" office:string-value="TTS Energy T5" calcext:value-type="string">
            <text:p>TTS Energy T5</text:p>
          </table:table-cell>
          <table:table-cell office:value-type="float" office:value="5" calcext:value-type="float">
            <text:p>5</text:p>
          </table:table-cell>
          <table:table-cell table:formula="of:=[.B147] * 0.6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7] )" office:value-type="string" office:string-value="12 5 1.16250" calcext:value-type="string">
            <text:p>12 5 1.1625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7]; 1.625 )" office:value-type="float" office:value="1490250" calcext:value-type="float">
            <text:p>1490250</text:p>
          </table:table-cell>
          <table:table-cell table:formula="of:=&quot;+&quot; &amp; TEXT( [.C147]; &quot;0.0&quot; ) &amp; &quot; Aim Bonus&quot;" office:value-type="string" office:string-value="+3.0 Aim Bonus" calcext:value-type="string">
            <text:p>+3.0 Aim Bonus</text:p>
          </table:table-cell>
          <table:table-cell/>
          <table:table-cell table:formula="of:=&quot;+ACC_ENGY`&quot; &amp; TEXT( ([.C147] * -1); &quot;0.0&quot; )" office:value-type="string" office:string-value="+ACC_ENGY`-3.0" calcext:value-type="string">
            <text:p>+ACC_ENGY`-3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TTS Missle T&quot; &amp; TEXT( [.B149]; &quot;0&quot; )" office:value-type="string" office:string-value="TTS Missle T1" calcext:value-type="string">
            <text:p>TTS Missle T1</text:p>
          </table:table-cell>
          <table:table-cell office:value-type="float" office:value="1" calcext:value-type="float">
            <text:p>1</text:p>
          </table:table-cell>
          <table:table-cell table:formula="of:=[.B149] * 0.6" office:value-type="float" office:value="0.6" calcext:value-type="float">
            <text:p>0.6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49] )" office:value-type="string" office:string-value="2 0 1.00000" calcext:value-type="string">
            <text:p>2 0 1.0000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49]; 1.625 )" office:value-type="float" office:value="35050" calcext:value-type="float">
            <text:p>35050</text:p>
          </table:table-cell>
          <table:table-cell table:formula="of:=&quot;+&quot; &amp; TEXT( [.C149]; &quot;0.0&quot; ) &amp; &quot; Aim Bonus&quot;" office:value-type="string" office:string-value="+0.6 Aim Bonus" calcext:value-type="string">
            <text:p>+0.6 Aim Bonus</text:p>
          </table:table-cell>
          <table:table-cell/>
          <table:table-cell table:formula="of:=&quot;+ACC_MSSL`&quot; &amp; TEXT( ([.C149] * -1); &quot;0.0&quot; )" office:value-type="string" office:string-value="+ACC_MSSL`-0.6" calcext:value-type="string">
            <text:p>+ACC_MSSL`-0.6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Missle T&quot; &amp; TEXT( [.B150]; &quot;0&quot; )" office:value-type="string" office:string-value="TTS Missle T2" calcext:value-type="string">
            <text:p>TTS Missle T2</text:p>
          </table:table-cell>
          <table:table-cell office:value-type="float" office:value="2" calcext:value-type="float">
            <text:p>2</text:p>
          </table:table-cell>
          <table:table-cell table:formula="of:=[.B150] * 0.6" office:value-type="float" office:value="1.2" calcext:value-type="float">
            <text:p>1.2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50] )" office:value-type="string" office:string-value="3 0 1.02031" calcext:value-type="string">
            <text:p>3 0 1.02031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50]; 1.625 )" office:value-type="float" office:value="188009" calcext:value-type="float">
            <text:p>188009</text:p>
          </table:table-cell>
          <table:table-cell table:formula="of:=&quot;+&quot; &amp; TEXT( [.C150]; &quot;0.0&quot; ) &amp; &quot; Aim Bonus&quot;" office:value-type="string" office:string-value="+1.2 Aim Bonus" calcext:value-type="string">
            <text:p>+1.2 Aim Bonus</text:p>
          </table:table-cell>
          <table:table-cell/>
          <table:table-cell table:formula="of:=&quot;+ACC_MSSL`&quot; &amp; TEXT( ([.C150] * -1); &quot;0.0&quot; )" office:value-type="string" office:string-value="+ACC_MSSL`-1.2" calcext:value-type="string">
            <text:p>+ACC_MSSL`-1.2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Missle T&quot; &amp; TEXT( [.B151]; &quot;0&quot; )" office:value-type="string" office:string-value="TTS Missle T3" calcext:value-type="string">
            <text:p>TTS Missle T3</text:p>
          </table:table-cell>
          <table:table-cell office:value-type="float" office:value="3" calcext:value-type="float">
            <text:p>3</text:p>
          </table:table-cell>
          <table:table-cell table:formula="of:=[.B151] * 0.6" office:value-type="float" office:value="1.8" calcext:value-type="float">
            <text:p>1.8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51] )" office:value-type="string" office:string-value="5 1 1.05745" calcext:value-type="string">
            <text:p>5 1 1.05745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51]; 1.625 )" office:value-type="float" office:value="506840" calcext:value-type="float">
            <text:p>506840</text:p>
          </table:table-cell>
          <table:table-cell table:formula="of:=&quot;+&quot; &amp; TEXT( [.C151]; &quot;0.0&quot; ) &amp; &quot; Aim Bonus&quot;" office:value-type="string" office:string-value="+1.8 Aim Bonus" calcext:value-type="string">
            <text:p>+1.8 Aim Bonus</text:p>
          </table:table-cell>
          <table:table-cell/>
          <table:table-cell table:formula="of:=&quot;+ACC_MSSL`&quot; &amp; TEXT( ([.C151] * -1); &quot;0.0&quot; )" office:value-type="string" office:string-value="+ACC_MSSL`-1.8" calcext:value-type="string">
            <text:p>+ACC_MSSL`-1.8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Missle T&quot; &amp; TEXT( [.B152]; &quot;0&quot; )" office:value-type="string" office:string-value="TTS Missle T4" calcext:value-type="string">
            <text:p>TTS Missle T4</text:p>
          </table:table-cell>
          <table:table-cell office:value-type="float" office:value="4" calcext:value-type="float">
            <text:p>4</text:p>
          </table:table-cell>
          <table:table-cell table:formula="of:=[.B152] * 0.6" office:value-type="float" office:value="2.4" calcext:value-type="float">
            <text:p>2.4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52] )" office:value-type="string" office:string-value="8 3 1.10555" calcext:value-type="string">
            <text:p>8 3 1.10555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52]; 1.625 )" office:value-type="float" office:value="946845" calcext:value-type="float">
            <text:p>946845</text:p>
          </table:table-cell>
          <table:table-cell table:formula="of:=&quot;+&quot; &amp; TEXT( [.C152]; &quot;0.0&quot; ) &amp; &quot; Aim Bonus&quot;" office:value-type="string" office:string-value="+2.4 Aim Bonus" calcext:value-type="string">
            <text:p>+2.4 Aim Bonus</text:p>
          </table:table-cell>
          <table:table-cell/>
          <table:table-cell table:formula="of:=&quot;+ACC_MSSL`&quot; &amp; TEXT( ([.C152] * -1); &quot;0.0&quot; )" office:value-type="string" office:string-value="+ACC_MSSL`-2.4" calcext:value-type="string">
            <text:p>+ACC_MSSL`-2.4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Missle T&quot; &amp; TEXT( [.B153]; &quot;0&quot; )" office:value-type="string" office:string-value="TTS Missle T5" calcext:value-type="string">
            <text:p>TTS Missle T5</text:p>
          </table:table-cell>
          <table:table-cell office:value-type="float" office:value="5" calcext:value-type="float">
            <text:p>5</text:p>
          </table:table-cell>
          <table:table-cell table:formula="of:=[.B153] * 0.6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2; 12;  0; 5;  1; 1.1625; [.B153] )" office:value-type="string" office:string-value="12 5 1.16250" calcext:value-type="string">
            <text:p>12 5 1.1625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53]; 1.625 )" office:value-type="float" office:value="1490250" calcext:value-type="float">
            <text:p>1490250</text:p>
          </table:table-cell>
          <table:table-cell table:formula="of:=&quot;+&quot; &amp; TEXT( [.C153]; &quot;0.0&quot; ) &amp; &quot; Aim Bonus&quot;" office:value-type="string" office:string-value="+3.0 Aim Bonus" calcext:value-type="string">
            <text:p>+3.0 Aim Bonus</text:p>
          </table:table-cell>
          <table:table-cell/>
          <table:table-cell table:formula="of:=&quot;+ACC_MSSL`&quot; &amp; TEXT( ([.C153] * -1); &quot;0.0&quot; )" office:value-type="string" office:string-value="+ACC_MSSL`-3.0" calcext:value-type="string">
            <text:p>+ACC_MSSL`-3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TTS Support T&quot; &amp; TEXT( [.B155]; &quot;0&quot; )" office:value-type="string" office:string-value="TTS Support T1" calcext:value-type="string">
            <text:p>TTS Support T1</text:p>
          </table:table-cell>
          <table:table-cell office:value-type="float" office:value="1" calcext:value-type="float">
            <text:p>1</text:p>
          </table:table-cell>
          <table:table-cell table:formula="of:=[.B155] * 0.6" office:value-type="float" office:value="0.6" calcext:value-type="float">
            <text:p>0.6</text:p>
          </table:table-cell>
          <table:table-cell office:value-type="float" office:value="0" calcext:value-type="float">
            <text:p>0.0000</text:p>
          </table:table-cell>
          <table:table-cell table:formula="of:=DRAIN( 1; 8;  0; 3;  1; 1.1; [.B155] )" office:value-type="string" office:string-value="1 0 1.00000" calcext:value-type="string">
            <text:p>1 0 1.00000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55]; 1.625 )" office:value-type="float" office:value="22425" calcext:value-type="float">
            <text:p>22425</text:p>
          </table:table-cell>
          <table:table-cell table:formula="of:=&quot;+&quot; &amp; TEXT( [.C155]; &quot;0.0&quot; ) &amp; &quot; Aim Bonus&quot;" office:value-type="string" office:string-value="+0.6 Aim Bonus" calcext:value-type="string">
            <text:p>+0.6 Aim Bonus</text:p>
          </table:table-cell>
          <table:table-cell/>
          <table:table-cell table:formula="of:=&quot;+ACC_SPPT`&quot; &amp; TEXT( ([.C155] * -1); &quot;0.0&quot; )" office:value-type="string" office:string-value="+ACC_SPPT`-0.6" calcext:value-type="string">
            <text:p>+ACC_SPPT`-0.6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Support T&quot; &amp; TEXT( [.B156]; &quot;0&quot; )" office:value-type="string" office:string-value="TTS Support T2" calcext:value-type="string">
            <text:p>TTS Support T2</text:p>
          </table:table-cell>
          <table:table-cell office:value-type="float" office:value="2" calcext:value-type="float">
            <text:p>2</text:p>
          </table:table-cell>
          <table:table-cell table:formula="of:=[.B156] * 0.6" office:value-type="float" office:value="1.2" calcext:value-type="float">
            <text:p>1.2</text:p>
          </table:table-cell>
          <table:table-cell office:value-type="float" office:value="0" calcext:value-type="float">
            <text:p>0.0000</text:p>
          </table:table-cell>
          <table:table-cell table:formula="of:=DRAIN( 1; 8;  0; 3;  1; 1.1; [.B156] )" office:value-type="string" office:string-value="1 0 1.01250" calcext:value-type="string">
            <text:p>1 0 1.01250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56]; 1.625 )" office:value-type="float" office:value="26926" calcext:value-type="float">
            <text:p>26926</text:p>
          </table:table-cell>
          <table:table-cell table:formula="of:=&quot;+&quot; &amp; TEXT( [.C156]; &quot;0.0&quot; ) &amp; &quot; Aim Bonus&quot;" office:value-type="string" office:string-value="+1.2 Aim Bonus" calcext:value-type="string">
            <text:p>+1.2 Aim Bonus</text:p>
          </table:table-cell>
          <table:table-cell/>
          <table:table-cell table:formula="of:=&quot;+ACC_SPPT`&quot; &amp; TEXT( ([.C156] * -1); &quot;0.0&quot; )" office:value-type="string" office:string-value="+ACC_SPPT`-1.2" calcext:value-type="string">
            <text:p>+ACC_SPPT`-1.2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Support T&quot; &amp; TEXT( [.B157]; &quot;0&quot; )" office:value-type="string" office:string-value="TTS Support T3" calcext:value-type="string">
            <text:p>TTS Support T3</text:p>
          </table:table-cell>
          <table:table-cell office:value-type="float" office:value="3" calcext:value-type="float">
            <text:p>3</text:p>
          </table:table-cell>
          <table:table-cell table:formula="of:=[.B157] * 0.6" office:value-type="float" office:value="1.8" calcext:value-type="float">
            <text:p>1.8</text:p>
          </table:table-cell>
          <table:table-cell office:value-type="float" office:value="0" calcext:value-type="float">
            <text:p>0.0000</text:p>
          </table:table-cell>
          <table:table-cell table:formula="of:=DRAIN( 1; 8;  0; 3;  1; 1.1; [.B157] )" office:value-type="string" office:string-value="3 1 1.03536" calcext:value-type="string">
            <text:p>3 1 1.03536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57]; 1.625 )" office:value-type="float" office:value="36309" calcext:value-type="float">
            <text:p>36309</text:p>
          </table:table-cell>
          <table:table-cell table:formula="of:=&quot;+&quot; &amp; TEXT( [.C157]; &quot;0.0&quot; ) &amp; &quot; Aim Bonus&quot;" office:value-type="string" office:string-value="+1.8 Aim Bonus" calcext:value-type="string">
            <text:p>+1.8 Aim Bonus</text:p>
          </table:table-cell>
          <table:table-cell/>
          <table:table-cell table:formula="of:=&quot;+ACC_SPPT`&quot; &amp; TEXT( ([.C157] * -1); &quot;0.0&quot; )" office:value-type="string" office:string-value="+ACC_SPPT`-1.8" calcext:value-type="string">
            <text:p>+ACC_SPPT`-1.8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Support T&quot; &amp; TEXT( [.B158]; &quot;0&quot; )" office:value-type="string" office:string-value="TTS Support T4" calcext:value-type="string">
            <text:p>TTS Support T4</text:p>
          </table:table-cell>
          <table:table-cell office:value-type="float" office:value="4" calcext:value-type="float">
            <text:p>4</text:p>
          </table:table-cell>
          <table:table-cell table:formula="of:=[.B158] * 0.6" office:value-type="float" office:value="2.4" calcext:value-type="float">
            <text:p>2.4</text:p>
          </table:table-cell>
          <table:table-cell office:value-type="float" office:value="0" calcext:value-type="float">
            <text:p>0.0000</text:p>
          </table:table-cell>
          <table:table-cell table:formula="of:=DRAIN( 1; 8;  0; 3;  1; 1.1; [.B158] )" office:value-type="string" office:string-value="5 2 1.06495" calcext:value-type="string">
            <text:p>5 2 1.06495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58]; 1.625 )" office:value-type="float" office:value="49258" calcext:value-type="float">
            <text:p>49258</text:p>
          </table:table-cell>
          <table:table-cell table:formula="of:=&quot;+&quot; &amp; TEXT( [.C158]; &quot;0.0&quot; ) &amp; &quot; Aim Bonus&quot;" office:value-type="string" office:string-value="+2.4 Aim Bonus" calcext:value-type="string">
            <text:p>+2.4 Aim Bonus</text:p>
          </table:table-cell>
          <table:table-cell/>
          <table:table-cell table:formula="of:=&quot;+ACC_SPPT`&quot; &amp; TEXT( ([.C158] * -1); &quot;0.0&quot; )" office:value-type="string" office:string-value="+ACC_SPPT`-2.4" calcext:value-type="string">
            <text:p>+ACC_SPPT`-2.4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Support T&quot; &amp; TEXT( [.B159]; &quot;0&quot; )" office:value-type="string" office:string-value="TTS Support T5" calcext:value-type="string">
            <text:p>TTS Support T5</text:p>
          </table:table-cell>
          <table:table-cell office:value-type="float" office:value="5" calcext:value-type="float">
            <text:p>5</text:p>
          </table:table-cell>
          <table:table-cell table:formula="of:=[.B159] * 0.6"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formula="of:=DRAIN( 1; 8;  0; 3;  1; 1.1; [.B159] )" office:value-type="string" office:string-value="8 3 1.10000" calcext:value-type="string">
            <text:p>8 3 1.10000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59]; 1.625 )" office:value-type="float" office:value="65250" calcext:value-type="float">
            <text:p>65250</text:p>
          </table:table-cell>
          <table:table-cell table:formula="of:=&quot;+&quot; &amp; TEXT( [.C159]; &quot;0.0&quot; ) &amp; &quot; Aim Bonus&quot;" office:value-type="string" office:string-value="+3.0 Aim Bonus" calcext:value-type="string">
            <text:p>+3.0 Aim Bonus</text:p>
          </table:table-cell>
          <table:table-cell/>
          <table:table-cell table:formula="of:=&quot;+ACC_SPPT`&quot; &amp; TEXT( ([.C159] * -1); &quot;0.0&quot; )" office:value-type="string" office:string-value="+ACC_SPPT`-3.0" calcext:value-type="string">
            <text:p>+ACC_SPPT`-3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TTS Omni T&quot; &amp; TEXT( [.B161]; &quot;0&quot; )" office:value-type="string" office:string-value="TTS Omni T1" calcext:value-type="string">
            <text:p>TTS Omni T1</text:p>
          </table:table-cell>
          <table:table-cell office:value-type="float" office:value="1" calcext:value-type="float">
            <text:p>1</text:p>
          </table:table-cell>
          <table:table-cell table:formula="of:=[.B161] * 0.5" office:value-type="float" office:value="0.5" calcext:value-type="float">
            <text:p>0.5</text:p>
          </table:table-cell>
          <table:table-cell office:value-type="float" office:value="0" calcext:value-type="float">
            <text:p>0.0000</text:p>
          </table:table-cell>
          <table:table-cell table:formula="of:=DRAIN( 5; 20;  2; 8;  1; 1.625; [.B161] )" office:value-type="string" office:string-value="5 2 1.00000" calcext:value-type="string">
            <text:p>5 2 1.00000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61]; 1.625 )" office:value-type="float" office:value="82125" calcext:value-type="float">
            <text:p>82125</text:p>
          </table:table-cell>
          <table:table-cell table:formula="of:=&quot;+&quot; &amp; TEXT( [.C161]; &quot;0.0&quot; ) &amp; &quot; Aim Bonus&quot;" office:value-type="string" office:string-value="+0.5 Aim Bonus" calcext:value-type="string">
            <text:p>+0.5 Aim Bonus</text:p>
          </table:table-cell>
          <table:table-cell office:value-type="string" calcext:value-type="string">
            <text:p>All Weapon Types</text:p>
          </table:table-cell>
          <table:table-cell table:formula="of:=&quot;+ACC_OMNI`&quot; &amp; TEXT( ([.C161] * -1); &quot;0.0&quot; )" office:value-type="string" office:string-value="+ACC_OMNI`-0.5" calcext:value-type="string">
            <text:p>+ACC_OMNI`-0.5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Omni T&quot; &amp; TEXT( [.B162]; &quot;0&quot; )" office:value-type="string" office:string-value="TTS Omni T2" calcext:value-type="string">
            <text:p>TTS Omni T2</text:p>
          </table:table-cell>
          <table:table-cell office:value-type="float" office:value="2" calcext:value-type="float">
            <text:p>2</text:p>
          </table:table-cell>
          <table:table-cell table:formula="of:=[.B162] * 0.5"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formula="of:=DRAIN( 5; 20;  2; 8;  1; 1.625; [.B162] )" office:value-type="string" office:string-value="6 2 1.07813" calcext:value-type="string">
            <text:p>6 2 1.07813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62]; 1.625 )" office:value-type="float" office:value="327876" calcext:value-type="float">
            <text:p>327876</text:p>
          </table:table-cell>
          <table:table-cell table:formula="of:=&quot;+&quot; &amp; TEXT( [.C162]; &quot;0.0&quot; ) &amp; &quot; Aim Bonus&quot;" office:value-type="string" office:string-value="+1.0 Aim Bonus" calcext:value-type="string">
            <text:p>+1.0 Aim Bonus</text:p>
          </table:table-cell>
          <table:table-cell office:value-type="string" calcext:value-type="string">
            <text:p>All Weapon Types</text:p>
          </table:table-cell>
          <table:table-cell table:formula="of:=&quot;+ACC_OMNI`&quot; &amp; TEXT( ([.C162] * -1); &quot;0.0&quot; )" office:value-type="string" office:string-value="+ACC_OMNI`-1.0" calcext:value-type="string">
            <text:p>+ACC_OMNI`-1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Omni T&quot; &amp; TEXT( [.B163]; &quot;0&quot; )" office:value-type="string" office:string-value="TTS Omni T3" calcext:value-type="string">
            <text:p>TTS Omni T3</text:p>
          </table:table-cell>
          <table:table-cell office:value-type="float" office:value="3" calcext:value-type="float">
            <text:p>3</text:p>
          </table:table-cell>
          <table:table-cell table:formula="of:=[.B163] * 0.5" office:value-type="float" office:value="1.5" calcext:value-type="float">
            <text:p>1.5</text:p>
          </table:table-cell>
          <table:table-cell office:value-type="float" office:value="0" calcext:value-type="float">
            <text:p>0.0000</text:p>
          </table:table-cell>
          <table:table-cell table:formula="of:=DRAIN( 5; 20;  2; 8;  1; 1.625; [.B163] )" office:value-type="string" office:string-value="9 4 1.22097" calcext:value-type="string">
            <text:p>9 4 1.22097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63]; 1.625 )" office:value-type="float" office:value="840126" calcext:value-type="float">
            <text:p>840126</text:p>
          </table:table-cell>
          <table:table-cell table:formula="of:=&quot;+&quot; &amp; TEXT( [.C163]; &quot;0.0&quot; ) &amp; &quot; Aim Bonus&quot;" office:value-type="string" office:string-value="+1.5 Aim Bonus" calcext:value-type="string">
            <text:p>+1.5 Aim Bonus</text:p>
          </table:table-cell>
          <table:table-cell office:value-type="string" calcext:value-type="string">
            <text:p>All Weapon Types</text:p>
          </table:table-cell>
          <table:table-cell table:formula="of:=&quot;+ACC_OMNI`&quot; &amp; TEXT( ([.C163] * -1); &quot;0.0&quot; )" office:value-type="string" office:string-value="+ACC_OMNI`-1.5" calcext:value-type="string">
            <text:p>+ACC_OMNI`-1.5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Omni T&quot; &amp; TEXT( [.B164]; &quot;0&quot; )" office:value-type="string" office:string-value="TTS Omni T4" calcext:value-type="string">
            <text:p>TTS Omni T4</text:p>
          </table:table-cell>
          <table:table-cell office:value-type="float" office:value="4" calcext:value-type="float">
            <text:p>4</text:p>
          </table:table-cell>
          <table:table-cell table:formula="of:=[.B164] * 0.5"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formula="of:=DRAIN( 5; 20;  2; 8;  1; 1.625; [.B164] )" office:value-type="string" office:string-value="13 5 1.40595" calcext:value-type="string">
            <text:p>13 5 1.40595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64]; 1.625 )" office:value-type="float" office:value="1547059" calcext:value-type="float">
            <text:p>1547059</text:p>
          </table:table-cell>
          <table:table-cell table:formula="of:=&quot;+&quot; &amp; TEXT( [.C164]; &quot;0.0&quot; ) &amp; &quot; Aim Bonus&quot;" office:value-type="string" office:string-value="+2.0 Aim Bonus" calcext:value-type="string">
            <text:p>+2.0 Aim Bonus</text:p>
          </table:table-cell>
          <table:table-cell office:value-type="string" calcext:value-type="string">
            <text:p>All Weapon Types</text:p>
          </table:table-cell>
          <table:table-cell table:formula="of:=&quot;+ACC_OMNI`&quot; &amp; TEXT( ([.C164] * -1); &quot;0.0&quot; )" office:value-type="string" office:string-value="+ACC_OMNI`-2.0" calcext:value-type="string">
            <text:p>+ACC_OMNI`-2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>
          <table:table-cell table:formula="of:=&quot;TTS Omni T&quot; &amp; TEXT( [.B165]; &quot;0&quot; )" office:value-type="string" office:string-value="TTS Omni T5" calcext:value-type="string">
            <text:p>TTS Omni T5</text:p>
          </table:table-cell>
          <table:table-cell office:value-type="float" office:value="5" calcext:value-type="float">
            <text:p>5</text:p>
          </table:table-cell>
          <table:table-cell table:formula="of:=[.B165] * 0.5" office:value-type="float" office:value="2.5" calcext:value-type="float">
            <text:p>2.5</text:p>
          </table:table-cell>
          <table:table-cell office:value-type="float" office:value="0" calcext:value-type="float">
            <text:p>0.0000</text:p>
          </table:table-cell>
          <table:table-cell table:formula="of:=DRAIN( 5; 20;  2; 8;  1; 1.625; [.B165] )" office:value-type="string" office:string-value="20 8 1.62500" calcext:value-type="string">
            <text:p>20 8 1.62500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65]; 1.625 )" office:value-type="float" office:value="2420120" calcext:value-type="float">
            <text:p>2420120</text:p>
          </table:table-cell>
          <table:table-cell table:formula="of:=&quot;+&quot; &amp; TEXT( [.C165]; &quot;0.0&quot; ) &amp; &quot; Aim Bonus&quot;" office:value-type="string" office:string-value="+2.5 Aim Bonus" calcext:value-type="string">
            <text:p>+2.5 Aim Bonus</text:p>
          </table:table-cell>
          <table:table-cell office:value-type="string" calcext:value-type="string">
            <text:p>All Weapon Types</text:p>
          </table:table-cell>
          <table:table-cell table:formula="of:=&quot;+ACC_OMNI`&quot; &amp; TEXT( ([.C165] * -1); &quot;0.0&quot; )" office:value-type="string" office:string-value="+ACC_OMNI`-2.5" calcext:value-type="string">
            <text:p>+ACC_OMNI`-2.5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TTS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Weapon Upgrades, Range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Range Upgrade Ballistic T&quot; &amp; TEXT( [.B172]; &quot;0&quot; )" office:value-type="string" office:string-value="Range Upgrade Ballistic T1" calcext:value-type="string">
            <text:p>Range Upgrade Ballistic T1</text:p>
          </table:table-cell>
          <table:table-cell office:value-type="float" office:value="1" calcext:value-type="float">
            <text:p>1</text:p>
          </table:table-cell>
          <table:table-cell table:formula="of:=LERP_BY_TYPE( 50; 250; [.B172] )" office:value-type="float" office:value="50" calcext:value-type="float">
            <text:p>5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72] )" office:value-type="string" office:string-value="4 0 1.00000" calcext:value-type="string">
            <text:p>4 0 1.0000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72]; 1.625 )" office:value-type="float" office:value="35050" calcext:value-type="float">
            <text:p>35050</text:p>
          </table:table-cell>
          <table:table-cell table:formula="of:=&quot;+&quot; &amp; TEXT( [.C172]; &quot;0&quot; ) &amp; &quot;m Range&quot;" office:value-type="string" office:string-value="+50m Range" calcext:value-type="string">
            <text:p>+50m Range</text:p>
          </table:table-cell>
          <table:table-cell/>
          <table:table-cell table:formula="of:=&quot;+RANGE_BALL`&quot; &amp; TEXT( ([.C172]); &quot;0.0&quot; )" office:value-type="string" office:string-value="+RANGE_BALL`50.0" calcext:value-type="string">
            <text:p>+RANGE_BALL`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Ballistic T&quot; &amp; TEXT( [.B173]; &quot;0&quot; )" office:value-type="string" office:string-value="Range Upgrade Ballistic T2" calcext:value-type="string">
            <text:p>Range Upgrade Ballistic T2</text:p>
          </table:table-cell>
          <table:table-cell office:value-type="float" office:value="2" calcext:value-type="float">
            <text:p>2</text:p>
          </table:table-cell>
          <table:table-cell table:formula="of:=LERP_BY_TYPE( 50; 250; [.B173] )" office:value-type="float" office:value="100" calcext:value-type="float">
            <text:p>10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73] )" office:value-type="string" office:string-value="5 1 1.02281" calcext:value-type="string">
            <text:p>5 1 1.02281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73]; 1.625 )" office:value-type="float" office:value="188009" calcext:value-type="float">
            <text:p>188009</text:p>
          </table:table-cell>
          <table:table-cell table:formula="of:=&quot;+&quot; &amp; TEXT( [.C173]; &quot;0&quot; ) &amp; &quot;m Range&quot;" office:value-type="string" office:string-value="+100m Range" calcext:value-type="string">
            <text:p>+100m Range</text:p>
          </table:table-cell>
          <table:table-cell/>
          <table:table-cell table:formula="of:=&quot;+RANGE_BALL`&quot; &amp; TEXT( ([.C173]); &quot;0.0&quot; )" office:value-type="string" office:string-value="+RANGE_BALL`100.0" calcext:value-type="string">
            <text:p>+RANGE_BALL`10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Ballistic T&quot; &amp; TEXT( [.B174]; &quot;0&quot; )" office:value-type="string" office:string-value="Range Upgrade Ballistic T3" calcext:value-type="string">
            <text:p>Range Upgrade Ballistic T3</text:p>
          </table:table-cell>
          <table:table-cell office:value-type="float" office:value="3" calcext:value-type="float">
            <text:p>3</text:p>
          </table:table-cell>
          <table:table-cell table:formula="of:=LERP_BY_TYPE( 50; 250; [.B174] )" office:value-type="float" office:value="150" calcext:value-type="float">
            <text:p>15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74] )" office:value-type="string" office:string-value="8 3 1.06452" calcext:value-type="string">
            <text:p>8 3 1.06452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74]; 1.625 )" office:value-type="float" office:value="506840" calcext:value-type="float">
            <text:p>506840</text:p>
          </table:table-cell>
          <table:table-cell table:formula="of:=&quot;+&quot; &amp; TEXT( [.C174]; &quot;0&quot; ) &amp; &quot;m Range&quot;" office:value-type="string" office:string-value="+150m Range" calcext:value-type="string">
            <text:p>+150m Range</text:p>
          </table:table-cell>
          <table:table-cell/>
          <table:table-cell table:formula="of:=&quot;+RANGE_BALL`&quot; &amp; TEXT( ([.C174]); &quot;0.0&quot; )" office:value-type="string" office:string-value="+RANGE_BALL`150.0" calcext:value-type="string">
            <text:p>+RANGE_BALL`1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Ballistic T&quot; &amp; TEXT( [.B175]; &quot;0&quot; )" office:value-type="string" office:string-value="Range Upgrade Ballistic T4" calcext:value-type="string">
            <text:p>Range Upgrade Ballistic T4</text:p>
          </table:table-cell>
          <table:table-cell office:value-type="float" office:value="4" calcext:value-type="float">
            <text:p>4</text:p>
          </table:table-cell>
          <table:table-cell table:formula="of:=LERP_BY_TYPE( 50; 250; [.B175] )" office:value-type="float" office:value="200" calcext:value-type="float">
            <text:p>20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75] )" office:value-type="string" office:string-value="13 6 1.11854" calcext:value-type="string">
            <text:p>13 6 1.11854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75]; 1.625 )" office:value-type="float" office:value="946845" calcext:value-type="float">
            <text:p>946845</text:p>
          </table:table-cell>
          <table:table-cell table:formula="of:=&quot;+&quot; &amp; TEXT( [.C175]; &quot;0&quot; ) &amp; &quot;m Range&quot;" office:value-type="string" office:string-value="+200m Range" calcext:value-type="string">
            <text:p>+200m Range</text:p>
          </table:table-cell>
          <table:table-cell/>
          <table:table-cell table:formula="of:=&quot;+RANGE_BALL`&quot; &amp; TEXT( ([.C175]); &quot;0.0&quot; )" office:value-type="string" office:string-value="+RANGE_BALL`200.0" calcext:value-type="string">
            <text:p>+RANGE_BALL`20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Ballistic T&quot; &amp; TEXT( [.B176]; &quot;0&quot; )" office:value-type="string" office:string-value="Range Upgrade Ballistic T5" calcext:value-type="string">
            <text:p>Range Upgrade Ballistic T5</text:p>
          </table:table-cell>
          <table:table-cell office:value-type="float" office:value="5" calcext:value-type="float">
            <text:p>5</text:p>
          </table:table-cell>
          <table:table-cell table:formula="of:=LERP_BY_TYPE( 50; 250; [.B176] )" office:value-type="float" office:value="250" calcext:value-type="float">
            <text:p>25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76] )" office:value-type="string" office:string-value="20 10 1.18250" calcext:value-type="string">
            <text:p>20 10 1.1825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76]; 1.625 )" office:value-type="float" office:value="1490250" calcext:value-type="float">
            <text:p>1490250</text:p>
          </table:table-cell>
          <table:table-cell table:formula="of:=&quot;+&quot; &amp; TEXT( [.C176]; &quot;0&quot; ) &amp; &quot;m Range&quot;" office:value-type="string" office:string-value="+250m Range" calcext:value-type="string">
            <text:p>+250m Range</text:p>
          </table:table-cell>
          <table:table-cell/>
          <table:table-cell table:formula="of:=&quot;+RANGE_BALL`&quot; &amp; TEXT( ([.C176]); &quot;0.0&quot; )" office:value-type="string" office:string-value="+RANGE_BALL`250.0" calcext:value-type="string">
            <text:p>+RANGE_BALL`2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Range Upgrade Energy T&quot; &amp; TEXT( [.B178]; &quot;0&quot; )" office:value-type="string" office:string-value="Range Upgrade Energy T1" calcext:value-type="string">
            <text:p>Range Upgrade Energy T1</text:p>
          </table:table-cell>
          <table:table-cell office:value-type="float" office:value="1" calcext:value-type="float">
            <text:p>1</text:p>
          </table:table-cell>
          <table:table-cell table:formula="of:=LERP_BY_TYPE( 50; 250; [.B178] )" office:value-type="float" office:value="50" calcext:value-type="float">
            <text:p>5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78] )" office:value-type="string" office:string-value="4 0 1.00000" calcext:value-type="string">
            <text:p>4 0 1.0000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78]; 1.625 )" office:value-type="float" office:value="35050" calcext:value-type="float">
            <text:p>35050</text:p>
          </table:table-cell>
          <table:table-cell table:formula="of:=&quot;+&quot; &amp; TEXT( [.C178]; &quot;0&quot; ) &amp; &quot;m Range&quot;" office:value-type="string" office:string-value="+50m Range" calcext:value-type="string">
            <text:p>+50m Range</text:p>
          </table:table-cell>
          <table:table-cell/>
          <table:table-cell table:formula="of:=&quot;+RANGE_ENGY`&quot; &amp; TEXT( ([.C178]); &quot;0.0&quot; )" office:value-type="string" office:string-value="+RANGE_ENGY`50.0" calcext:value-type="string">
            <text:p>+RANGE_ENGY`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Energy T&quot; &amp; TEXT( [.B179]; &quot;0&quot; )" office:value-type="string" office:string-value="Range Upgrade Energy T2" calcext:value-type="string">
            <text:p>Range Upgrade Energy T2</text:p>
          </table:table-cell>
          <table:table-cell office:value-type="float" office:value="2" calcext:value-type="float">
            <text:p>2</text:p>
          </table:table-cell>
          <table:table-cell table:formula="of:=LERP_BY_TYPE( 50; 250; [.B179] )" office:value-type="float" office:value="100" calcext:value-type="float">
            <text:p>10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79] )" office:value-type="string" office:string-value="5 1 1.02281" calcext:value-type="string">
            <text:p>5 1 1.02281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79]; 1.625 )" office:value-type="float" office:value="188009" calcext:value-type="float">
            <text:p>188009</text:p>
          </table:table-cell>
          <table:table-cell table:formula="of:=&quot;+&quot; &amp; TEXT( [.C179]; &quot;0&quot; ) &amp; &quot;m Range&quot;" office:value-type="string" office:string-value="+100m Range" calcext:value-type="string">
            <text:p>+100m Range</text:p>
          </table:table-cell>
          <table:table-cell/>
          <table:table-cell table:formula="of:=&quot;+RANGE_ENGY`&quot; &amp; TEXT( ([.C179]); &quot;0.0&quot; )" office:value-type="string" office:string-value="+RANGE_ENGY`100.0" calcext:value-type="string">
            <text:p>+RANGE_ENGY`10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Energy T&quot; &amp; TEXT( [.B180]; &quot;0&quot; )" office:value-type="string" office:string-value="Range Upgrade Energy T3" calcext:value-type="string">
            <text:p>Range Upgrade Energy T3</text:p>
          </table:table-cell>
          <table:table-cell office:value-type="float" office:value="3" calcext:value-type="float">
            <text:p>3</text:p>
          </table:table-cell>
          <table:table-cell table:formula="of:=LERP_BY_TYPE( 50; 250; [.B180] )" office:value-type="float" office:value="150" calcext:value-type="float">
            <text:p>15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0] )" office:value-type="string" office:string-value="8 3 1.06452" calcext:value-type="string">
            <text:p>8 3 1.06452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0]; 1.625 )" office:value-type="float" office:value="506840" calcext:value-type="float">
            <text:p>506840</text:p>
          </table:table-cell>
          <table:table-cell table:formula="of:=&quot;+&quot; &amp; TEXT( [.C180]; &quot;0&quot; ) &amp; &quot;m Range&quot;" office:value-type="string" office:string-value="+150m Range" calcext:value-type="string">
            <text:p>+150m Range</text:p>
          </table:table-cell>
          <table:table-cell/>
          <table:table-cell table:formula="of:=&quot;+RANGE_ENGY`&quot; &amp; TEXT( ([.C180]); &quot;0.0&quot; )" office:value-type="string" office:string-value="+RANGE_ENGY`150.0" calcext:value-type="string">
            <text:p>+RANGE_ENGY`1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Energy T&quot; &amp; TEXT( [.B181]; &quot;0&quot; )" office:value-type="string" office:string-value="Range Upgrade Energy T4" calcext:value-type="string">
            <text:p>Range Upgrade Energy T4</text:p>
          </table:table-cell>
          <table:table-cell office:value-type="float" office:value="4" calcext:value-type="float">
            <text:p>4</text:p>
          </table:table-cell>
          <table:table-cell table:formula="of:=LERP_BY_TYPE( 50; 250; [.B181] )" office:value-type="float" office:value="200" calcext:value-type="float">
            <text:p>20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1] )" office:value-type="string" office:string-value="13 6 1.11854" calcext:value-type="string">
            <text:p>13 6 1.11854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1]; 1.625 )" office:value-type="float" office:value="946845" calcext:value-type="float">
            <text:p>946845</text:p>
          </table:table-cell>
          <table:table-cell table:formula="of:=&quot;+&quot; &amp; TEXT( [.C181]; &quot;0&quot; ) &amp; &quot;m Range&quot;" office:value-type="string" office:string-value="+200m Range" calcext:value-type="string">
            <text:p>+200m Range</text:p>
          </table:table-cell>
          <table:table-cell/>
          <table:table-cell table:formula="of:=&quot;+RANGE_ENGY`&quot; &amp; TEXT( ([.C181]); &quot;0.0&quot; )" office:value-type="string" office:string-value="+RANGE_ENGY`200.0" calcext:value-type="string">
            <text:p>+RANGE_ENGY`20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Energy T&quot; &amp; TEXT( [.B182]; &quot;0&quot; )" office:value-type="string" office:string-value="Range Upgrade Energy T5" calcext:value-type="string">
            <text:p>Range Upgrade Energy T5</text:p>
          </table:table-cell>
          <table:table-cell office:value-type="float" office:value="5" calcext:value-type="float">
            <text:p>5</text:p>
          </table:table-cell>
          <table:table-cell table:formula="of:=LERP_BY_TYPE( 50; 250; [.B182] )" office:value-type="float" office:value="250" calcext:value-type="float">
            <text:p>25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2] )" office:value-type="string" office:string-value="20 10 1.18250" calcext:value-type="string">
            <text:p>20 10 1.1825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2]; 1.625 )" office:value-type="float" office:value="1490250" calcext:value-type="float">
            <text:p>1490250</text:p>
          </table:table-cell>
          <table:table-cell table:formula="of:=&quot;+&quot; &amp; TEXT( [.C182]; &quot;0&quot; ) &amp; &quot;m Range&quot;" office:value-type="string" office:string-value="+250m Range" calcext:value-type="string">
            <text:p>+250m Range</text:p>
          </table:table-cell>
          <table:table-cell/>
          <table:table-cell table:formula="of:=&quot;+RANGE_ENGY`&quot; &amp; TEXT( ([.C182]); &quot;0.0&quot; )" office:value-type="string" office:string-value="+RANGE_ENGY`250.0" calcext:value-type="string">
            <text:p>+RANGE_ENGY`2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Range Upgrade Missle T&quot; &amp; TEXT( [.B184]; &quot;0&quot; )" office:value-type="string" office:string-value="Range Upgrade Missle T1" calcext:value-type="string">
            <text:p>Range Upgrade Missle T1</text:p>
          </table:table-cell>
          <table:table-cell office:value-type="float" office:value="1" calcext:value-type="float">
            <text:p>1</text:p>
          </table:table-cell>
          <table:table-cell table:formula="of:=LERP_BY_TYPE( 120; 600; [.B184] )" office:value-type="float" office:value="120" calcext:value-type="float">
            <text:p>12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4] )" office:value-type="string" office:string-value="4 0 1.00000" calcext:value-type="string">
            <text:p>4 0 1.0000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4]; 1.625 )" office:value-type="float" office:value="35050" calcext:value-type="float">
            <text:p>35050</text:p>
          </table:table-cell>
          <table:table-cell table:formula="of:=&quot;+&quot; &amp; TEXT( [.C184]; &quot;0&quot; ) &amp; &quot;m Range&quot;" office:value-type="string" office:string-value="+120m Range" calcext:value-type="string">
            <text:p>+120m Range</text:p>
          </table:table-cell>
          <table:table-cell/>
          <table:table-cell table:formula="of:=&quot;+RANGE_MSSL`&quot; &amp; TEXT( ([.C184]); &quot;0.0&quot; )" office:value-type="string" office:string-value="+RANGE_MSSL`120.0" calcext:value-type="string">
            <text:p>+RANGE_MSSL`12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Missle T&quot; &amp; TEXT( [.B185]; &quot;0&quot; )" office:value-type="string" office:string-value="Range Upgrade Missle T2" calcext:value-type="string">
            <text:p>Range Upgrade Missle T2</text:p>
          </table:table-cell>
          <table:table-cell office:value-type="float" office:value="2" calcext:value-type="float">
            <text:p>2</text:p>
          </table:table-cell>
          <table:table-cell table:formula="of:=LERP_BY_TYPE( 120; 600; [.B185] )" office:value-type="float" office:value="240" calcext:value-type="float">
            <text:p>24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5] )" office:value-type="string" office:string-value="5 1 1.02281" calcext:value-type="string">
            <text:p>5 1 1.02281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5]; 1.625 )" office:value-type="float" office:value="188009" calcext:value-type="float">
            <text:p>188009</text:p>
          </table:table-cell>
          <table:table-cell table:formula="of:=&quot;+&quot; &amp; TEXT( [.C185]; &quot;0&quot; ) &amp; &quot;m Range&quot;" office:value-type="string" office:string-value="+240m Range" calcext:value-type="string">
            <text:p>+240m Range</text:p>
          </table:table-cell>
          <table:table-cell/>
          <table:table-cell table:formula="of:=&quot;+RANGE_MSSL`&quot; &amp; TEXT( ([.C185]); &quot;0.0&quot; )" office:value-type="string" office:string-value="+RANGE_MSSL`240.0" calcext:value-type="string">
            <text:p>+RANGE_MSSL`24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Missle T&quot; &amp; TEXT( [.B186]; &quot;0&quot; )" office:value-type="string" office:string-value="Range Upgrade Missle T3" calcext:value-type="string">
            <text:p>Range Upgrade Missle T3</text:p>
          </table:table-cell>
          <table:table-cell office:value-type="float" office:value="3" calcext:value-type="float">
            <text:p>3</text:p>
          </table:table-cell>
          <table:table-cell table:formula="of:=LERP_BY_TYPE( 120; 600; [.B186] )" office:value-type="float" office:value="360" calcext:value-type="float">
            <text:p>36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6] )" office:value-type="string" office:string-value="8 3 1.06452" calcext:value-type="string">
            <text:p>8 3 1.06452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6]; 1.625 )" office:value-type="float" office:value="506840" calcext:value-type="float">
            <text:p>506840</text:p>
          </table:table-cell>
          <table:table-cell table:formula="of:=&quot;+&quot; &amp; TEXT( [.C186]; &quot;0&quot; ) &amp; &quot;m Range&quot;" office:value-type="string" office:string-value="+360m Range" calcext:value-type="string">
            <text:p>+360m Range</text:p>
          </table:table-cell>
          <table:table-cell/>
          <table:table-cell table:formula="of:=&quot;+RANGE_MSSL`&quot; &amp; TEXT( ([.C186]); &quot;0.0&quot; )" office:value-type="string" office:string-value="+RANGE_MSSL`360.0" calcext:value-type="string">
            <text:p>+RANGE_MSSL`36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Missle T&quot; &amp; TEXT( [.B187]; &quot;0&quot; )" office:value-type="string" office:string-value="Range Upgrade Missle T4" calcext:value-type="string">
            <text:p>Range Upgrade Missle T4</text:p>
          </table:table-cell>
          <table:table-cell office:value-type="float" office:value="4" calcext:value-type="float">
            <text:p>4</text:p>
          </table:table-cell>
          <table:table-cell table:formula="of:=LERP_BY_TYPE( 120; 600; [.B187] )" office:value-type="float" office:value="480" calcext:value-type="float">
            <text:p>48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7] )" office:value-type="string" office:string-value="13 6 1.11854" calcext:value-type="string">
            <text:p>13 6 1.11854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7]; 1.625 )" office:value-type="float" office:value="946845" calcext:value-type="float">
            <text:p>946845</text:p>
          </table:table-cell>
          <table:table-cell table:formula="of:=&quot;+&quot; &amp; TEXT( [.C187]; &quot;0&quot; ) &amp; &quot;m Range&quot;" office:value-type="string" office:string-value="+480m Range" calcext:value-type="string">
            <text:p>+480m Range</text:p>
          </table:table-cell>
          <table:table-cell/>
          <table:table-cell table:formula="of:=&quot;+RANGE_MSSL`&quot; &amp; TEXT( ([.C187]); &quot;0.0&quot; )" office:value-type="string" office:string-value="+RANGE_MSSL`480.0" calcext:value-type="string">
            <text:p>+RANGE_MSSL`48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Missle T&quot; &amp; TEXT( [.B188]; &quot;0&quot; )" office:value-type="string" office:string-value="Range Upgrade Missle T5" calcext:value-type="string">
            <text:p>Range Upgrade Missle T5</text:p>
          </table:table-cell>
          <table:table-cell office:value-type="float" office:value="5" calcext:value-type="float">
            <text:p>5</text:p>
          </table:table-cell>
          <table:table-cell table:formula="of:=LERP_BY_TYPE( 120; 600; [.B188] )" office:value-type="float" office:value="600" calcext:value-type="float">
            <text:p>600</text:p>
          </table:table-cell>
          <table:table-cell office:value-type="float" office:value="0" calcext:value-type="float">
            <text:p>0.0000</text:p>
          </table:table-cell>
          <table:table-cell table:formula="of:=DRAIN( 4; 20;  0; 10;  1; 1.1825; [.B188] )" office:value-type="string" office:string-value="20 10 1.18250" calcext:value-type="string">
            <text:p>20 10 1.18250</text:p>
          </table:table-cell>
          <table:table-cell office:value-type="float" office:value="1" calcext:value-type="float">
            <text:p>1</text:p>
          </table:table-cell>
          <table:table-cell table:formula="of:=LERP_BY_TYPE_SKEWED( 35050; 1490250; [.B188]; 1.625 )" office:value-type="float" office:value="1490250" calcext:value-type="float">
            <text:p>1490250</text:p>
          </table:table-cell>
          <table:table-cell table:formula="of:=&quot;+&quot; &amp; TEXT( [.C188]; &quot;0&quot; ) &amp; &quot;m Range&quot;" office:value-type="string" office:string-value="+600m Range" calcext:value-type="string">
            <text:p>+600m Range</text:p>
          </table:table-cell>
          <table:table-cell/>
          <table:table-cell table:formula="of:=&quot;+RANGE_MSSL`&quot; &amp; TEXT( ([.C188]); &quot;0.0&quot; )" office:value-type="string" office:string-value="+RANGE_MSSL`600.0" calcext:value-type="string">
            <text:p>+RANGE_MSSL`60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Range Upgrade Support T&quot; &amp; TEXT( [.B190]; &quot;0&quot; )" office:value-type="string" office:string-value="Range Upgrade Support T1" calcext:value-type="string">
            <text:p>Range Upgrade Support T1</text:p>
          </table:table-cell>
          <table:table-cell office:value-type="float" office:value="1" calcext:value-type="float">
            <text:p>1</text:p>
          </table:table-cell>
          <table:table-cell table:formula="of:=LERP_BY_TYPE( 30; 150; [.B190] )" office:value-type="float" office:value="30" calcext:value-type="float">
            <text:p>30</text:p>
          </table:table-cell>
          <table:table-cell office:value-type="float" office:value="0" calcext:value-type="float">
            <text:p>0.0000</text:p>
          </table:table-cell>
          <table:table-cell table:formula="of:=DRAIN( 3; 16;  0; 5;  1; 1.125; [.B190] )" office:value-type="string" office:string-value="3 0 1.00000" calcext:value-type="string">
            <text:p>3 0 1.00000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90]; 1.625 )" office:value-type="float" office:value="22425" calcext:value-type="float">
            <text:p>22425</text:p>
          </table:table-cell>
          <table:table-cell table:formula="of:=&quot;+&quot; &amp; TEXT( [.C190]; &quot;0&quot; ) &amp; &quot;m Range&quot;" office:value-type="string" office:string-value="+30m Range" calcext:value-type="string">
            <text:p>+30m Range</text:p>
          </table:table-cell>
          <table:table-cell/>
          <table:table-cell table:formula="of:=&quot;+RANGE_SPPT`&quot; &amp; TEXT( ([.C190]); &quot;0.0&quot; )" office:value-type="string" office:string-value="+RANGE_SPPT`30.0" calcext:value-type="string">
            <text:p>+RANGE_SPPT`3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Support T&quot; &amp; TEXT( [.B191]; &quot;0&quot; )" office:value-type="string" office:string-value="Range Upgrade Support T2" calcext:value-type="string">
            <text:p>Range Upgrade Support T2</text:p>
          </table:table-cell>
          <table:table-cell office:value-type="float" office:value="2" calcext:value-type="float">
            <text:p>2</text:p>
          </table:table-cell>
          <table:table-cell table:formula="of:=LERP_BY_TYPE( 30; 150; [.B191] )" office:value-type="float" office:value="60" calcext:value-type="float">
            <text:p>60</text:p>
          </table:table-cell>
          <table:table-cell office:value-type="float" office:value="0" calcext:value-type="float">
            <text:p>0.0000</text:p>
          </table:table-cell>
          <table:table-cell table:formula="of:=DRAIN( 3; 16;  0; 5;  1; 1.125; [.B191] )" office:value-type="string" office:string-value="4 0 1.01563" calcext:value-type="string">
            <text:p>4 0 1.01563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91]; 1.625 )" office:value-type="float" office:value="26926" calcext:value-type="float">
            <text:p>26926</text:p>
          </table:table-cell>
          <table:table-cell table:formula="of:=&quot;+&quot; &amp; TEXT( [.C191]; &quot;0&quot; ) &amp; &quot;m Range&quot;" office:value-type="string" office:string-value="+60m Range" calcext:value-type="string">
            <text:p>+60m Range</text:p>
          </table:table-cell>
          <table:table-cell/>
          <table:table-cell table:formula="of:=&quot;+RANGE_SPPT`&quot; &amp; TEXT( ([.C191]); &quot;0.0&quot; )" office:value-type="string" office:string-value="+RANGE_SPPT`60.0" calcext:value-type="string">
            <text:p>+RANGE_SPPT`6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Support T&quot; &amp; TEXT( [.B192]; &quot;0&quot; )" office:value-type="string" office:string-value="Range Upgrade Support T3" calcext:value-type="string">
            <text:p>Range Upgrade Support T3</text:p>
          </table:table-cell>
          <table:table-cell office:value-type="float" office:value="3" calcext:value-type="float">
            <text:p>3</text:p>
          </table:table-cell>
          <table:table-cell table:formula="of:=LERP_BY_TYPE( 30; 150; [.B192] )" office:value-type="float" office:value="90" calcext:value-type="float">
            <text:p>90</text:p>
          </table:table-cell>
          <table:table-cell office:value-type="float" office:value="0" calcext:value-type="float">
            <text:p>0.0000</text:p>
          </table:table-cell>
          <table:table-cell table:formula="of:=DRAIN( 3; 16;  0; 5;  1; 1.125; [.B192] )" office:value-type="string" office:string-value="6 1 1.04419" calcext:value-type="string">
            <text:p>6 1 1.04419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92]; 1.625 )" office:value-type="float" office:value="36309" calcext:value-type="float">
            <text:p>36309</text:p>
          </table:table-cell>
          <table:table-cell table:formula="of:=&quot;+&quot; &amp; TEXT( [.C192]; &quot;0&quot; ) &amp; &quot;m Range&quot;" office:value-type="string" office:string-value="+90m Range" calcext:value-type="string">
            <text:p>+90m Range</text:p>
          </table:table-cell>
          <table:table-cell/>
          <table:table-cell table:formula="of:=&quot;+RANGE_SPPT`&quot; &amp; TEXT( ([.C192]); &quot;0.0&quot; )" office:value-type="string" office:string-value="+RANGE_SPPT`90.0" calcext:value-type="string">
            <text:p>+RANGE_SPPT`9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Support T&quot; &amp; TEXT( [.B193]; &quot;0&quot; )" office:value-type="string" office:string-value="Range Upgrade Support T4" calcext:value-type="string">
            <text:p>Range Upgrade Support T4</text:p>
          </table:table-cell>
          <table:table-cell office:value-type="float" office:value="4" calcext:value-type="float">
            <text:p>4</text:p>
          </table:table-cell>
          <table:table-cell table:formula="of:=LERP_BY_TYPE( 30; 150; [.B193] )" office:value-type="float" office:value="120" calcext:value-type="float">
            <text:p>120</text:p>
          </table:table-cell>
          <table:table-cell office:value-type="float" office:value="0" calcext:value-type="float">
            <text:p>0.0000</text:p>
          </table:table-cell>
          <table:table-cell table:formula="of:=DRAIN( 3; 16;  0; 5;  1; 1.125; [.B193] )" office:value-type="string" office:string-value="10 3 1.08119" calcext:value-type="string">
            <text:p>10 3 1.08119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93]; 1.625 )" office:value-type="float" office:value="49258" calcext:value-type="float">
            <text:p>49258</text:p>
          </table:table-cell>
          <table:table-cell table:formula="of:=&quot;+&quot; &amp; TEXT( [.C193]; &quot;0&quot; ) &amp; &quot;m Range&quot;" office:value-type="string" office:string-value="+120m Range" calcext:value-type="string">
            <text:p>+120m Range</text:p>
          </table:table-cell>
          <table:table-cell/>
          <table:table-cell table:formula="of:=&quot;+RANGE_SPPT`&quot; &amp; TEXT( ([.C193]); &quot;0.0&quot; )" office:value-type="string" office:string-value="+RANGE_SPPT`120.0" calcext:value-type="string">
            <text:p>+RANGE_SPPT`12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Support T&quot; &amp; TEXT( [.B194]; &quot;0&quot; )" office:value-type="string" office:string-value="Range Upgrade Support T5" calcext:value-type="string">
            <text:p>Range Upgrade Support T5</text:p>
          </table:table-cell>
          <table:table-cell office:value-type="float" office:value="5" calcext:value-type="float">
            <text:p>5</text:p>
          </table:table-cell>
          <table:table-cell table:formula="of:=LERP_BY_TYPE( 30; 150; [.B194] )" office:value-type="float" office:value="150" calcext:value-type="float">
            <text:p>150</text:p>
          </table:table-cell>
          <table:table-cell office:value-type="float" office:value="0" calcext:value-type="float">
            <text:p>0.0000</text:p>
          </table:table-cell>
          <table:table-cell table:formula="of:=DRAIN( 3; 16;  0; 5;  1; 1.125; [.B194] )" office:value-type="string" office:string-value="16 5 1.12500" calcext:value-type="string">
            <text:p>16 5 1.12500</text:p>
          </table:table-cell>
          <table:table-cell office:value-type="float" office:value="1" calcext:value-type="float">
            <text:p>1</text:p>
          </table:table-cell>
          <table:table-cell table:formula="of:=LERP_BY_TYPE_SKEWED( 22425; 65250; [.B194]; 1.625 )" office:value-type="float" office:value="65250" calcext:value-type="float">
            <text:p>65250</text:p>
          </table:table-cell>
          <table:table-cell table:formula="of:=&quot;+&quot; &amp; TEXT( [.C194]; &quot;0&quot; ) &amp; &quot;m Range&quot;" office:value-type="string" office:string-value="+150m Range" calcext:value-type="string">
            <text:p>+150m Range</text:p>
          </table:table-cell>
          <table:table-cell/>
          <table:table-cell table:formula="of:=&quot;+RANGE_SPPT`&quot; &amp; TEXT( ([.C194]); &quot;0.0&quot; )" office:value-type="string" office:string-value="+RANGE_SPPT`150.0" calcext:value-type="string">
            <text:p>+RANGE_SPPT`1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Range Upgrade Omni T&quot; &amp; TEXT( [.B196]; &quot;0&quot; )" office:value-type="string" office:string-value="Range Upgrade Omni T1" calcext:value-type="string">
            <text:p>Range Upgrade Omni T1</text:p>
          </table:table-cell>
          <table:table-cell office:value-type="float" office:value="1" calcext:value-type="float">
            <text:p>1</text:p>
          </table:table-cell>
          <table:table-cell table:formula="of:=LERP_BY_TYPE( 40; 200; [.B196] )" office:value-type="float" office:value="40" calcext:value-type="float">
            <text:p>40</text:p>
          </table:table-cell>
          <table:table-cell office:value-type="float" office:value="0" calcext:value-type="float">
            <text:p>0.0000</text:p>
          </table:table-cell>
          <table:table-cell table:formula="of:=DRAIN( 6; 32;  5; 20;  1; 1.8625; [.B196] )" office:value-type="string" office:string-value="6 5 1.00000" calcext:value-type="string">
            <text:p>6 5 1.00000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96]; 1.625 )" office:value-type="float" office:value="82125" calcext:value-type="float">
            <text:p>82125</text:p>
          </table:table-cell>
          <table:table-cell table:formula="of:=&quot;+&quot; &amp; TEXT( [.C196]; &quot;0&quot; ) &amp; &quot;m Range&quot;" office:value-type="string" office:string-value="+40m Range" calcext:value-type="string">
            <text:p>+40m Range</text:p>
          </table:table-cell>
          <table:table-cell office:value-type="string" calcext:value-type="string">
            <text:p>All Weapon Types</text:p>
          </table:table-cell>
          <table:table-cell table:formula="of:=&quot;+RANGE_BALL`&quot; &amp; TEXT( ([.B196] * 45); &quot;0.0&quot; ) &amp; &quot; +RANGE_ENGY`&quot; &amp; TEXT( ([.B196] * 45); &quot;0.0&quot; ) &amp; &quot; +RANGE_MSSL`&quot; &amp; TEXT( ([.B196] * 90); &quot;0.0&quot; ) &amp; &quot; +RANGE_SPPT`&quot; &amp; TEXT( ([.B196] * 25); &quot;0.0&quot; )" office:value-type="string" office:string-value="+RANGE_BALL`45.0 +RANGE_ENGY`45.0 +RANGE_MSSL`90.0 +RANGE_SPPT`25.0" calcext:value-type="string">
            <text:p>+RANGE_BALL`45.0 +RANGE_ENGY`45.0 +RANGE_MSSL`90.0 +RANGE_SPPT`25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Omni T&quot; &amp; TEXT( [.B197]; &quot;0&quot; )" office:value-type="string" office:string-value="Range Upgrade Omni T2" calcext:value-type="string">
            <text:p>Range Upgrade Omni T2</text:p>
          </table:table-cell>
          <table:table-cell office:value-type="float" office:value="2" calcext:value-type="float">
            <text:p>2</text:p>
          </table:table-cell>
          <table:table-cell table:formula="of:=LERP_BY_TYPE( 40; 200; [.B197] )" office:value-type="float" office:value="80" calcext:value-type="float">
            <text:p>80</text:p>
          </table:table-cell>
          <table:table-cell office:value-type="float" office:value="0" calcext:value-type="float">
            <text:p>0.0000</text:p>
          </table:table-cell>
          <table:table-cell table:formula="of:=DRAIN( 6; 32;  5; 20;  1; 1.8625; [.B197] )" office:value-type="string" office:string-value="8 6 1.10781" calcext:value-type="string">
            <text:p>8 6 1.10781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97]; 1.625 )" office:value-type="float" office:value="327876" calcext:value-type="float">
            <text:p>327876</text:p>
          </table:table-cell>
          <table:table-cell table:formula="of:=&quot;+&quot; &amp; TEXT( [.C197]; &quot;0&quot; ) &amp; &quot;m Range&quot;" office:value-type="string" office:string-value="+80m Range" calcext:value-type="string">
            <text:p>+80m Range</text:p>
          </table:table-cell>
          <table:table-cell office:value-type="string" calcext:value-type="string">
            <text:p>All Weapon Types</text:p>
          </table:table-cell>
          <table:table-cell table:formula="of:=&quot;+RANGE_BALL`&quot; &amp; TEXT( ([.B197] * 45); &quot;0.0&quot; ) &amp; &quot; +RANGE_ENGY`&quot; &amp; TEXT( ([.B197] * 45); &quot;0.0&quot; ) &amp; &quot; +RANGE_MSSL`&quot; &amp; TEXT( ([.B197] * 90); &quot;0.0&quot; ) &amp; &quot; +RANGE_SPPT`&quot; &amp; TEXT( ([.B197] * 25); &quot;0.0&quot; )" office:value-type="string" office:string-value="+RANGE_BALL`90.0 +RANGE_ENGY`90.0 +RANGE_MSSL`180.0 +RANGE_SPPT`50.0" calcext:value-type="string">
            <text:p>+RANGE_BALL`90.0 +RANGE_ENGY`90.0 +RANGE_MSSL`180.0 +RANGE_SPPT`5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Omni T&quot; &amp; TEXT( [.B198]; &quot;0&quot; )" office:value-type="string" office:string-value="Range Upgrade Omni T3" calcext:value-type="string">
            <text:p>Range Upgrade Omni T3</text:p>
          </table:table-cell>
          <table:table-cell office:value-type="float" office:value="3" calcext:value-type="float">
            <text:p>3</text:p>
          </table:table-cell>
          <table:table-cell table:formula="of:=LERP_BY_TYPE( 40; 200; [.B198] )" office:value-type="float" office:value="120" calcext:value-type="float">
            <text:p>120</text:p>
          </table:table-cell>
          <table:table-cell office:value-type="float" office:value="0" calcext:value-type="float">
            <text:p>0.0000</text:p>
          </table:table-cell>
          <table:table-cell table:formula="of:=DRAIN( 6; 32;  5; 20;  1; 1.8625; [.B198] )" office:value-type="string" office:string-value="13 9 1.30494" calcext:value-type="string">
            <text:p>13 9 1.30494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98]; 1.625 )" office:value-type="float" office:value="840126" calcext:value-type="float">
            <text:p>840126</text:p>
          </table:table-cell>
          <table:table-cell table:formula="of:=&quot;+&quot; &amp; TEXT( [.C198]; &quot;0&quot; ) &amp; &quot;m Range&quot;" office:value-type="string" office:string-value="+120m Range" calcext:value-type="string">
            <text:p>+120m Range</text:p>
          </table:table-cell>
          <table:table-cell office:value-type="string" calcext:value-type="string">
            <text:p>All Weapon Types</text:p>
          </table:table-cell>
          <table:table-cell table:formula="of:=&quot;+RANGE_BALL`&quot; &amp; TEXT( ([.B198] * 45); &quot;0.0&quot; ) &amp; &quot; +RANGE_ENGY`&quot; &amp; TEXT( ([.B198] * 45); &quot;0.0&quot; ) &amp; &quot; +RANGE_MSSL`&quot; &amp; TEXT( ([.B198] * 90); &quot;0.0&quot; ) &amp; &quot; +RANGE_SPPT`&quot; &amp; TEXT( ([.B198] * 25); &quot;0.0&quot; )" office:value-type="string" office:string-value="+RANGE_BALL`135.0 +RANGE_ENGY`135.0 +RANGE_MSSL`270.0 +RANGE_SPPT`75.0" calcext:value-type="string">
            <text:p>+RANGE_BALL`135.0 +RANGE_ENGY`135.0 +RANGE_MSSL`270.0 +RANGE_SPPT`75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Omni T&quot; &amp; TEXT( [.B199]; &quot;0&quot; )" office:value-type="string" office:string-value="Range Upgrade Omni T4" calcext:value-type="string">
            <text:p>Range Upgrade Omni T4</text:p>
          </table:table-cell>
          <table:table-cell office:value-type="float" office:value="4" calcext:value-type="float">
            <text:p>4</text:p>
          </table:table-cell>
          <table:table-cell table:formula="of:=LERP_BY_TYPE( 40; 200; [.B199] )" office:value-type="float" office:value="160" calcext:value-type="float">
            <text:p>160</text:p>
          </table:table-cell>
          <table:table-cell office:value-type="float" office:value="0" calcext:value-type="float">
            <text:p>0.0000</text:p>
          </table:table-cell>
          <table:table-cell table:formula="of:=DRAIN( 6; 32;  5; 20;  1; 1.8625; [.B199] )" office:value-type="string" office:string-value="21 13 1.56021" calcext:value-type="string">
            <text:p>21 13 1.56021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199]; 1.625 )" office:value-type="float" office:value="1547059" calcext:value-type="float">
            <text:p>1547059</text:p>
          </table:table-cell>
          <table:table-cell table:formula="of:=&quot;+&quot; &amp; TEXT( [.C199]; &quot;0&quot; ) &amp; &quot;m Range&quot;" office:value-type="string" office:string-value="+160m Range" calcext:value-type="string">
            <text:p>+160m Range</text:p>
          </table:table-cell>
          <table:table-cell office:value-type="string" calcext:value-type="string">
            <text:p>All Weapon Types</text:p>
          </table:table-cell>
          <table:table-cell table:formula="of:=&quot;+RANGE_BALL`&quot; &amp; TEXT( ([.B199] * 45); &quot;0.0&quot; ) &amp; &quot; +RANGE_ENGY`&quot; &amp; TEXT( ([.B199] * 45); &quot;0.0&quot; ) &amp; &quot; +RANGE_MSSL`&quot; &amp; TEXT( ([.B199] * 90); &quot;0.0&quot; ) &amp; &quot; +RANGE_SPPT`&quot; &amp; TEXT( ([.B199] * 25); &quot;0.0&quot; )" office:value-type="string" office:string-value="+RANGE_BALL`180.0 +RANGE_ENGY`180.0 +RANGE_MSSL`360.0 +RANGE_SPPT`100.0" calcext:value-type="string">
            <text:p>+RANGE_BALL`180.0 +RANGE_ENGY`180.0 +RANGE_MSSL`360.0 +RANGE_SPPT`100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>
          <table:table-cell table:formula="of:=&quot;Range Upgrade Omni T&quot; &amp; TEXT( [.B200]; &quot;0&quot; )" office:value-type="string" office:string-value="Range Upgrade Omni T5" calcext:value-type="string">
            <text:p>Range Upgrade Omni T5</text:p>
          </table:table-cell>
          <table:table-cell office:value-type="float" office:value="5" calcext:value-type="float">
            <text:p>5</text:p>
          </table:table-cell>
          <table:table-cell table:formula="of:=LERP_BY_TYPE( 40; 200; [.B200] )" office:value-type="float" office:value="200" calcext:value-type="float">
            <text:p>200</text:p>
          </table:table-cell>
          <table:table-cell office:value-type="float" office:value="0" calcext:value-type="float">
            <text:p>0.0000</text:p>
          </table:table-cell>
          <table:table-cell table:formula="of:=DRAIN( 6; 32;  5; 20;  1; 1.8625; [.B200] )" office:value-type="string" office:string-value="32 20 1.86250" calcext:value-type="string">
            <text:p>32 20 1.86250</text:p>
          </table:table-cell>
          <table:table-cell office:value-type="float" office:value="1" calcext:value-type="float">
            <text:p>1</text:p>
          </table:table-cell>
          <table:table-cell table:formula="of:=LERP_BY_TYPE_SKEWED( 82125; 2420120; [.B200]; 1.625 )" office:value-type="float" office:value="2420120" calcext:value-type="float">
            <text:p>2420120</text:p>
          </table:table-cell>
          <table:table-cell table:formula="of:=&quot;+&quot; &amp; TEXT( [.C200]; &quot;0&quot; ) &amp; &quot;m Range&quot;" office:value-type="string" office:string-value="+200m Range" calcext:value-type="string">
            <text:p>+200m Range</text:p>
          </table:table-cell>
          <table:table-cell office:value-type="string" calcext:value-type="string">
            <text:p>All Weapon Types</text:p>
          </table:table-cell>
          <table:table-cell table:formula="of:=&quot;+RANGE_BALL`&quot; &amp; TEXT( ([.B200] * 45); &quot;0.0&quot; ) &amp; &quot; +RANGE_ENGY`&quot; &amp; TEXT( ([.B200] * 45); &quot;0.0&quot; ) &amp; &quot; +RANGE_MSSL`&quot; &amp; TEXT( ([.B200] * 90); &quot;0.0&quot; ) &amp; &quot; +RANGE_SPPT`&quot; &amp; TEXT( ([.B200] * 25); &quot;0.0&quot; )" office:value-type="string" office:string-value="+RANGE_BALL`225.0 +RANGE_ENGY`225.0 +RANGE_MSSL`450.0 +RANGE_SPPT`125.0" calcext:value-type="string">
            <text:p>+RANGE_BALL`225.0 +RANGE_ENGY`225.0 +RANGE_MSSL`450.0 +RANGE_SPPT`125.0</text:p>
          </table:table-cell>
          <table:table-cell/>
          <table:table-cell office:value-type="string" calcext:value-type="string">
            <text:p>equipment_T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Range Enhancement</text:p>
          </table:table-cell>
        </table:table-row>
        <table:table-row table:style-name="ro2" table:number-rows-repeated="3">
          <table:table-cell table:style-name="ce6" table:number-columns-repeated="14"/>
        </table:table-row>
        <table:table-row table:style-name="ro2">
          <table:table-cell table:style-name="ce2" office:value-type="string" calcext:value-type="string" table:number-columns-spanned="1" table:number-rows-spanned="3">
            <text:p>Weapon Upgrades, Damage</text:p>
          </table:table-cell>
          <table:table-cell table:style-name="ce19" table:number-columns-repeated="13"/>
        </table:table-row>
        <table:table-row table:style-name="ro2">
          <table:covered-table-cell table:style-name="ce19"/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10" office:value-type="string" calcext:value-type="string" table:number-columns-spanned="1" table:number-rows-spanned="2">
            <text:p>Level</text:p>
          </table:table-cell>
          <table:table-cell table:style-name="ce41" office:value-type="string" calcext:value-type="string" table:number-columns-spanned="1" table:number-rows-spanned="2">
            <text:p>Tons</text:p>
          </table:table-cell>
          <table:table-cell table:style-name="ce15" office:value-type="string" calcext:value-type="string" table:number-columns-spanned="1" table:number-rows-spanned="2">
            <text:p>Drain</text:p>
          </table:table-cell>
          <table:table-cell table:style-name="ce18" office:value-type="string" calcext:value-type="string" table:number-columns-spanned="1" table:number-rows-spanned="2">
            <text:p>Slots</text:p>
          </table:table-cell>
          <table:table-cell table:style-name="ce22" office:value-type="string" calcext:value-type="string" table:number-columns-spanned="1" table:number-rows-spanned="2">
            <text:p>Cost</text:p>
          </table:table-cell>
          <table:table-cell table:style-name="ce25" office:value-type="string" calcext:value-type="string" table:number-columns-spanned="1" table:number-rows-spanned="2">
            <text:p>GUI Feature A</text:p>
          </table:table-cell>
          <table:table-cell table:style-name="ce7" office:value-type="string" calcext:value-type="string" table:number-columns-spanned="1" table:number-rows-spanned="2">
            <text:p>GUI Feature B</text:p>
          </table:table-cell>
          <table:table-cell table:style-name="ce41" office:value-type="string" calcext:value-type="string" table:number-columns-spanned="1" table:number-rows-spanned="2">
            <text:p>Specials Code (Code`Value`Duration`Stack)</text:p>
          </table:table-cell>
          <table:table-cell table:style-name="ce22" office:value-type="string" calcext:value-type="string" table:number-columns-spanned="1" table:number-rows-spanned="2">
            <text:p>Allowed Locations</text:p>
          </table:table-cell>
          <table:table-cell table:style-name="ce47" office:value-type="string" calcext:value-type="string" table:number-columns-spanned="1" table:number-rows-spanned="2">
            <text:p>Icon Code</text:p>
          </table:table-cell>
          <table:table-cell table:style-name="ce41" office:value-type="string" calcext:value-type="string" table:number-columns-spanned="1" table:number-rows-spanned="2">
            <text:p>Maker Code</text:p>
          </table:table-cell>
          <table:table-cell table:style-name="ce31" office:value-type="string" calcext:value-type="string" table:number-columns-spanned="1" table:number-rows-spanned="2">
            <text:p>Model Name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1"/>
          <table:covered-table-cell table:style-name="ce41"/>
          <table:covered-table-cell table:style-name="ce16"/>
          <table:covered-table-cell table:style-name="ce47"/>
          <table:covered-table-cell table:number-columns-repeated="8" table:style-name="ce23"/>
        </table:table-row>
        <table:table-row table:style-name="ro2">
          <table:table-cell table:formula="of:=&quot;Damage Upgrade Ballistic T&quot; &amp; TEXT( [.B207]; &quot;0&quot; )" office:value-type="string" office:string-value="Damage Upgrade Ballistic T1" calcext:value-type="string">
            <text:p>Damage Upgrade Ballistic T1</text:p>
          </table:table-cell>
          <table:table-cell office:value-type="float" office:value="1" calcext:value-type="float">
            <text:p>1</text:p>
          </table:table-cell>
          <table:table-cell table:formula="of:=LERP_BY_TYPE( 112; 160; [.B207] )" office:value-type="float" office:value="112" calcext:value-type="float">
            <text:p>112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07] )" office:value-type="string" office:string-value="5 0 1.00000" calcext:value-type="string">
            <text:p>5 0 1.000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07]; 1.625 )" office:value-type="float" office:value="30125" calcext:value-type="float">
            <text:p>30125</text:p>
          </table:table-cell>
          <table:table-cell table:formula="of:=TEXT( [.C207]; &quot;0&quot; ) &amp; &quot;% Damage&quot;" office:value-type="string" office:string-value="112% Damage" calcext:value-type="string">
            <text:p>112% Damage</text:p>
          </table:table-cell>
          <table:table-cell/>
          <table:table-cell table:formula="of:=&quot;+DAMAGE_BALL`&quot; &amp; TEXT( ([.C207] * 0.01); &quot;0.00000&quot; )" office:value-type="string" office:string-value="+DAMAGE_BALL`1.12000" calcext:value-type="string">
            <text:p>+DAMAGE_BALL`1.12000</text:p>
          </table:table-cell>
          <table:table-cell/>
          <table:table-cell office:value-type="string" calcext:value-type="string">
            <text:p>Ballisti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Ballistic T&quot; &amp; TEXT( [.B208]; &quot;0&quot; )" office:value-type="string" office:string-value="Damage Upgrade Ballistic T2" calcext:value-type="string">
            <text:p>Damage Upgrade Ballistic T2</text:p>
          </table:table-cell>
          <table:table-cell office:value-type="float" office:value="2" calcext:value-type="float">
            <text:p>2</text:p>
          </table:table-cell>
          <table:table-cell table:formula="of:=LERP_BY_TYPE( 112; 160; [.B208] )" office:value-type="float" office:value="124" calcext:value-type="float">
            <text:p>124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08] )" office:value-type="string" office:string-value="6 1 1.02500" calcext:value-type="string">
            <text:p>6 1 1.025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08]; 1.625 )" office:value-type="float" office:value="180685" calcext:value-type="float">
            <text:p>180685</text:p>
          </table:table-cell>
          <table:table-cell table:formula="of:=TEXT( [.C208]; &quot;0&quot; ) &amp; &quot;% Damage&quot;" office:value-type="string" office:string-value="124% Damage" calcext:value-type="string">
            <text:p>124% Damage</text:p>
          </table:table-cell>
          <table:table-cell/>
          <table:table-cell table:formula="of:=&quot;+DAMAGE_BALL`&quot; &amp; TEXT( ([.C208] * 0.01); &quot;0.00000&quot; )" office:value-type="string" office:string-value="+DAMAGE_BALL`1.24000" calcext:value-type="string">
            <text:p>+DAMAGE_BALL`1.24000</text:p>
          </table:table-cell>
          <table:table-cell/>
          <table:table-cell office:value-type="string" calcext:value-type="string">
            <text:p>Ballisti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Ballistic T&quot; &amp; TEXT( [.B209]; &quot;0&quot; )" office:value-type="string" office:string-value="Damage Upgrade Ballistic T3" calcext:value-type="string">
            <text:p>Damage Upgrade Ballistic T3</text:p>
          </table:table-cell>
          <table:table-cell office:value-type="float" office:value="3" calcext:value-type="float">
            <text:p>3</text:p>
          </table:table-cell>
          <table:table-cell table:formula="of:=LERP_BY_TYPE( 112; 160; [.B209] )" office:value-type="float" office:value="136" calcext:value-type="float">
            <text:p>136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09] )" office:value-type="string" office:string-value="10 3 1.07071" calcext:value-type="string">
            <text:p>10 3 1.07071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09]; 1.625 )" office:value-type="float" office:value="494515" calcext:value-type="float">
            <text:p>494515</text:p>
          </table:table-cell>
          <table:table-cell table:formula="of:=TEXT( [.C209]; &quot;0&quot; ) &amp; &quot;% Damage&quot;" office:value-type="string" office:string-value="136% Damage" calcext:value-type="string">
            <text:p>136% Damage</text:p>
          </table:table-cell>
          <table:table-cell/>
          <table:table-cell table:formula="of:=&quot;+DAMAGE_BALL`&quot; &amp; TEXT( ([.C209] * 0.01); &quot;0.00000&quot; )" office:value-type="string" office:string-value="+DAMAGE_BALL`1.36000" calcext:value-type="string">
            <text:p>+DAMAGE_BALL`1.36000</text:p>
          </table:table-cell>
          <table:table-cell/>
          <table:table-cell office:value-type="string" calcext:value-type="string">
            <text:p>Ballisti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Ballistic T&quot; &amp; TEXT( [.B210]; &quot;0&quot; )" office:value-type="string" office:string-value="Damage Upgrade Ballistic T4" calcext:value-type="string">
            <text:p>Damage Upgrade Ballistic T4</text:p>
          </table:table-cell>
          <table:table-cell office:value-type="float" office:value="4" calcext:value-type="float">
            <text:p>4</text:p>
          </table:table-cell>
          <table:table-cell table:formula="of:=LERP_BY_TYPE( 112; 160; [.B210] )" office:value-type="float" office:value="148" calcext:value-type="float">
            <text:p>148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0] )" office:value-type="string" office:string-value="16 7 1.12990" calcext:value-type="string">
            <text:p>16 7 1.1299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0]; 1.625 )" office:value-type="float" office:value="927618" calcext:value-type="float">
            <text:p>927618</text:p>
          </table:table-cell>
          <table:table-cell table:formula="of:=TEXT( [.C210]; &quot;0&quot; ) &amp; &quot;% Damage&quot;" office:value-type="string" office:string-value="148% Damage" calcext:value-type="string">
            <text:p>148% Damage</text:p>
          </table:table-cell>
          <table:table-cell/>
          <table:table-cell table:formula="of:=&quot;+DAMAGE_BALL`&quot; &amp; TEXT( ([.C210] * 0.01); &quot;0.00000&quot; )" office:value-type="string" office:string-value="+DAMAGE_BALL`1.48000" calcext:value-type="string">
            <text:p>+DAMAGE_BALL`1.48000</text:p>
          </table:table-cell>
          <table:table-cell/>
          <table:table-cell office:value-type="string" calcext:value-type="string">
            <text:p>Ballisti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Ballistic T&quot; &amp; TEXT( [.B211]; &quot;0&quot; )" office:value-type="string" office:string-value="Damage Upgrade Ballistic T5" calcext:value-type="string">
            <text:p>Damage Upgrade Ballistic T5</text:p>
          </table:table-cell>
          <table:table-cell office:value-type="float" office:value="5" calcext:value-type="float">
            <text:p>5</text:p>
          </table:table-cell>
          <table:table-cell table:formula="of:=LERP_BY_TYPE( 112; 160; [.B211] )" office:value-type="float" office:value="160" calcext:value-type="float">
            <text:p>160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1] )" office:value-type="string" office:string-value="25 12 1.20000" calcext:value-type="string">
            <text:p>25 12 1.200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1]; 1.625 )" office:value-type="float" office:value="1462500" calcext:value-type="float">
            <text:p>1462500</text:p>
          </table:table-cell>
          <table:table-cell table:formula="of:=TEXT( [.C211]; &quot;0&quot; ) &amp; &quot;% Damage&quot;" office:value-type="string" office:string-value="160% Damage" calcext:value-type="string">
            <text:p>160% Damage</text:p>
          </table:table-cell>
          <table:table-cell/>
          <table:table-cell table:formula="of:=&quot;+DAMAGE_BALL`&quot; &amp; TEXT( ([.C211] * 0.01); &quot;0.00000&quot; )" office:value-type="string" office:string-value="+DAMAGE_BALL`1.60000" calcext:value-type="string">
            <text:p>+DAMAGE_BALL`1.60000</text:p>
          </table:table-cell>
          <table:table-cell/>
          <table:table-cell office:value-type="string" calcext:value-type="string">
            <text:p>Ballisti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Damage Upgrade Energy T&quot; &amp; TEXT( [.B213]; &quot;0&quot; )" office:value-type="string" office:string-value="Damage Upgrade Energy T1" calcext:value-type="string">
            <text:p>Damage Upgrade Energy T1</text:p>
          </table:table-cell>
          <table:table-cell office:value-type="float" office:value="1" calcext:value-type="float">
            <text:p>1</text:p>
          </table:table-cell>
          <table:table-cell table:formula="of:=LERP_BY_TYPE( 112; 160; [.B213] )" office:value-type="float" office:value="112" calcext:value-type="float">
            <text:p>112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3] )" office:value-type="string" office:string-value="5 0 1.00000" calcext:value-type="string">
            <text:p>5 0 1.000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3]; 1.625 )" office:value-type="float" office:value="30125" calcext:value-type="float">
            <text:p>30125</text:p>
          </table:table-cell>
          <table:table-cell table:formula="of:=TEXT( [.C213]; &quot;0&quot; ) &amp; &quot;% Damage&quot;" office:value-type="string" office:string-value="112% Damage" calcext:value-type="string">
            <text:p>112% Damage</text:p>
          </table:table-cell>
          <table:table-cell/>
          <table:table-cell table:formula="of:=&quot;+DAMAGE_ENGY`&quot; &amp; TEXT( ([.C213] * 0.01); &quot;0.00000&quot; )" office:value-type="string" office:string-value="+DAMAGE_ENGY`1.12000" calcext:value-type="string">
            <text:p>+DAMAGE_ENGY`1.12000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Energy T&quot; &amp; TEXT( [.B214]; &quot;0&quot; )" office:value-type="string" office:string-value="Damage Upgrade Energy T2" calcext:value-type="string">
            <text:p>Damage Upgrade Energy T2</text:p>
          </table:table-cell>
          <table:table-cell office:value-type="float" office:value="2" calcext:value-type="float">
            <text:p>2</text:p>
          </table:table-cell>
          <table:table-cell table:formula="of:=LERP_BY_TYPE( 112; 160; [.B214] )" office:value-type="float" office:value="124" calcext:value-type="float">
            <text:p>124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4] )" office:value-type="string" office:string-value="6 1 1.02500" calcext:value-type="string">
            <text:p>6 1 1.025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4]; 1.625 )" office:value-type="float" office:value="180685" calcext:value-type="float">
            <text:p>180685</text:p>
          </table:table-cell>
          <table:table-cell table:formula="of:=TEXT( [.C214]; &quot;0&quot; ) &amp; &quot;% Damage&quot;" office:value-type="string" office:string-value="124% Damage" calcext:value-type="string">
            <text:p>124% Damage</text:p>
          </table:table-cell>
          <table:table-cell/>
          <table:table-cell table:formula="of:=&quot;+DAMAGE_ENGY`&quot; &amp; TEXT( ([.C214] * 0.01); &quot;0.00000&quot; )" office:value-type="string" office:string-value="+DAMAGE_ENGY`1.24000" calcext:value-type="string">
            <text:p>+DAMAGE_ENGY`1.24000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Energy T&quot; &amp; TEXT( [.B215]; &quot;0&quot; )" office:value-type="string" office:string-value="Damage Upgrade Energy T3" calcext:value-type="string">
            <text:p>Damage Upgrade Energy T3</text:p>
          </table:table-cell>
          <table:table-cell office:value-type="float" office:value="3" calcext:value-type="float">
            <text:p>3</text:p>
          </table:table-cell>
          <table:table-cell table:formula="of:=LERP_BY_TYPE( 112; 160; [.B215] )" office:value-type="float" office:value="136" calcext:value-type="float">
            <text:p>136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5] )" office:value-type="string" office:string-value="10 3 1.07071" calcext:value-type="string">
            <text:p>10 3 1.07071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5]; 1.625 )" office:value-type="float" office:value="494515" calcext:value-type="float">
            <text:p>494515</text:p>
          </table:table-cell>
          <table:table-cell table:formula="of:=TEXT( [.C215]; &quot;0&quot; ) &amp; &quot;% Damage&quot;" office:value-type="string" office:string-value="136% Damage" calcext:value-type="string">
            <text:p>136% Damage</text:p>
          </table:table-cell>
          <table:table-cell/>
          <table:table-cell table:formula="of:=&quot;+DAMAGE_ENGY`&quot; &amp; TEXT( ([.C215] * 0.01); &quot;0.00000&quot; )" office:value-type="string" office:string-value="+DAMAGE_ENGY`1.36000" calcext:value-type="string">
            <text:p>+DAMAGE_ENGY`1.36000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Energy T&quot; &amp; TEXT( [.B216]; &quot;0&quot; )" office:value-type="string" office:string-value="Damage Upgrade Energy T4" calcext:value-type="string">
            <text:p>Damage Upgrade Energy T4</text:p>
          </table:table-cell>
          <table:table-cell office:value-type="float" office:value="4" calcext:value-type="float">
            <text:p>4</text:p>
          </table:table-cell>
          <table:table-cell table:formula="of:=LERP_BY_TYPE( 112; 160; [.B216] )" office:value-type="float" office:value="148" calcext:value-type="float">
            <text:p>148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6] )" office:value-type="string" office:string-value="16 7 1.12990" calcext:value-type="string">
            <text:p>16 7 1.1299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6]; 1.625 )" office:value-type="float" office:value="927618" calcext:value-type="float">
            <text:p>927618</text:p>
          </table:table-cell>
          <table:table-cell table:formula="of:=TEXT( [.C216]; &quot;0&quot; ) &amp; &quot;% Damage&quot;" office:value-type="string" office:string-value="148% Damage" calcext:value-type="string">
            <text:p>148% Damage</text:p>
          </table:table-cell>
          <table:table-cell/>
          <table:table-cell table:formula="of:=&quot;+DAMAGE_ENGY`&quot; &amp; TEXT( ([.C216] * 0.01); &quot;0.00000&quot; )" office:value-type="string" office:string-value="+DAMAGE_ENGY`1.48000" calcext:value-type="string">
            <text:p>+DAMAGE_ENGY`1.48000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Energy T&quot; &amp; TEXT( [.B217]; &quot;0&quot; )" office:value-type="string" office:string-value="Damage Upgrade Energy T5" calcext:value-type="string">
            <text:p>Damage Upgrade Energy T5</text:p>
          </table:table-cell>
          <table:table-cell office:value-type="float" office:value="5" calcext:value-type="float">
            <text:p>5</text:p>
          </table:table-cell>
          <table:table-cell table:formula="of:=LERP_BY_TYPE( 112; 160; [.B217] )" office:value-type="float" office:value="160" calcext:value-type="float">
            <text:p>160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7] )" office:value-type="string" office:string-value="25 12 1.20000" calcext:value-type="string">
            <text:p>25 12 1.200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7]; 1.625 )" office:value-type="float" office:value="1462500" calcext:value-type="float">
            <text:p>1462500</text:p>
          </table:table-cell>
          <table:table-cell table:formula="of:=TEXT( [.C217]; &quot;0&quot; ) &amp; &quot;% Damage&quot;" office:value-type="string" office:string-value="160% Damage" calcext:value-type="string">
            <text:p>160% Damage</text:p>
          </table:table-cell>
          <table:table-cell/>
          <table:table-cell table:formula="of:=&quot;+DAMAGE_ENGY`&quot; &amp; TEXT( ([.C217] * 0.01); &quot;0.00000&quot; )" office:value-type="string" office:string-value="+DAMAGE_ENGY`1.60000" calcext:value-type="string">
            <text:p>+DAMAGE_ENGY`1.60000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Damage Upgrade Missle T&quot; &amp; TEXT( [.B219]; &quot;0&quot; )" office:value-type="string" office:string-value="Damage Upgrade Missle T1" calcext:value-type="string">
            <text:p>Damage Upgrade Missle T1</text:p>
          </table:table-cell>
          <table:table-cell office:value-type="float" office:value="1" calcext:value-type="float">
            <text:p>1</text:p>
          </table:table-cell>
          <table:table-cell table:formula="of:=LERP_BY_TYPE( 112; 160; [.B219] )" office:value-type="float" office:value="112" calcext:value-type="float">
            <text:p>112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19] )" office:value-type="string" office:string-value="5 0 1.00000" calcext:value-type="string">
            <text:p>5 0 1.000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19]; 1.625 )" office:value-type="float" office:value="30125" calcext:value-type="float">
            <text:p>30125</text:p>
          </table:table-cell>
          <table:table-cell table:formula="of:=TEXT( [.C219]; &quot;0&quot; ) &amp; &quot;% Damage&quot;" office:value-type="string" office:string-value="112% Damage" calcext:value-type="string">
            <text:p>112% Damage</text:p>
          </table:table-cell>
          <table:table-cell/>
          <table:table-cell table:formula="of:=&quot;+DAMAGE_MSSL`&quot; &amp; TEXT( ([.C219] * 0.01); &quot;0.00000&quot; )" office:value-type="string" office:string-value="+DAMAGE_MSSL`1.12000" calcext:value-type="string">
            <text:p>+DAMAGE_MSSL`1.12000</text:p>
          </table:table-cell>
          <table:table-cell/>
          <table:table-cell office:value-type="string" calcext:value-type="string">
            <text:p>Miss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Missle T&quot; &amp; TEXT( [.B220]; &quot;0&quot; )" office:value-type="string" office:string-value="Damage Upgrade Missle T2" calcext:value-type="string">
            <text:p>Damage Upgrade Missle T2</text:p>
          </table:table-cell>
          <table:table-cell office:value-type="float" office:value="2" calcext:value-type="float">
            <text:p>2</text:p>
          </table:table-cell>
          <table:table-cell table:formula="of:=LERP_BY_TYPE( 112; 160; [.B220] )" office:value-type="float" office:value="124" calcext:value-type="float">
            <text:p>124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20] )" office:value-type="string" office:string-value="6 1 1.02500" calcext:value-type="string">
            <text:p>6 1 1.025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0]; 1.625 )" office:value-type="float" office:value="180685" calcext:value-type="float">
            <text:p>180685</text:p>
          </table:table-cell>
          <table:table-cell table:formula="of:=TEXT( [.C220]; &quot;0&quot; ) &amp; &quot;% Damage&quot;" office:value-type="string" office:string-value="124% Damage" calcext:value-type="string">
            <text:p>124% Damage</text:p>
          </table:table-cell>
          <table:table-cell/>
          <table:table-cell table:formula="of:=&quot;+DAMAGE_MSSL`&quot; &amp; TEXT( ([.C220] * 0.01); &quot;0.00000&quot; )" office:value-type="string" office:string-value="+DAMAGE_MSSL`1.24000" calcext:value-type="string">
            <text:p>+DAMAGE_MSSL`1.24000</text:p>
          </table:table-cell>
          <table:table-cell/>
          <table:table-cell office:value-type="string" calcext:value-type="string">
            <text:p>Miss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Missle T&quot; &amp; TEXT( [.B221]; &quot;0&quot; )" office:value-type="string" office:string-value="Damage Upgrade Missle T3" calcext:value-type="string">
            <text:p>Damage Upgrade Missle T3</text:p>
          </table:table-cell>
          <table:table-cell office:value-type="float" office:value="3" calcext:value-type="float">
            <text:p>3</text:p>
          </table:table-cell>
          <table:table-cell table:formula="of:=LERP_BY_TYPE( 112; 160; [.B221] )" office:value-type="float" office:value="136" calcext:value-type="float">
            <text:p>136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21] )" office:value-type="string" office:string-value="10 3 1.07071" calcext:value-type="string">
            <text:p>10 3 1.07071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1]; 1.625 )" office:value-type="float" office:value="494515" calcext:value-type="float">
            <text:p>494515</text:p>
          </table:table-cell>
          <table:table-cell table:formula="of:=TEXT( [.C221]; &quot;0&quot; ) &amp; &quot;% Damage&quot;" office:value-type="string" office:string-value="136% Damage" calcext:value-type="string">
            <text:p>136% Damage</text:p>
          </table:table-cell>
          <table:table-cell/>
          <table:table-cell table:formula="of:=&quot;+DAMAGE_MSSL`&quot; &amp; TEXT( ([.C221] * 0.01); &quot;0.00000&quot; )" office:value-type="string" office:string-value="+DAMAGE_MSSL`1.36000" calcext:value-type="string">
            <text:p>+DAMAGE_MSSL`1.36000</text:p>
          </table:table-cell>
          <table:table-cell/>
          <table:table-cell office:value-type="string" calcext:value-type="string">
            <text:p>Miss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Missle T&quot; &amp; TEXT( [.B222]; &quot;0&quot; )" office:value-type="string" office:string-value="Damage Upgrade Missle T4" calcext:value-type="string">
            <text:p>Damage Upgrade Missle T4</text:p>
          </table:table-cell>
          <table:table-cell office:value-type="float" office:value="4" calcext:value-type="float">
            <text:p>4</text:p>
          </table:table-cell>
          <table:table-cell table:formula="of:=LERP_BY_TYPE( 112; 160; [.B222] )" office:value-type="float" office:value="148" calcext:value-type="float">
            <text:p>148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22] )" office:value-type="string" office:string-value="16 7 1.12990" calcext:value-type="string">
            <text:p>16 7 1.1299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2]; 1.625 )" office:value-type="float" office:value="927618" calcext:value-type="float">
            <text:p>927618</text:p>
          </table:table-cell>
          <table:table-cell table:formula="of:=TEXT( [.C222]; &quot;0&quot; ) &amp; &quot;% Damage&quot;" office:value-type="string" office:string-value="148% Damage" calcext:value-type="string">
            <text:p>148% Damage</text:p>
          </table:table-cell>
          <table:table-cell/>
          <table:table-cell table:formula="of:=&quot;+DAMAGE_MSSL`&quot; &amp; TEXT( ([.C222] * 0.01); &quot;0.00000&quot; )" office:value-type="string" office:string-value="+DAMAGE_MSSL`1.48000" calcext:value-type="string">
            <text:p>+DAMAGE_MSSL`1.48000</text:p>
          </table:table-cell>
          <table:table-cell/>
          <table:table-cell office:value-type="string" calcext:value-type="string">
            <text:p>Miss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Missle T&quot; &amp; TEXT( [.B223]; &quot;0&quot; )" office:value-type="string" office:string-value="Damage Upgrade Missle T5" calcext:value-type="string">
            <text:p>Damage Upgrade Missle T5</text:p>
          </table:table-cell>
          <table:table-cell office:value-type="float" office:value="5" calcext:value-type="float">
            <text:p>5</text:p>
          </table:table-cell>
          <table:table-cell table:formula="of:=LERP_BY_TYPE( 112; 160; [.B223] )" office:value-type="float" office:value="160" calcext:value-type="float">
            <text:p>160</text:p>
          </table:table-cell>
          <table:table-cell office:value-type="float" office:value="0" calcext:value-type="float">
            <text:p>0.0000</text:p>
          </table:table-cell>
          <table:table-cell table:formula="of:=DRAIN( 5; 25;  0; 12;  1; 1.2; [.B223] )" office:value-type="string" office:string-value="25 12 1.20000" calcext:value-type="string">
            <text:p>25 12 1.200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3]; 1.625 )" office:value-type="float" office:value="1462500" calcext:value-type="float">
            <text:p>1462500</text:p>
          </table:table-cell>
          <table:table-cell table:formula="of:=TEXT( [.C223]; &quot;0&quot; ) &amp; &quot;% Damage&quot;" office:value-type="string" office:string-value="160% Damage" calcext:value-type="string">
            <text:p>160% Damage</text:p>
          </table:table-cell>
          <table:table-cell/>
          <table:table-cell table:formula="of:=&quot;+DAMAGE_MSSL`&quot; &amp; TEXT( ([.C223] * 0.01); &quot;0.00000&quot; )" office:value-type="string" office:string-value="+DAMAGE_MSSL`1.60000" calcext:value-type="string">
            <text:p>+DAMAGE_MSSL`1.60000</text:p>
          </table:table-cell>
          <table:table-cell/>
          <table:table-cell office:value-type="string" calcext:value-type="string">
            <text:p>Miss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Damage Upgrade Support T&quot; &amp; TEXT( [.B225]; &quot;0&quot; )" office:value-type="string" office:string-value="Damage Upgrade Support T1" calcext:value-type="string">
            <text:p>Damage Upgrade Support T1</text:p>
          </table:table-cell>
          <table:table-cell office:value-type="float" office:value="1" calcext:value-type="float">
            <text:p>1</text:p>
          </table:table-cell>
          <table:table-cell table:formula="of:=LERP_BY_TYPE( 112; 160; [.B225] )" office:value-type="float" office:value="112" calcext:value-type="float">
            <text:p>112</text:p>
          </table:table-cell>
          <table:table-cell office:value-type="float" office:value="0" calcext:value-type="float">
            <text:p>0.0000</text:p>
          </table:table-cell>
          <table:table-cell table:formula="of:=DRAIN( 4; 20;  0; 8;  1; 1.165; [.B225] )" office:value-type="string" office:string-value="4 0 1.00000" calcext:value-type="string">
            <text:p>4 0 1.000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5]; 1.625 )" office:value-type="float" office:value="30125" calcext:value-type="float">
            <text:p>30125</text:p>
          </table:table-cell>
          <table:table-cell table:formula="of:=TEXT( [.C225]; &quot;0&quot; ) &amp; &quot;% Damage&quot;" office:value-type="string" office:string-value="112% Damage" calcext:value-type="string">
            <text:p>112% Damage</text:p>
          </table:table-cell>
          <table:table-cell/>
          <table:table-cell table:formula="of:=&quot;+DAMAGE_SPPT`&quot; &amp; TEXT( ([.C225] * 0.01); &quot;0.00000&quot; )" office:value-type="string" office:string-value="+DAMAGE_SPPT`1.12000" calcext:value-type="string">
            <text:p>+DAMAGE_SPPT`1.12000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Support T&quot; &amp; TEXT( [.B226]; &quot;0&quot; )" office:value-type="string" office:string-value="Damage Upgrade Support T2" calcext:value-type="string">
            <text:p>Damage Upgrade Support T2</text:p>
          </table:table-cell>
          <table:table-cell office:value-type="float" office:value="2" calcext:value-type="float">
            <text:p>2</text:p>
          </table:table-cell>
          <table:table-cell table:formula="of:=LERP_BY_TYPE( 112; 160; [.B226] )" office:value-type="float" office:value="124" calcext:value-type="float">
            <text:p>124</text:p>
          </table:table-cell>
          <table:table-cell office:value-type="float" office:value="0" calcext:value-type="float">
            <text:p>0.0000</text:p>
          </table:table-cell>
          <table:table-cell table:formula="of:=DRAIN( 4; 20;  0; 8;  1; 1.165; [.B226] )" office:value-type="string" office:string-value="5 1 1.02063" calcext:value-type="string">
            <text:p>5 1 1.02063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6]; 1.625 )" office:value-type="float" office:value="180685" calcext:value-type="float">
            <text:p>180685</text:p>
          </table:table-cell>
          <table:table-cell table:formula="of:=TEXT( [.C226]; &quot;0&quot; ) &amp; &quot;% Damage&quot;" office:value-type="string" office:string-value="124% Damage" calcext:value-type="string">
            <text:p>124% Damage</text:p>
          </table:table-cell>
          <table:table-cell/>
          <table:table-cell table:formula="of:=&quot;+DAMAGE_SPPT`&quot; &amp; TEXT( ([.C226] * 0.01); &quot;0.00000&quot; )" office:value-type="string" office:string-value="+DAMAGE_SPPT`1.24000" calcext:value-type="string">
            <text:p>+DAMAGE_SPPT`1.24000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Support T&quot; &amp; TEXT( [.B227]; &quot;0&quot; )" office:value-type="string" office:string-value="Damage Upgrade Support T3" calcext:value-type="string">
            <text:p>Damage Upgrade Support T3</text:p>
          </table:table-cell>
          <table:table-cell office:value-type="float" office:value="3" calcext:value-type="float">
            <text:p>3</text:p>
          </table:table-cell>
          <table:table-cell table:formula="of:=LERP_BY_TYPE( 112; 160; [.B227] )" office:value-type="float" office:value="136" calcext:value-type="float">
            <text:p>136</text:p>
          </table:table-cell>
          <table:table-cell office:value-type="float" office:value="0" calcext:value-type="float">
            <text:p>0.0000</text:p>
          </table:table-cell>
          <table:table-cell table:formula="of:=DRAIN( 4; 20;  0; 8;  1; 1.165; [.B227] )" office:value-type="string" office:string-value="8 2 1.05834" calcext:value-type="string">
            <text:p>8 2 1.05834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7]; 1.625 )" office:value-type="float" office:value="494515" calcext:value-type="float">
            <text:p>494515</text:p>
          </table:table-cell>
          <table:table-cell table:formula="of:=TEXT( [.C227]; &quot;0&quot; ) &amp; &quot;% Damage&quot;" office:value-type="string" office:string-value="136% Damage" calcext:value-type="string">
            <text:p>136% Damage</text:p>
          </table:table-cell>
          <table:table-cell/>
          <table:table-cell table:formula="of:=&quot;+DAMAGE_SPPT`&quot; &amp; TEXT( ([.C227] * 0.01); &quot;0.00000&quot; )" office:value-type="string" office:string-value="+DAMAGE_SPPT`1.36000" calcext:value-type="string">
            <text:p>+DAMAGE_SPPT`1.36000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Support T&quot; &amp; TEXT( [.B228]; &quot;0&quot; )" office:value-type="string" office:string-value="Damage Upgrade Support T4" calcext:value-type="string">
            <text:p>Damage Upgrade Support T4</text:p>
          </table:table-cell>
          <table:table-cell office:value-type="float" office:value="4" calcext:value-type="float">
            <text:p>4</text:p>
          </table:table-cell>
          <table:table-cell table:formula="of:=LERP_BY_TYPE( 112; 160; [.B228] )" office:value-type="float" office:value="148" calcext:value-type="float">
            <text:p>148</text:p>
          </table:table-cell>
          <table:table-cell office:value-type="float" office:value="0" calcext:value-type="float">
            <text:p>0.0000</text:p>
          </table:table-cell>
          <table:table-cell table:formula="of:=DRAIN( 4; 20;  0; 8;  1; 1.165; [.B228] )" office:value-type="string" office:string-value="13 5 1.10717" calcext:value-type="string">
            <text:p>13 5 1.10717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8]; 1.625 )" office:value-type="float" office:value="927618" calcext:value-type="float">
            <text:p>927618</text:p>
          </table:table-cell>
          <table:table-cell table:formula="of:=TEXT( [.C228]; &quot;0&quot; ) &amp; &quot;% Damage&quot;" office:value-type="string" office:string-value="148% Damage" calcext:value-type="string">
            <text:p>148% Damage</text:p>
          </table:table-cell>
          <table:table-cell/>
          <table:table-cell table:formula="of:=&quot;+DAMAGE_SPPT`&quot; &amp; TEXT( ([.C228] * 0.01); &quot;0.00000&quot; )" office:value-type="string" office:string-value="+DAMAGE_SPPT`1.48000" calcext:value-type="string">
            <text:p>+DAMAGE_SPPT`1.48000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Support T&quot; &amp; TEXT( [.B229]; &quot;0&quot; )" office:value-type="string" office:string-value="Damage Upgrade Support T5" calcext:value-type="string">
            <text:p>Damage Upgrade Support T5</text:p>
          </table:table-cell>
          <table:table-cell office:value-type="float" office:value="5" calcext:value-type="float">
            <text:p>5</text:p>
          </table:table-cell>
          <table:table-cell table:formula="of:=LERP_BY_TYPE( 112; 160; [.B229] )" office:value-type="float" office:value="160" calcext:value-type="float">
            <text:p>160</text:p>
          </table:table-cell>
          <table:table-cell office:value-type="float" office:value="0" calcext:value-type="float">
            <text:p>0.0000</text:p>
          </table:table-cell>
          <table:table-cell table:formula="of:=DRAIN( 4; 20;  0; 8;  1; 1.165; [.B229] )" office:value-type="string" office:string-value="20 8 1.16500" calcext:value-type="string">
            <text:p>20 8 1.16500</text:p>
          </table:table-cell>
          <table:table-cell office:value-type="float" office:value="1" calcext:value-type="float">
            <text:p>1</text:p>
          </table:table-cell>
          <table:table-cell table:formula="of:=LERP_BY_TYPE_SKEWED( 30125; 1462500; [.B229]; 1.625 )" office:value-type="float" office:value="1462500" calcext:value-type="float">
            <text:p>1462500</text:p>
          </table:table-cell>
          <table:table-cell table:formula="of:=TEXT( [.C229]; &quot;0&quot; ) &amp; &quot;% Damage&quot;" office:value-type="string" office:string-value="160% Damage" calcext:value-type="string">
            <text:p>160% Damage</text:p>
          </table:table-cell>
          <table:table-cell/>
          <table:table-cell table:formula="of:=&quot;+DAMAGE_SPPT`&quot; &amp; TEXT( ([.C229] * 0.01); &quot;0.00000&quot; )" office:value-type="string" office:string-value="+DAMAGE_SPPT`1.60000" calcext:value-type="string">
            <text:p>+DAMAGE_SPPT`1.60000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style-name="ce6" table:number-columns-repeated="14"/>
        </table:table-row>
        <table:table-row table:style-name="ro2">
          <table:table-cell table:formula="of:=&quot;Damage Upgrade Omni T&quot; &amp; TEXT( [.B231]; &quot;0&quot; )" office:value-type="string" office:string-value="Damage Upgrade Omni T1" calcext:value-type="string">
            <text:p>Damage Upgrade Omni T1</text:p>
          </table:table-cell>
          <table:table-cell office:value-type="float" office:value="1" calcext:value-type="float">
            <text:p>1</text:p>
          </table:table-cell>
          <table:table-cell table:formula="of:=LERP_BY_TYPE( 108; 140; [.B231] )" office:value-type="float" office:value="108" calcext:value-type="float">
            <text:p>108</text:p>
          </table:table-cell>
          <table:table-cell office:value-type="float" office:value="0" calcext:value-type="float">
            <text:p>0.0000</text:p>
          </table:table-cell>
          <table:table-cell table:formula="of:=DRAIN( 10; 50;  8; 32;  1; 2; [.B231] )" office:value-type="string" office:string-value="10 8 1.00000" calcext:value-type="string">
            <text:p>10 8 1.00000</text:p>
          </table:table-cell>
          <table:table-cell office:value-type="float" office:value="1" calcext:value-type="float">
            <text:p>1</text:p>
          </table:table-cell>
          <table:table-cell table:formula="of:=LERP_BY_TYPE_SKEWED( 82125; 3620120; [.B231]; 1.625 )" office:value-type="float" office:value="82125" calcext:value-type="float">
            <text:p>82125</text:p>
          </table:table-cell>
          <table:table-cell table:formula="of:=TEXT( [.C231]; &quot;0&quot; ) &amp; &quot;% Damage&quot;" office:value-type="string" office:string-value="108% Damage" calcext:value-type="string">
            <text:p>108% Damage</text:p>
          </table:table-cell>
          <table:table-cell office:value-type="string" calcext:value-type="string">
            <text:p>All Weapon Types</text:p>
          </table:table-cell>
          <table:table-cell table:formula="of:=&quot;+DAMAGE_BALL`&quot; &amp; TEXT( ([.C231] * 0.01); &quot;0.00000&quot; ) &amp; &quot; +DAMAGE_ENGY`&quot; &amp; TEXT( ([.C231] * 0.01); &quot;0.00000&quot; ) &amp; &quot; +DAMAGE_MSSL`&quot; &amp; TEXT( ([.C231] * 0.01); &quot;0.00000&quot; ) &amp; &quot; +DAMAGE_SPPT`&quot; &amp; TEXT( ([.C231] * 0.01); &quot;0.00000&quot; )" office:value-type="string" office:string-value="+DAMAGE_BALL`1.08000 +DAMAGE_ENGY`1.08000 +DAMAGE_MSSL`1.08000 +DAMAGE_SPPT`1.08000" calcext:value-type="string">
            <text:p>+DAMAGE_BALL`1.08000 +DAMAGE_ENGY`1.08000 +DAMAGE_MSSL`1.08000 +DAMAGE_SPPT`1.08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Omni T&quot; &amp; TEXT( [.B232]; &quot;0&quot; )" office:value-type="string" office:string-value="Damage Upgrade Omni T2" calcext:value-type="string">
            <text:p>Damage Upgrade Omni T2</text:p>
          </table:table-cell>
          <table:table-cell office:value-type="float" office:value="2" calcext:value-type="float">
            <text:p>2</text:p>
          </table:table-cell>
          <table:table-cell table:formula="of:=LERP_BY_TYPE( 108; 140; [.B232] )" office:value-type="float" office:value="116" calcext:value-type="float">
            <text:p>116</text:p>
          </table:table-cell>
          <table:table-cell office:value-type="float" office:value="0" calcext:value-type="float">
            <text:p>0.0000</text:p>
          </table:table-cell>
          <table:table-cell table:formula="of:=DRAIN( 10; 50;  8; 32;  1; 2; [.B232] )" office:value-type="string" office:string-value="13 10 1.12500" calcext:value-type="string">
            <text:p>13 10 1.12500</text:p>
          </table:table-cell>
          <table:table-cell office:value-type="float" office:value="1" calcext:value-type="float">
            <text:p>1</text:p>
          </table:table-cell>
          <table:table-cell table:formula="of:=LERP_BY_TYPE_SKEWED( 82125; 3620120; [.B232]; 1.625 )" office:value-type="float" office:value="454011" calcext:value-type="float">
            <text:p>454011</text:p>
          </table:table-cell>
          <table:table-cell table:formula="of:=TEXT( [.C232]; &quot;0&quot; ) &amp; &quot;% Damage&quot;" office:value-type="string" office:string-value="116% Damage" calcext:value-type="string">
            <text:p>116% Damage</text:p>
          </table:table-cell>
          <table:table-cell office:value-type="string" calcext:value-type="string">
            <text:p>All Weapon Types</text:p>
          </table:table-cell>
          <table:table-cell table:formula="of:=&quot;+DAMAGE_BALL`&quot; &amp; TEXT( ([.C232] * 0.01); &quot;0.00000&quot; ) &amp; &quot; +DAMAGE_ENGY`&quot; &amp; TEXT( ([.C232] * 0.01); &quot;0.00000&quot; ) &amp; &quot; +DAMAGE_MSSL`&quot; &amp; TEXT( ([.C232] * 0.01); &quot;0.00000&quot; ) &amp; &quot; +DAMAGE_SPPT`&quot; &amp; TEXT( ([.C232] * 0.01); &quot;0.00000&quot; )" office:value-type="string" office:string-value="+DAMAGE_BALL`1.16000 +DAMAGE_ENGY`1.16000 +DAMAGE_MSSL`1.16000 +DAMAGE_SPPT`1.16000" calcext:value-type="string">
            <text:p>+DAMAGE_BALL`1.16000 +DAMAGE_ENGY`1.16000 +DAMAGE_MSSL`1.16000 +DAMAGE_SPPT`1.16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Omni T&quot; &amp; TEXT( [.B233]; &quot;0&quot; )" office:value-type="string" office:string-value="Damage Upgrade Omni T3" calcext:value-type="string">
            <text:p>Damage Upgrade Omni T3</text:p>
          </table:table-cell>
          <table:table-cell office:value-type="float" office:value="3" calcext:value-type="float">
            <text:p>3</text:p>
          </table:table-cell>
          <table:table-cell table:formula="of:=LERP_BY_TYPE( 108; 140; [.B233] )" office:value-type="float" office:value="124" calcext:value-type="float">
            <text:p>124</text:p>
          </table:table-cell>
          <table:table-cell office:value-type="float" office:value="0" calcext:value-type="float">
            <text:p>0.0000</text:p>
          </table:table-cell>
          <table:table-cell table:formula="of:=DRAIN( 10; 50;  8; 32;  1; 2; [.B233] )" office:value-type="string" office:string-value="20 14 1.35355" calcext:value-type="string">
            <text:p>20 14 1.35355</text:p>
          </table:table-cell>
          <table:table-cell office:value-type="float" office:value="1" calcext:value-type="float">
            <text:p>1</text:p>
          </table:table-cell>
          <table:table-cell table:formula="of:=LERP_BY_TYPE_SKEWED( 82125; 3620120; [.B233]; 1.625 )" office:value-type="float" office:value="1229178" calcext:value-type="float">
            <text:p>1229178</text:p>
          </table:table-cell>
          <table:table-cell table:formula="of:=TEXT( [.C233]; &quot;0&quot; ) &amp; &quot;% Damage&quot;" office:value-type="string" office:string-value="124% Damage" calcext:value-type="string">
            <text:p>124% Damage</text:p>
          </table:table-cell>
          <table:table-cell office:value-type="string" calcext:value-type="string">
            <text:p>All Weapon Types</text:p>
          </table:table-cell>
          <table:table-cell table:formula="of:=&quot;+DAMAGE_BALL`&quot; &amp; TEXT( ([.C233] * 0.01); &quot;0.00000&quot; ) &amp; &quot; +DAMAGE_ENGY`&quot; &amp; TEXT( ([.C233] * 0.01); &quot;0.00000&quot; ) &amp; &quot; +DAMAGE_MSSL`&quot; &amp; TEXT( ([.C233] * 0.01); &quot;0.00000&quot; ) &amp; &quot; +DAMAGE_SPPT`&quot; &amp; TEXT( ([.C233] * 0.01); &quot;0.00000&quot; )" office:value-type="string" office:string-value="+DAMAGE_BALL`1.24000 +DAMAGE_ENGY`1.24000 +DAMAGE_MSSL`1.24000 +DAMAGE_SPPT`1.24000" calcext:value-type="string">
            <text:p>+DAMAGE_BALL`1.24000 +DAMAGE_ENGY`1.24000 +DAMAGE_MSSL`1.24000 +DAMAGE_SPPT`1.24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Omni T&quot; &amp; TEXT( [.B234]; &quot;0&quot; )" office:value-type="string" office:string-value="Damage Upgrade Omni T4" calcext:value-type="string">
            <text:p>Damage Upgrade Omni T4</text:p>
          </table:table-cell>
          <table:table-cell office:value-type="float" office:value="4" calcext:value-type="float">
            <text:p>4</text:p>
          </table:table-cell>
          <table:table-cell table:formula="of:=LERP_BY_TYPE( 108; 140; [.B234] )" office:value-type="float" office:value="132" calcext:value-type="float">
            <text:p>132</text:p>
          </table:table-cell>
          <table:table-cell office:value-type="float" office:value="0" calcext:value-type="float">
            <text:p>0.0000</text:p>
          </table:table-cell>
          <table:table-cell table:formula="of:=DRAIN( 10; 50;  8; 32;  1; 2; [.B234] )" office:value-type="string" office:string-value="33 22 1.64952" calcext:value-type="string">
            <text:p>33 22 1.64952</text:p>
          </table:table-cell>
          <table:table-cell office:value-type="float" office:value="1" calcext:value-type="float">
            <text:p>1</text:p>
          </table:table-cell>
          <table:table-cell table:formula="of:=LERP_BY_TYPE_SKEWED( 82125; 3620120; [.B234]; 1.625 )" office:value-type="float" office:value="2298952" calcext:value-type="float">
            <text:p>2298952</text:p>
          </table:table-cell>
          <table:table-cell table:formula="of:=TEXT( [.C234]; &quot;0&quot; ) &amp; &quot;% Damage&quot;" office:value-type="string" office:string-value="132% Damage" calcext:value-type="string">
            <text:p>132% Damage</text:p>
          </table:table-cell>
          <table:table-cell office:value-type="string" calcext:value-type="string">
            <text:p>All Weapon Types</text:p>
          </table:table-cell>
          <table:table-cell table:formula="of:=&quot;+DAMAGE_BALL`&quot; &amp; TEXT( ([.C234] * 0.01); &quot;0.00000&quot; ) &amp; &quot; +DAMAGE_ENGY`&quot; &amp; TEXT( ([.C234] * 0.01); &quot;0.00000&quot; ) &amp; &quot; +DAMAGE_MSSL`&quot; &amp; TEXT( ([.C234] * 0.01); &quot;0.00000&quot; ) &amp; &quot; +DAMAGE_SPPT`&quot; &amp; TEXT( ([.C234] * 0.01); &quot;0.00000&quot; )" office:value-type="string" office:string-value="+DAMAGE_BALL`1.32000 +DAMAGE_ENGY`1.32000 +DAMAGE_MSSL`1.32000 +DAMAGE_SPPT`1.32000" calcext:value-type="string">
            <text:p>+DAMAGE_BALL`1.32000 +DAMAGE_ENGY`1.32000 +DAMAGE_MSSL`1.32000 +DAMAGE_SPPT`1.32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formula="of:=&quot;Damage Upgrade Omni T&quot; &amp; TEXT( [.B235]; &quot;0&quot; )" office:value-type="string" office:string-value="Damage Upgrade Omni T5" calcext:value-type="string">
            <text:p>Damage Upgrade Omni T5</text:p>
          </table:table-cell>
          <table:table-cell office:value-type="float" office:value="5" calcext:value-type="float">
            <text:p>5</text:p>
          </table:table-cell>
          <table:table-cell table:formula="of:=LERP_BY_TYPE( 108; 140; [.B235] )" office:value-type="float" office:value="140" calcext:value-type="float">
            <text:p>140</text:p>
          </table:table-cell>
          <table:table-cell office:value-type="float" office:value="0" calcext:value-type="float">
            <text:p>0.0000</text:p>
          </table:table-cell>
          <table:table-cell table:formula="of:=DRAIN( 10; 50;  8; 32;  1; 2; [.B235] )" office:value-type="string" office:string-value="50 32 2.00000" calcext:value-type="string">
            <text:p>50 32 2.00000</text:p>
          </table:table-cell>
          <table:table-cell office:value-type="float" office:value="1" calcext:value-type="float">
            <text:p>1</text:p>
          </table:table-cell>
          <table:table-cell table:formula="of:=LERP_BY_TYPE_SKEWED( 82125; 3620120; [.B235]; 1.625 )" office:value-type="float" office:value="3620120" calcext:value-type="float">
            <text:p>3620120</text:p>
          </table:table-cell>
          <table:table-cell table:formula="of:=TEXT( [.C235]; &quot;0&quot; ) &amp; &quot;% Damage&quot;" office:value-type="string" office:string-value="140% Damage" calcext:value-type="string">
            <text:p>140% Damage</text:p>
          </table:table-cell>
          <table:table-cell office:value-type="string" calcext:value-type="string">
            <text:p>All Weapon Types</text:p>
          </table:table-cell>
          <table:table-cell table:formula="of:=&quot;+DAMAGE_BALL`&quot; &amp; TEXT( ([.C235] * 0.01); &quot;0.00000&quot; ) &amp; &quot; +DAMAGE_ENGY`&quot; &amp; TEXT( ([.C235] * 0.01); &quot;0.00000&quot; ) &amp; &quot; +DAMAGE_MSSL`&quot; &amp; TEXT( ([.C235] * 0.01); &quot;0.00000&quot; ) &amp; &quot; +DAMAGE_SPPT`&quot; &amp; TEXT( ([.C235] * 0.01); &quot;0.00000&quot; )" office:value-type="string" office:string-value="+DAMAGE_BALL`1.40000 +DAMAGE_ENGY`1.40000 +DAMAGE_MSSL`1.40000 +DAMAGE_SPPT`1.40000" calcext:value-type="string">
            <text:p>+DAMAGE_BALL`1.40000 +DAMAGE_ENGY`1.40000 +DAMAGE_MSSL`1.40000 +DAMAGE_SPPT`1.40000</text:p>
          </table:table-cell>
          <table:table-cell/>
          <table:table-cell office:value-type="string" calcext:value-type="string">
            <text:p>specialEquip_Mele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eapon Damage Upgrade</text:p>
          </table:table-cell>
        </table:table-row>
        <table:table-row table:style-name="ro2">
          <table:table-cell table:style-name="ce6" table:number-columns-repeated="14"/>
        </table:table-row>
      </table:table>
      <table:named-expressions>
        <table:named-expression table:name="Reaper_Drain_Standard" table:base-cell-address="$Sheet1.$Q$35" table:expression="7.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39in" fo:margin-bottom="0.7874in" fo:margin-left="0.2638in" fo:margin-right="0.0957in"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7:35:37.34014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8:21:29.886365500</meta:creation-date>
    <meta:generator>LibreOffice/25.8.3.2$Windows_X86_64 LibreOffice_project/8ca8d55c161d602844f5428fa4b58097424e324e</meta:generator>
    <dc:date>2025-12-28T17:43:50.608895700</dc:date>
    <meta:editing-duration>P1DT21H36M8S</meta:editing-duration>
    <meta:editing-cycles>139</meta:editing-cycles>
    <meta:print-date>2025-11-23T00:16:54.454616100</meta:print-date>
    <meta:printed-by>PDF files</meta:printed-by>
    <meta:document-statistic meta:table-count="1" meta:cell-count="203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LERP(a,b,t)
	LERP = (a * (1.0 - t)) + (b * t)
End Function

Function LERP_BY_TYPE(a,b,t)
    Dim oFunc As Object
	Dim type_factor As Double, lerped As Double
    oFunc = createUnoService("com.sun.star.sheet.FunctionAccess")	
    type_factor = (t - 1) / 4.0
	
	lerped = (a * (1.0 - type_factor)) + (b * type_factor)

	LERP_BY_TYPE = oFunc.callFunction("ROUND", Array(lerped, 0))
End Function

Function LERP_BY_TYPE_SKEWED(a,b,t,skew)
    Dim oFunc As Object
	Dim type_factor As Double, lerped As Double
    oFunc = createUnoService("com.sun.star.sheet.FunctionAccess")	
    type_factor = (t - 1) / 4.0
    type_factor = type_factor^skew
	
	lerped = (a * (1.0 - type_factor)) + (b * type_factor)

	LERP_BY_TYPE_SKEWED = oFunc.callFunction("ROUND", Array(lerped, 0))
End Function

Function LERP_ROUND(a,b,t)
    Dim oFunc As Object
	Dim type_factor As Double, lerped As Double
    oFunc = createUnoService("com.sun.star.sheet.FunctionAccess")	
    type_factor = t
	
	lerped = (a * (1.0 - type_factor)) + (b * type_factor)

	LERP_ROUND = oFunc.callFunction("ROUND", Array(lerped, 0))
End Function

Function LERP_ROUND_SKEWED(a,b,t,skew)
    Dim oFunc As Object
	Dim type_factor As Double, lerped As Double
    oFunc = createUnoService("com.sun.star.sheet.FunctionAccess")	
    type_factor = t
    type_factor = type_factor^skew
	
	lerped = (a * (1.0 - type_factor)) + (b * type_factor)

	LERP_ROUND_SKEWED = oFunc.callFunction("ROUND", Array(lerped, 0))
End Function

Function DRAIN(heat0,heat1,heat_limit0,heat_limit1,damage0,damage1,gear_type)
    Dim oFunc As Object
    oFunc = createUnoService("com.sun.star.sheet.FunctionAccess")
    
    Dim cost_heat As Double, cost_heat_limit As Double, cost_damage As Double

	cost_heat = LERP_BY_TYPE_SKEWED(heat0, heat1, gear_type, 2)
	cost_heat_limit = LERP_BY_TYPE_SKEWED(heat_limit0, heat_limit1, gear_type, 2)
	cost_damage = LERP_BY_TYPE_SKEWED(damage0 * 100000, damage1 * 100000, gear_type, 1.5) / 100000
	
	DRAIN = oFunc.callFunction("TEXT", Array(cost_heat, "0")) &amp; " " &amp; oFunc.callFunction("TEXT", Array(cost_heat_limit, "0")) &amp; " " &amp; oFunc.callFunction("TEXT", Array(cost_damage, "0.00000")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